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55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2" calcext:value-type="float">
            <text:p>0.2892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476" calcext:value-type="float">
            <text:p>0.347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64" calcext:value-type="float">
            <text:p>0.64</text:p>
          </table:table-cell>
          <table:table-cell office:value-type="float" office:value="0.33672" calcext:value-type="float">
            <text:p>0.336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4" calcext:value-type="float">
            <text:p>0.314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692" calcext:value-type="float">
            <text:p>0.369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64" calcext:value-type="float">
            <text:p>0.64</text:p>
          </table:table-cell>
          <table:table-cell office:value-type="float" office:value="0.34268" calcext:value-type="float">
            <text:p>0.342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3036" calcext:value-type="float">
            <text:p>0.3036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692" calcext:value-type="float">
            <text:p>0.369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74" calcext:value-type="float">
            <text:p>0.474</text:p>
          </table:table-cell>
          <table:table-cell office:value-type="float" office:value="0.64" calcext:value-type="float">
            <text:p>0.64</text:p>
          </table:table-cell>
          <table:table-cell office:value-type="float" office:value="0.36004" calcext:value-type="float">
            <text:p>0.360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2896" calcext:value-type="float">
            <text:p>0.2896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76" calcext:value-type="float">
            <text:p>0.357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64" calcext:value-type="float">
            <text:p>0.64</text:p>
          </table:table-cell>
          <table:table-cell office:value-type="float" office:value="0.36624" calcext:value-type="float">
            <text:p>0.366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712" calcext:value-type="float">
            <text:p>0.271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544" calcext:value-type="float">
            <text:p>0.544</text:p>
          </table:table-cell>
          <table:table-cell office:value-type="float" office:value="0.64" calcext:value-type="float">
            <text:p>0.64</text:p>
          </table:table-cell>
          <table:table-cell office:value-type="float" office:value="0.38024" calcext:value-type="float">
            <text:p>0.380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992" calcext:value-type="float">
            <text:p>0.399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546" calcext:value-type="float">
            <text:p>0.546</text:p>
          </table:table-cell>
          <table:table-cell office:value-type="float" office:value="0.64" calcext:value-type="float">
            <text:p>0.64</text:p>
          </table:table-cell>
          <table:table-cell office:value-type="float" office:value="0.37988" calcext:value-type="float">
            <text:p>0.379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8" calcext:value-type="float">
            <text:p>0.128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3224" calcext:value-type="float">
            <text:p>0.322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964" calcext:value-type="float">
            <text:p>0.396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64" calcext:value-type="float">
            <text:p>0.64</text:p>
          </table:table-cell>
          <table:table-cell office:value-type="float" office:value="0.38896" calcext:value-type="float">
            <text:p>0.388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28" calcext:value-type="float">
            <text:p>0.3828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56" calcext:value-type="float">
            <text:p>0.656</text:p>
          </table:table-cell>
          <table:table-cell office:value-type="float" office:value="0.40576" calcext:value-type="float">
            <text:p>0.405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644" calcext:value-type="float">
            <text:p>0.364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656" calcext:value-type="float">
            <text:p>0.656</text:p>
          </table:table-cell>
          <table:table-cell office:value-type="float" office:value="0.41976" calcext:value-type="float">
            <text:p>0.419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" calcext:value-type="float">
            <text:p>0.29</text:p>
          </table:table-cell>
          <table:table-cell office:value-type="float" office:value="0.348" calcext:value-type="float">
            <text:p>0.348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2128" calcext:value-type="float">
            <text:p>0.421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684" calcext:value-type="float">
            <text:p>0.368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42888" calcext:value-type="float">
            <text:p>0.428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0.3752" calcext:value-type="float">
            <text:p>0.375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64" calcext:value-type="float">
            <text:p>0.664</text:p>
          </table:table-cell>
          <table:table-cell office:value-type="float" office:value="0.4408" calcext:value-type="float">
            <text:p>0.44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6" calcext:value-type="float">
            <text:p>0.36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4348" calcext:value-type="float">
            <text:p>0.443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" calcext:value-type="float">
            <text:p>0.16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3712" calcext:value-type="float">
            <text:p>0.371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8" calcext:value-type="float">
            <text:p>0.68</text:p>
          </table:table-cell>
          <table:table-cell office:value-type="float" office:value="0.45276" calcext:value-type="float">
            <text:p>0.452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728" calcext:value-type="float">
            <text:p>0.728</text:p>
          </table:table-cell>
          <table:table-cell office:value-type="float" office:value="0.45284" calcext:value-type="float">
            <text:p>0.452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716" calcext:value-type="float">
            <text:p>0.371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28" calcext:value-type="float">
            <text:p>0.728</text:p>
          </table:table-cell>
          <table:table-cell office:value-type="float" office:value="0.46568" calcext:value-type="float">
            <text:p>0.465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728" calcext:value-type="float">
            <text:p>0.728</text:p>
          </table:table-cell>
          <table:table-cell office:value-type="float" office:value="0.46876" calcext:value-type="float">
            <text:p>0.468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972" calcext:value-type="float">
            <text:p>0.397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28" calcext:value-type="float">
            <text:p>0.728</text:p>
          </table:table-cell>
          <table:table-cell office:value-type="float" office:value="0.47788" calcext:value-type="float">
            <text:p>0.477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3856" calcext:value-type="float">
            <text:p>0.385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6" calcext:value-type="float">
            <text:p>0.56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28" calcext:value-type="float">
            <text:p>0.728</text:p>
          </table:table-cell>
          <table:table-cell office:value-type="float" office:value="0.48544" calcext:value-type="float">
            <text:p>0.485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752" calcext:value-type="float">
            <text:p>0.752</text:p>
          </table:table-cell>
          <table:table-cell office:value-type="float" office:value="0.5016" calcext:value-type="float">
            <text:p>0.50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48912" calcext:value-type="float">
            <text:p>0.489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48" calcext:value-type="float">
            <text:p>0.304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752" calcext:value-type="float">
            <text:p>0.752</text:p>
          </table:table-cell>
          <table:table-cell office:value-type="float" office:value="0.48788" calcext:value-type="float">
            <text:p>0.487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4" calcext:value-type="float">
            <text:p>0.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84" calcext:value-type="float">
            <text:p>0.684</text:p>
          </table:table-cell>
          <table:table-cell office:value-type="float" office:value="0.752" calcext:value-type="float">
            <text:p>0.752</text:p>
          </table:table-cell>
          <table:table-cell office:value-type="float" office:value="0.50164" calcext:value-type="float">
            <text:p>0.501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6" calcext:value-type="float">
            <text:p>0.136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4" calcext:value-type="float">
            <text:p>0.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598" calcext:value-type="float">
            <text:p>0.598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52" calcext:value-type="float">
            <text:p>0.752</text:p>
          </table:table-cell>
          <table:table-cell office:value-type="float" office:value="0.5104" calcext:value-type="float">
            <text:p>0.51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" calcext:value-type="float">
            <text:p>0.4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04" calcext:value-type="float">
            <text:p>0.7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5134" calcext:value-type="float">
            <text:p>0.51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4" calcext:value-type="float">
            <text:p>0.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51116" calcext:value-type="float">
            <text:p>0.511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" calcext:value-type="float">
            <text:p>0.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848" calcext:value-type="float">
            <text:p>0.848</text:p>
          </table:table-cell>
          <table:table-cell office:value-type="float" office:value="0.52828" calcext:value-type="float">
            <text:p>0.528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53548" calcext:value-type="float">
            <text:p>0.535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44" calcext:value-type="float">
            <text:p>0.7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54044" calcext:value-type="float">
            <text:p>0.540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" calcext:value-type="float">
            <text:p>0.41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48" calcext:value-type="float">
            <text:p>0.848</text:p>
          </table:table-cell>
          <table:table-cell office:value-type="float" office:value="0.54848" calcext:value-type="float">
            <text:p>0.548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55136" calcext:value-type="float">
            <text:p>0.5513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848" calcext:value-type="float">
            <text:p>0.848</text:p>
          </table:table-cell>
          <table:table-cell office:value-type="float" office:value="0.55264" calcext:value-type="float">
            <text:p>0.5526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41" calcext:value-type="float">
            <text:p>0.41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56244" calcext:value-type="float">
            <text:p>0.562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18" calcext:value-type="float">
            <text:p>0.818</text:p>
          </table:table-cell>
          <table:table-cell office:value-type="float" office:value="0.904" calcext:value-type="float">
            <text:p>0.904</text:p>
          </table:table-cell>
          <table:table-cell office:value-type="float" office:value="0.58628" calcext:value-type="float">
            <text:p>0.586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3" calcext:value-type="float">
            <text:p>0.63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58232" calcext:value-type="float">
            <text:p>0.582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4628" calcext:value-type="float">
            <text:p>0.4628</text:p>
          </table:table-cell>
          <table:table-cell office:value-type="float" office:value="0.534" calcext:value-type="float">
            <text:p>0.534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5" calcext:value-type="float">
            <text:p>0.65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944" calcext:value-type="float">
            <text:p>0.944</text:p>
          </table:table-cell>
          <table:table-cell office:value-type="float" office:value="0.59128" calcext:value-type="float">
            <text:p>0.5912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56" calcext:value-type="float">
            <text:p>0.56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22" calcext:value-type="float">
            <text:p>0.822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752" calcext:value-type="float">
            <text:p>0.5875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59776" calcext:value-type="float">
            <text:p>0.5977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8" calcext:value-type="float">
            <text:p>0.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44" calcext:value-type="float">
            <text:p>0.944</text:p>
          </table:table-cell>
          <table:table-cell office:value-type="float" office:value="0.60168" calcext:value-type="float">
            <text:p>0.6016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61704" calcext:value-type="float">
            <text:p>0.6170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24" calcext:value-type="float">
            <text:p>0.624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806" calcext:value-type="float">
            <text:p>0.806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44" calcext:value-type="float">
            <text:p>0.944</text:p>
          </table:table-cell>
          <table:table-cell office:value-type="float" office:value="0.62508" calcext:value-type="float">
            <text:p>0.6250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44" calcext:value-type="float">
            <text:p>0.944</text:p>
          </table:table-cell>
          <table:table-cell office:value-type="float" office:value="0.64468" calcext:value-type="float">
            <text:p>0.644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2" calcext:value-type="float">
            <text:p>0.3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91" calcext:value-type="float">
            <text:p>0.91</text:p>
          </table:table-cell>
          <table:table-cell office:value-type="float" office:value="0.944" calcext:value-type="float">
            <text:p>0.944</text:p>
          </table:table-cell>
          <table:table-cell office:value-type="float" office:value="0.65416" calcext:value-type="float">
            <text:p>0.654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4" calcext:value-type="float">
            <text:p>0.304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6" calcext:value-type="float">
            <text:p>0.96</text:p>
          </table:table-cell>
          <table:table-cell office:value-type="float" office:value="0.66708" calcext:value-type="float">
            <text:p>0.6670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" calcext:value-type="float">
            <text:p>0.3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864" calcext:value-type="float">
            <text:p>0.86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6" calcext:value-type="float">
            <text:p>0.96</text:p>
          </table:table-cell>
          <table:table-cell office:value-type="float" office:value="0.67936" calcext:value-type="float">
            <text:p>0.6793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1" calcext:value-type="float">
            <text:p>0.6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6" calcext:value-type="float">
            <text:p>0.96</text:p>
          </table:table-cell>
          <table:table-cell office:value-type="float" office:value="0.70384" calcext:value-type="float">
            <text:p>0.703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6" calcext:value-type="float">
            <text:p>0.96</text:p>
          </table:table-cell>
          <table:table-cell office:value-type="float" office:value="0.7296" calcext:value-type="float">
            <text:p>0.72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6" calcext:value-type="float">
            <text:p>0.33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6" calcext:value-type="float">
            <text:p>0.96</text:p>
          </table:table-cell>
          <table:table-cell office:value-type="float" office:value="0.75984" calcext:value-type="float">
            <text:p>0.7598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98" calcext:value-type="float">
            <text:p>0.69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6" calcext:value-type="float">
            <text:p>0.96</text:p>
          </table:table-cell>
          <table:table-cell office:value-type="float" office:value="0.76284" calcext:value-type="float">
            <text:p>0.7628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2" calcext:value-type="float">
            <text:p>0.52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6" calcext:value-type="float">
            <text:p>0.96</text:p>
          </table:table-cell>
          <table:table-cell office:value-type="float" office:value="0.78292" calcext:value-type="float">
            <text:p>0.782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6" calcext:value-type="float">
            <text:p>0.96</text:p>
          </table:table-cell>
          <table:table-cell office:value-type="float" office:value="0.79564" calcext:value-type="float">
            <text:p>0.795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.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6" calcext:value-type="float">
            <text:p>0.96</text:p>
          </table:table-cell>
          <table:table-cell office:value-type="float" office:value="0.81452" calcext:value-type="float">
            <text:p>0.814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6" calcext:value-type="float">
            <text:p>0.96</text:p>
          </table:table-cell>
          <table:table-cell office:value-type="float" office:value="0.83536" calcext:value-type="float">
            <text:p>0.8353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8" calcext:value-type="float">
            <text:p>0.52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" calcext:value-type="float">
            <text:p>0.96</text:p>
          </table:table-cell>
          <table:table-cell office:value-type="float" office:value="0.82564" calcext:value-type="float">
            <text:p>0.8256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6" calcext:value-type="float">
            <text:p>0.66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6" calcext:value-type="float">
            <text:p>0.96</text:p>
          </table:table-cell>
          <table:table-cell office:value-type="float" office:value="0.83792" calcext:value-type="float">
            <text:p>0.837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6" calcext:value-type="float">
            <text:p>0.296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6" calcext:value-type="float">
            <text:p>0.96</text:p>
          </table:table-cell>
          <table:table-cell office:value-type="float" office:value="0.82496" calcext:value-type="float">
            <text:p>0.824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48" calcext:value-type="float">
            <text:p>0.648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6" calcext:value-type="float">
            <text:p>0.96</text:p>
          </table:table-cell>
          <table:table-cell office:value-type="float" office:value="0.82044" calcext:value-type="float">
            <text:p>0.8204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96" calcext:value-type="float">
            <text:p>0.296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6" calcext:value-type="float">
            <text:p>0.96</text:p>
          </table:table-cell>
          <table:table-cell office:value-type="float" office:value="0.83452" calcext:value-type="float">
            <text:p>0.834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5" calcext:value-type="float">
            <text:p>0.6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6" calcext:value-type="float">
            <text:p>0.96</text:p>
          </table:table-cell>
          <table:table-cell office:value-type="float" office:value="0.85972" calcext:value-type="float">
            <text:p>0.8597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.4</text:p>
          </table:table-cell>
          <table:table-cell office:value-type="float" office:value="0.648" calcext:value-type="float">
            <text:p>0.648</text:p>
          </table:table-cell>
          <table:table-cell office:value-type="float" office:value="0.792" calcext:value-type="float">
            <text:p>0.792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6508" calcext:value-type="float">
            <text:p>0.865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776" calcext:value-type="float">
            <text:p>0.776</text:p>
          </table:table-cell>
          <table:table-cell office:value-type="float" office:value="0.83" calcext:value-type="float">
            <text:p>0.83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6" calcext:value-type="float">
            <text:p>0.96</text:p>
          </table:table-cell>
          <table:table-cell office:value-type="float" office:value="0.85764" calcext:value-type="float">
            <text:p>0.857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7" calcext:value-type="float">
            <text:p>0.87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5736" calcext:value-type="float">
            <text:p>0.857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" calcext:value-type="float">
            <text:p>0.96</text:p>
          </table:table-cell>
          <table:table-cell office:value-type="float" office:value="0.86716" calcext:value-type="float">
            <text:p>0.867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6" calcext:value-type="float">
            <text:p>0.96</text:p>
          </table:table-cell>
          <table:table-cell office:value-type="float" office:value="0.86588" calcext:value-type="float">
            <text:p>0.865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2" calcext:value-type="float">
            <text:p>0.352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6" calcext:value-type="float">
            <text:p>0.96</text:p>
          </table:table-cell>
          <table:table-cell office:value-type="float" office:value="0.86324" calcext:value-type="float">
            <text:p>0.863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7" calcext:value-type="float">
            <text:p>0.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6116" calcext:value-type="float">
            <text:p>0.861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6" calcext:value-type="float">
            <text:p>0.96</text:p>
          </table:table-cell>
          <table:table-cell office:value-type="float" office:value="0.86568" calcext:value-type="float">
            <text:p>0.865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84" calcext:value-type="float">
            <text:p>0.584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6" calcext:value-type="float">
            <text:p>0.96</text:p>
          </table:table-cell>
          <table:table-cell office:value-type="float" office:value="0.88452" calcext:value-type="float">
            <text:p>0.8845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32" calcext:value-type="float">
            <text:p>0.432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6" calcext:value-type="float">
            <text:p>0.96</text:p>
          </table:table-cell>
          <table:table-cell office:value-type="float" office:value="0.87888" calcext:value-type="float">
            <text:p>0.8788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" calcext:value-type="float">
            <text:p>0.52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" calcext:value-type="float">
            <text:p>0.96</text:p>
          </table:table-cell>
          <table:table-cell office:value-type="float" office:value="0.8788" calcext:value-type="float">
            <text:p>0.87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" calcext:value-type="float">
            <text:p>0.52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" calcext:value-type="float">
            <text:p>0.9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" calcext:value-type="float">
            <text:p>0.96</text:p>
          </table:table-cell>
          <table:table-cell office:value-type="float" office:value="0.8784" calcext:value-type="float">
            <text:p>0.878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6" calcext:value-type="float">
            <text:p>0.96</text:p>
          </table:table-cell>
          <table:table-cell office:value-type="float" office:value="0.88752" calcext:value-type="float">
            <text:p>0.8875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52" calcext:value-type="float">
            <text:p>0.552</text:p>
          </table:table-cell>
          <table:table-cell office:value-type="float" office:value="0.726" calcext:value-type="float">
            <text:p>0.726</text:p>
          </table:table-cell>
          <table:table-cell office:value-type="float" office:value="0.85" calcext:value-type="float">
            <text:p>0.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6" calcext:value-type="float">
            <text:p>0.96</text:p>
          </table:table-cell>
          <table:table-cell office:value-type="float" office:value="0.88672" calcext:value-type="float">
            <text:p>0.886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6" calcext:value-type="float">
            <text:p>0.576</text:p>
          </table:table-cell>
          <table:table-cell office:value-type="float" office:value="0.7028" calcext:value-type="float">
            <text:p>0.7028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" calcext:value-type="float">
            <text:p>0.96</text:p>
          </table:table-cell>
          <table:table-cell office:value-type="float" office:value="0.8846" calcext:value-type="float">
            <text:p>0.884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" calcext:value-type="float">
            <text:p>0.96</text:p>
          </table:table-cell>
          <table:table-cell office:value-type="float" office:value="0.87464" calcext:value-type="float">
            <text:p>0.874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52" calcext:value-type="float">
            <text:p>0.552</text:p>
          </table:table-cell>
          <table:table-cell office:value-type="float" office:value="0.69" calcext:value-type="float">
            <text:p>0.69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" calcext:value-type="float">
            <text:p>0.96</text:p>
          </table:table-cell>
          <table:table-cell office:value-type="float" office:value="0.87952" calcext:value-type="float">
            <text:p>0.8795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8896" calcext:value-type="float">
            <text:p>0.889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88" calcext:value-type="float">
            <text:p>0.8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" calcext:value-type="float">
            <text:p>0.96</text:p>
          </table:table-cell>
          <table:table-cell office:value-type="float" office:value="0.87512" calcext:value-type="float">
            <text:p>0.8751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6" calcext:value-type="float">
            <text:p>0.56</text:p>
          </table:table-cell>
          <table:table-cell office:value-type="float" office:value="0.636" calcext:value-type="float">
            <text:p>0.636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6" calcext:value-type="float">
            <text:p>0.96</text:p>
          </table:table-cell>
          <table:table-cell office:value-type="float" office:value="0.86516" calcext:value-type="float">
            <text:p>0.865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2" calcext:value-type="float">
            <text:p>0.812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6" calcext:value-type="float">
            <text:p>0.96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" calcext:value-type="float">
            <text:p>0.96</text:p>
          </table:table-cell>
          <table:table-cell office:value-type="float" office:value="0.8514" calcext:value-type="float">
            <text:p>0.85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" calcext:value-type="float">
            <text:p>0.96</text:p>
          </table:table-cell>
          <table:table-cell office:value-type="float" office:value="0.85196" calcext:value-type="float">
            <text:p>0.8519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6" calcext:value-type="float">
            <text:p>0.96</text:p>
          </table:table-cell>
          <table:table-cell office:value-type="float" office:value="0.86476" calcext:value-type="float">
            <text:p>0.864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9" calcext:value-type="float">
            <text:p>0.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6" calcext:value-type="float">
            <text:p>0.96</text:p>
          </table:table-cell>
          <table:table-cell office:value-type="float" office:value="0.87196" calcext:value-type="float">
            <text:p>0.8719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.6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6" calcext:value-type="float">
            <text:p>0.96</text:p>
          </table:table-cell>
          <table:table-cell office:value-type="float" office:value="0.87464" calcext:value-type="float">
            <text:p>0.874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744" calcext:value-type="float">
            <text:p>0.744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" calcext:value-type="float">
            <text:p>0.96</text:p>
          </table:table-cell>
          <table:table-cell office:value-type="float" office:value="0.87264" calcext:value-type="float">
            <text:p>0.872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624" calcext:value-type="float">
            <text:p>0.624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" calcext:value-type="float">
            <text:p>0.96</text:p>
          </table:table-cell>
          <table:table-cell office:value-type="float" office:value="0.87984" calcext:value-type="float">
            <text:p>0.8798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1" calcext:value-type="float">
            <text:p>0.9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" calcext:value-type="float">
            <text:p>0.96</text:p>
          </table:table-cell>
          <table:table-cell office:value-type="float" office:value="0.8872" calcext:value-type="float">
            <text:p>0.887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28" calcext:value-type="float">
            <text:p>0.528</text:p>
          </table:table-cell>
          <table:table-cell office:value-type="float" office:value="0.664" calcext:value-type="float">
            <text:p>0.664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6" calcext:value-type="float">
            <text:p>0.96</text:p>
          </table:table-cell>
          <table:table-cell office:value-type="float" office:value="0.89076" calcext:value-type="float">
            <text:p>0.890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28" calcext:value-type="float">
            <text:p>0.528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" calcext:value-type="float">
            <text:p>0.96</text:p>
          </table:table-cell>
          <table:table-cell office:value-type="float" office:value="0.90192" calcext:value-type="float">
            <text:p>0.901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8" calcext:value-type="float">
            <text:p>0.48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76" calcext:value-type="float">
            <text:p>0.9276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6" calcext:value-type="float">
            <text:p>0.96</text:p>
          </table:table-cell>
          <table:table-cell office:value-type="float" office:value="0.90584" calcext:value-type="float">
            <text:p>0.9058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36" calcext:value-type="float">
            <text:p>0.9236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" calcext:value-type="float">
            <text:p>0.96</text:p>
          </table:table-cell>
          <table:table-cell office:value-type="float" office:value="0.90788" calcext:value-type="float">
            <text:p>0.9078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" calcext:value-type="float">
            <text:p>0.96</text:p>
          </table:table-cell>
          <table:table-cell office:value-type="float" office:value="0.90212" calcext:value-type="float">
            <text:p>0.9021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766" calcext:value-type="float">
            <text:p>0.76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90268" calcext:value-type="float">
            <text:p>0.902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36" calcext:value-type="float">
            <text:p>0.53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89144" calcext:value-type="float">
            <text:p>0.8914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16" calcext:value-type="float">
            <text:p>0.416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16" calcext:value-type="float">
            <text:p>0.951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9196" calcext:value-type="float">
            <text:p>0.891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" calcext:value-type="float">
            <text:p>0.608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492" calcext:value-type="float">
            <text:p>0.949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256" calcext:value-type="float">
            <text:p>0.9025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08" calcext:value-type="float">
            <text:p>0.950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204" calcext:value-type="float">
            <text:p>0.9120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8" calcext:value-type="float">
            <text:p>0.608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76" calcext:value-type="float">
            <text:p>0.947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436" calcext:value-type="float">
            <text:p>0.9043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.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476" calcext:value-type="float">
            <text:p>0.947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9472" calcext:value-type="float">
            <text:p>0.894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504" calcext:value-type="float">
            <text:p>0.950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864" calcext:value-type="float">
            <text:p>0.908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492" calcext:value-type="float">
            <text:p>0.949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696" calcext:value-type="float">
            <text:p>0.906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524" calcext:value-type="float">
            <text:p>0.952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16" calcext:value-type="float">
            <text:p>0.90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4" calcext:value-type="float">
            <text:p>0.44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" calcext:value-type="float">
            <text:p>0.94</text:p>
          </table:table-cell>
          <table:table-cell office:value-type="float" office:value="0.9544" calcext:value-type="float">
            <text:p>0.954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288" calcext:value-type="float">
            <text:p>0.9028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8" calcext:value-type="float">
            <text:p>0.368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796" calcext:value-type="float">
            <text:p>0.9079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" calcext:value-type="float">
            <text:p>0.4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1" calcext:value-type="float">
            <text:p>0.91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32" calcext:value-type="float">
            <text:p>0.903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86" calcext:value-type="float">
            <text:p>0.898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52" calcext:value-type="float">
            <text:p>0.55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632" calcext:value-type="float">
            <text:p>0.8963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" calcext:value-type="float">
            <text:p>0.5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4" calcext:value-type="float">
            <text:p>0.94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416" calcext:value-type="float">
            <text:p>0.904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" calcext:value-type="float">
            <text:p>0.4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828" calcext:value-type="float">
            <text:p>0.9082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" calcext:value-type="float">
            <text:p>0.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752" calcext:value-type="float">
            <text:p>0.9075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92" calcext:value-type="float">
            <text:p>0.592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64" calcext:value-type="float">
            <text:p>0.914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4" calcext:value-type="float">
            <text:p>0.46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4" calcext:value-type="float">
            <text:p>0.9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" calcext:value-type="float">
            <text:p>0.95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76" calcext:value-type="float">
            <text:p>0.9207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32" calcext:value-type="float">
            <text:p>0.432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824" calcext:value-type="float">
            <text:p>0.918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" calcext:value-type="float">
            <text:p>0.6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96" calcext:value-type="float">
            <text:p>0.912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" calcext:value-type="float">
            <text:p>0.6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4" calcext:value-type="float">
            <text:p>0.94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4" calcext:value-type="float">
            <text:p>0.91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" calcext:value-type="float">
            <text:p>0.6</text:p>
          </table:table-cell>
          <table:table-cell office:value-type="float" office:value="0.708" calcext:value-type="float">
            <text:p>0.7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932" calcext:value-type="float">
            <text:p>0.909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" calcext:value-type="float">
            <text:p>0.4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8" calcext:value-type="float">
            <text:p>0.950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092" calcext:value-type="float">
            <text:p>0.9109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032" calcext:value-type="float">
            <text:p>0.7032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3" calcext:value-type="float">
            <text:p>0.9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48" calcext:value-type="float">
            <text:p>0.954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56" calcext:value-type="float">
            <text:p>0.9145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68" calcext:value-type="float">
            <text:p>0.568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4" calcext:value-type="float">
            <text:p>0.94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24" calcext:value-type="float">
            <text:p>0.952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4" calcext:value-type="float">
            <text:p>0.920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52" calcext:value-type="float">
            <text:p>0.955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736" calcext:value-type="float">
            <text:p>0.9173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48" calcext:value-type="float">
            <text:p>0.448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036" calcext:value-type="float">
            <text:p>0.910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36" calcext:value-type="float">
            <text:p>0.536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56" calcext:value-type="float">
            <text:p>0.955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856" calcext:value-type="float">
            <text:p>0.8985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" calcext:value-type="float">
            <text:p>0.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75" calcext:value-type="float">
            <text:p>0.7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588" calcext:value-type="float">
            <text:p>0.8758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" calcext:value-type="float">
            <text:p>0.4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" calcext:value-type="float">
            <text:p>0.62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" calcext:value-type="float">
            <text:p>0.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8" calcext:value-type="float">
            <text:p>0.952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688" calcext:value-type="float">
            <text:p>0.896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2" calcext:value-type="float">
            <text:p>0.32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4" calcext:value-type="float">
            <text:p>0.952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168" calcext:value-type="float">
            <text:p>0.9016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2" calcext:value-type="float">
            <text:p>0.32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848" calcext:value-type="float">
            <text:p>0.8884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16" calcext:value-type="float">
            <text:p>0.416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32" calcext:value-type="float">
            <text:p>0.953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744" calcext:value-type="float">
            <text:p>0.8974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" calcext:value-type="float">
            <text:p>0.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96" calcext:value-type="float">
            <text:p>0.959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636" calcext:value-type="float">
            <text:p>0.8963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4" calcext:value-type="float">
            <text:p>0.44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" calcext:value-type="float">
            <text:p>0.94</text:p>
          </table:table-cell>
          <table:table-cell office:value-type="float" office:value="0.9492" calcext:value-type="float">
            <text:p>0.949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552" calcext:value-type="float">
            <text:p>0.9055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468" calcext:value-type="float">
            <text:p>0.946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98" calcext:value-type="float">
            <text:p>0.899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" calcext:value-type="float">
            <text:p>0.6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64" calcext:value-type="float">
            <text:p>0.946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56" calcext:value-type="float">
            <text:p>0.90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" calcext:value-type="float">
            <text:p>0.6</text:p>
          </table:table-cell>
          <table:table-cell office:value-type="float" office:value="0.716" calcext:value-type="float">
            <text:p>0.716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16" calcext:value-type="float">
            <text:p>0.951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108" calcext:value-type="float">
            <text:p>0.9110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" calcext:value-type="float">
            <text:p>0.6</text:p>
          </table:table-cell>
          <table:table-cell office:value-type="float" office:value="0.654" calcext:value-type="float">
            <text:p>0.654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448" calcext:value-type="float">
            <text:p>0.944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976" calcext:value-type="float">
            <text:p>0.8997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" calcext:value-type="float">
            <text:p>0.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72" calcext:value-type="float">
            <text:p>0.87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896" calcext:value-type="float">
            <text:p>0.918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" calcext:value-type="float">
            <text:p>0.4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516" calcext:value-type="float">
            <text:p>0.951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596" calcext:value-type="float">
            <text:p>0.905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" calcext:value-type="float">
            <text:p>0.4</text:p>
          </table:table-cell>
          <table:table-cell office:value-type="float" office:value="0.716" calcext:value-type="float">
            <text:p>0.716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44" calcext:value-type="float">
            <text:p>0.9144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84" calcext:value-type="float">
            <text:p>0.584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96" calcext:value-type="float">
            <text:p>0.949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" calcext:value-type="float">
            <text:p>0.91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92" calcext:value-type="float">
            <text:p>0.592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92" calcext:value-type="float">
            <text:p>0.94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28" calcext:value-type="float">
            <text:p>0.9122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76" calcext:value-type="float">
            <text:p>0.576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" calcext:value-type="float">
            <text:p>0.9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94" calcext:value-type="float">
            <text:p>0.89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512" calcext:value-type="float">
            <text:p>0.951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48" calcext:value-type="float">
            <text:p>0.89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88" calcext:value-type="float">
            <text:p>0.95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96" calcext:value-type="float">
            <text:p>0.879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" calcext:value-type="float">
            <text:p>0.6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" calcext:value-type="float">
            <text:p>0.91</text:p>
          </table:table-cell>
          <table:table-cell office:value-type="float" office:value="0.9544" calcext:value-type="float">
            <text:p>0.954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828" calcext:value-type="float">
            <text:p>0.8982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564" calcext:value-type="float">
            <text:p>0.9564</text:p>
          </table:table-cell>
          <table:table-cell table:number-columns-repeated="3" office:value-type="float" office:value="0.96" calcext:value-type="float">
            <text:p>0.9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88912" calcext:value-type="float">
            <text:p>0.8891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364" calcext:value-type="float">
            <text:p>0.936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816" calcext:value-type="float">
            <text:p>0.898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" calcext:value-type="float">
            <text:p>0.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456" calcext:value-type="float">
            <text:p>0.945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" calcext:value-type="float">
            <text:p>0.4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0256" calcext:value-type="float">
            <text:p>0.9025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476" calcext:value-type="float">
            <text:p>0.947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112" calcext:value-type="float">
            <text:p>0.8911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76" calcext:value-type="float">
            <text:p>0.76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72" calcext:value-type="float">
            <text:p>0.947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208" calcext:value-type="float">
            <text:p>0.892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" calcext:value-type="float">
            <text:p>0.4</text:p>
          </table:table-cell>
          <table:table-cell office:value-type="float" office:value="0.646" calcext:value-type="float">
            <text:p>0.646</text:p>
          </table:table-cell>
          <table:table-cell office:value-type="float" office:value="0.782" calcext:value-type="float">
            <text:p>0.78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58" calcext:value-type="float">
            <text:p>0.95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028" calcext:value-type="float">
            <text:p>0.9002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2" calcext:value-type="float">
            <text:p>0.52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96" calcext:value-type="float">
            <text:p>0.959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948" calcext:value-type="float">
            <text:p>0.9094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92" calcext:value-type="float">
            <text:p>0.592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572" calcext:value-type="float">
            <text:p>0.957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552" calcext:value-type="float">
            <text:p>0.905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584" calcext:value-type="float">
            <text:p>0.958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492" calcext:value-type="float">
            <text:p>0.9049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6" calcext:value-type="float">
            <text:p>0.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576" calcext:value-type="float">
            <text:p>0.957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696" calcext:value-type="float">
            <text:p>0.9069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16" calcext:value-type="float">
            <text:p>0.416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548" calcext:value-type="float">
            <text:p>0.954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124" calcext:value-type="float">
            <text:p>0.9112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92" calcext:value-type="float">
            <text:p>0.392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84" calcext:value-type="float">
            <text:p>0.958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984" calcext:value-type="float">
            <text:p>0.9198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" calcext:value-type="float">
            <text:p>0.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568" calcext:value-type="float">
            <text:p>0.956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32" calcext:value-type="float">
            <text:p>0.903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424" calcext:value-type="float">
            <text:p>0.9424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476" calcext:value-type="float">
            <text:p>0.9247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" calcext:value-type="float">
            <text:p>0.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38" calcext:value-type="float">
            <text:p>0.93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472" calcext:value-type="float">
            <text:p>0.9247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" calcext:value-type="float">
            <text:p>0.4</text:p>
          </table:table-cell>
          <table:table-cell office:value-type="float" office:value="0.766" calcext:value-type="float">
            <text:p>0.766</text:p>
          </table:table-cell>
          <table:table-cell office:value-type="float" office:value="0.89" calcext:value-type="float">
            <text:p>0.8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08" calcext:value-type="float">
            <text:p>0.960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264" calcext:value-type="float">
            <text:p>0.9226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32" calcext:value-type="float">
            <text:p>0.632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348" calcext:value-type="float">
            <text:p>0.934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312" calcext:value-type="float">
            <text:p>0.933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32" calcext:value-type="float">
            <text:p>0.632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54" calcext:value-type="float">
            <text:p>0.954</text:p>
          </table:table-cell>
          <table:table-cell table:number-columns-repeated="5" office:value-type="float" office:value="0.96" calcext:value-type="float">
            <text:p>0.9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624" calcext:value-type="float">
            <text:p>0.9362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72" calcext:value-type="float">
            <text:p>0.957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424" calcext:value-type="float">
            <text:p>0.934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04" calcext:value-type="float">
            <text:p>0.5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588" calcext:value-type="float">
            <text:p>0.958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" calcext:value-type="float">
            <text:p>0.96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108" calcext:value-type="float">
            <text:p>0.9310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" calcext:value-type="float">
            <text:p>0.75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588" calcext:value-type="float">
            <text:p>0.958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056" calcext:value-type="float">
            <text:p>0.9305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8" calcext:value-type="float">
            <text:p>0.328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548" calcext:value-type="float">
            <text:p>0.954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668" calcext:value-type="float">
            <text:p>0.966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196" calcext:value-type="float">
            <text:p>0.9319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44" calcext:value-type="float">
            <text:p>0.54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368" calcext:value-type="float">
            <text:p>0.9368</text:p>
          </table:table-cell>
          <table:table-cell table:number-columns-repeated="5" office:value-type="float" office:value="0.96" calcext:value-type="float">
            <text:p>0.96</text:p>
          </table:table-cell>
          <table:table-cell office:value-type="float" office:value="0.9672" calcext:value-type="float">
            <text:p>0.967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26" calcext:value-type="float">
            <text:p>0.932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58" calcext:value-type="float">
            <text:p>0.95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448" calcext:value-type="float">
            <text:p>0.9244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4" calcext:value-type="float">
            <text:p>0.584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464" calcext:value-type="float">
            <text:p>0.946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08" calcext:value-type="float">
            <text:p>0.9608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178" calcext:value-type="float">
            <text:p>0.917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36" calcext:value-type="float">
            <text:p>0.536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544" calcext:value-type="float">
            <text:p>0.9544</text:p>
          </table:table-cell>
          <table:table-cell table:number-columns-repeated="4" office:value-type="float" office:value="0.96" calcext:value-type="float">
            <text:p>0.96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2296" calcext:value-type="float">
            <text:p>0.9229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84" calcext:value-type="float">
            <text:p>0.958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2644" calcext:value-type="float">
            <text:p>0.9264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3612" calcext:value-type="float">
            <text:p>0.9361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52" calcext:value-type="float">
            <text:p>0.9552</text:p>
          </table:table-cell>
          <table:table-cell table:number-columns-repeated="4" office:value-type="float" office:value="0.96" calcext:value-type="float">
            <text:p>0.96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33" calcext:value-type="float">
            <text:p>0.9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32" calcext:value-type="float">
            <text:p>0.632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8" calcext:value-type="float">
            <text:p>0.95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2952" calcext:value-type="float">
            <text:p>0.929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32" calcext:value-type="float">
            <text:p>0.632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56" calcext:value-type="float">
            <text:p>0.955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76" calcext:value-type="float">
            <text:p>0.92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92" calcext:value-type="float">
            <text:p>0.592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04" calcext:value-type="float">
            <text:p>0.950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76" calcext:value-type="float">
            <text:p>0.92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92" calcext:value-type="float">
            <text:p>0.959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74" calcext:value-type="float">
            <text:p>0.927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08" calcext:value-type="float">
            <text:p>0.9508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304" calcext:value-type="float">
            <text:p>0.9330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92" calcext:value-type="float">
            <text:p>0.59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84" calcext:value-type="float">
            <text:p>0.948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4192" calcext:value-type="float">
            <text:p>0.941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52" calcext:value-type="float">
            <text:p>0.95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196" calcext:value-type="float">
            <text:p>0.9319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" calcext:value-type="float">
            <text:p>0.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918" calcext:value-type="float">
            <text:p>0.91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36" calcext:value-type="float">
            <text:p>0.9536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36" calcext:value-type="float">
            <text:p>0.963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3264" calcext:value-type="float">
            <text:p>0.9326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" calcext:value-type="float">
            <text:p>0.4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484" calcext:value-type="float">
            <text:p>0.948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08" calcext:value-type="float">
            <text:p>0.960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162" calcext:value-type="float">
            <text:p>0.916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84" calcext:value-type="float">
            <text:p>0.584</text:p>
          </table:table-cell>
          <table:table-cell office:value-type="float" office:value="0.694" calcext:value-type="float">
            <text:p>0.69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84" calcext:value-type="float">
            <text:p>0.958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2552" calcext:value-type="float">
            <text:p>0.9255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04" calcext:value-type="float">
            <text:p>0.9504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1552" calcext:value-type="float">
            <text:p>0.9155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8" calcext:value-type="float">
            <text:p>0.4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52" calcext:value-type="float">
            <text:p>0.955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89788" calcext:value-type="float">
            <text:p>0.897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88" calcext:value-type="float">
            <text:p>0.488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88" calcext:value-type="float">
            <text:p>0.958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138" calcext:value-type="float">
            <text:p>0.913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36" calcext:value-type="float">
            <text:p>0.9636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146" calcext:value-type="float">
            <text:p>0.914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52" calcext:value-type="float">
            <text:p>0.95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042" calcext:value-type="float">
            <text:p>0.90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44" calcext:value-type="float">
            <text:p>0.844</text:p>
          </table:table-cell>
          <table:table-cell office:value-type="float" office:value="0.922" calcext:value-type="float">
            <text:p>0.922</text:p>
          </table:table-cell>
          <table:table-cell office:value-type="float" office:value="0.9472" calcext:value-type="float">
            <text:p>0.947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1448" calcext:value-type="float">
            <text:p>0.9144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92" calcext:value-type="float">
            <text:p>0.592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516" calcext:value-type="float">
            <text:p>0.951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2" calcext:value-type="float">
            <text:p>0.92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" calcext:value-type="float">
            <text:p>0.4</text:p>
          </table:table-cell>
          <table:table-cell office:value-type="float" office:value="0.706" calcext:value-type="float">
            <text:p>0.70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24" calcext:value-type="float">
            <text:p>0.924</text:p>
          </table:table-cell>
          <table:table-cell office:value-type="float" office:value="0.9528" calcext:value-type="float">
            <text:p>0.952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04" calcext:value-type="float">
            <text:p>0.960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716" calcext:value-type="float">
            <text:p>0.9271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" calcext:value-type="float">
            <text:p>0.6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92" calcext:value-type="float">
            <text:p>0.929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344" calcext:value-type="float">
            <text:p>0.934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32" calcext:value-type="float">
            <text:p>0.432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44" calcext:value-type="float">
            <text:p>0.94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212" calcext:value-type="float">
            <text:p>0.942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6" calcext:value-type="float">
            <text:p>0.36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588" calcext:value-type="float">
            <text:p>0.9358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6" calcext:value-type="float">
            <text:p>0.616</text:p>
          </table:table-cell>
          <table:table-cell office:value-type="float" office:value="0.76" calcext:value-type="float">
            <text:p>0.7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3356" calcext:value-type="float">
            <text:p>0.9335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9616" calcext:value-type="float">
            <text:p>0.961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04" calcext:value-type="float">
            <text:p>0.920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4" calcext:value-type="float">
            <text:p>0.96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504" calcext:value-type="float">
            <text:p>0.925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48" calcext:value-type="float">
            <text:p>0.934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104" calcext:value-type="float">
            <text:p>0.9410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68" calcext:value-type="float">
            <text:p>0.568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508" calcext:value-type="float">
            <text:p>0.950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" calcext:value-type="float">
            <text:p>0.96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296" calcext:value-type="float">
            <text:p>0.942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68" calcext:value-type="float">
            <text:p>0.568</text:p>
          </table:table-cell>
          <table:table-cell office:value-type="float" office:value="0.816" calcext:value-type="float">
            <text:p>0.81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556" calcext:value-type="float">
            <text:p>0.9556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424" calcext:value-type="float">
            <text:p>0.9442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" calcext:value-type="float">
            <text:p>0.4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96" calcext:value-type="float">
            <text:p>0.959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604" calcext:value-type="float">
            <text:p>0.9460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56" calcext:value-type="float">
            <text:p>0.656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9508" calcext:value-type="float">
            <text:p>0.950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5232" calcext:value-type="float">
            <text:p>0.952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88" calcext:value-type="float">
            <text:p>0.488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9588" calcext:value-type="float">
            <text:p>0.95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52" calcext:value-type="float">
            <text:p>0.95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4" calcext:value-type="float">
            <text:p>0.6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9556" calcext:value-type="float">
            <text:p>0.955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12" calcext:value-type="float">
            <text:p>0.961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876" calcext:value-type="float">
            <text:p>0.9487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56" calcext:value-type="float">
            <text:p>0.65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9592" calcext:value-type="float">
            <text:p>0.959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5204" calcext:value-type="float">
            <text:p>0.9520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8" calcext:value-type="float">
            <text:p>0.608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9568" calcext:value-type="float">
            <text:p>0.956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86" calcext:value-type="float">
            <text:p>0.9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" calcext:value-type="float">
            <text:p>0.4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4" calcext:value-type="float">
            <text:p>0.964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3544" calcext:value-type="float">
            <text:p>0.9354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4" calcext:value-type="float">
            <text:p>0.64</text:p>
          </table:table-cell>
          <table:table-cell office:value-type="float" office:value="0.762" calcext:value-type="float">
            <text:p>0.762</text:p>
          </table:table-cell>
          <table:table-cell office:value-type="float" office:value="0.9388" calcext:value-type="float">
            <text:p>0.938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36" calcext:value-type="float">
            <text:p>0.963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244" calcext:value-type="float">
            <text:p>0.9424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9404" calcext:value-type="float">
            <text:p>0.940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48" calcext:value-type="float">
            <text:p>0.964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152" calcext:value-type="float">
            <text:p>0.9415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6" calcext:value-type="float">
            <text:p>0.96</text:p>
          </table:table-cell>
          <table:table-cell office:value-type="float" office:value="0.9628" calcext:value-type="float">
            <text:p>0.9628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4264" calcext:value-type="float">
            <text:p>0.9426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.4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9268" calcext:value-type="float">
            <text:p>0.926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312" calcext:value-type="float">
            <text:p>0.931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" calcext:value-type="float">
            <text:p>0.4</text:p>
          </table:table-cell>
          <table:table-cell office:value-type="float" office:value="0.702" calcext:value-type="float">
            <text:p>0.702</text:p>
          </table:table-cell>
          <table:table-cell office:value-type="float" office:value="0.9144" calcext:value-type="float">
            <text:p>0.914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36" calcext:value-type="float">
            <text:p>0.933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6" calcext:value-type="float">
            <text:p>0.56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424" calcext:value-type="float">
            <text:p>0.942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2496" calcext:value-type="float">
            <text:p>0.9249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" calcext:value-type="float">
            <text:p>0.4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72" calcext:value-type="float">
            <text:p>0.967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624" calcext:value-type="float">
            <text:p>0.9162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8964" calcext:value-type="float">
            <text:p>0.896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2488" calcext:value-type="float">
            <text:p>0.9248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44" calcext:value-type="float">
            <text:p>0.344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68" calcext:value-type="float">
            <text:p>0.966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3756" calcext:value-type="float">
            <text:p>0.9375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16" calcext:value-type="float">
            <text:p>0.416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9448" calcext:value-type="float">
            <text:p>0.944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3716" calcext:value-type="float">
            <text:p>0.937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6" calcext:value-type="float">
            <text:p>0.656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4" calcext:value-type="float">
            <text:p>0.962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5164" calcext:value-type="float">
            <text:p>0.951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2" calcext:value-type="float">
            <text:p>0.52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4444" calcext:value-type="float">
            <text:p>0.9444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2" calcext:value-type="float">
            <text:p>0.5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6" calcext:value-type="float">
            <text:p>0.96</text:p>
          </table:table-cell>
          <table:table-cell office:value-type="float" office:value="0.9644" calcext:value-type="float">
            <text:p>0.964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444" calcext:value-type="float">
            <text:p>0.9344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64" calcext:value-type="float">
            <text:p>0.464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44" calcext:value-type="float">
            <text:p>0.9644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436" calcext:value-type="float">
            <text:p>0.944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2" calcext:value-type="float">
            <text:p>0.52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624" calcext:value-type="float">
            <text:p>0.9624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004" calcext:value-type="float">
            <text:p>0.9400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2764" calcext:value-type="float">
            <text:p>0.9276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" calcext:value-type="float">
            <text:p>0.64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24" calcext:value-type="float">
            <text:p>0.932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4" calcext:value-type="float">
            <text:p>0.64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758" calcext:value-type="float">
            <text:p>0.758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1332" calcext:value-type="float">
            <text:p>0.9133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" calcext:value-type="float">
            <text:p>0.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94" calcext:value-type="float">
            <text:p>0.694</text:p>
          </table:table-cell>
          <table:table-cell office:value-type="float" office:value="0.94" calcext:value-type="float">
            <text:p>0.94</text:p>
          </table:table-cell>
          <table:table-cell office:value-type="float" office:value="0.9604" calcext:value-type="float">
            <text:p>0.960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034" calcext:value-type="float">
            <text:p>0.903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" calcext:value-type="float">
            <text:p>0.4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824" calcext:value-type="float">
            <text:p>0.824</text:p>
          </table:table-cell>
          <table:table-cell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1708" calcext:value-type="float">
            <text:p>0.9170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" calcext:value-type="float">
            <text:p>0.4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4" calcext:value-type="float">
            <text:p>0.962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89884" calcext:value-type="float">
            <text:p>0.8988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" calcext:value-type="float">
            <text:p>0.4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56" calcext:value-type="float">
            <text:p>0.656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608" calcext:value-type="float">
            <text:p>0.9608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89148" calcext:value-type="float">
            <text:p>0.891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4" calcext:value-type="float">
            <text:p>0.64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778" calcext:value-type="float">
            <text:p>0.778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152" calcext:value-type="float">
            <text:p>0.91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6" calcext:value-type="float">
            <text:p>0.96</text:p>
          </table:table-cell>
          <table:table-cell office:value-type="float" office:value="0.9676" calcext:value-type="float">
            <text:p>0.967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2032" calcext:value-type="float">
            <text:p>0.920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6" calcext:value-type="float">
            <text:p>0.96</text:p>
          </table:table-cell>
          <table:table-cell office:value-type="float" office:value="0.9652" calcext:value-type="float">
            <text:p>0.9652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288" calcext:value-type="float">
            <text:p>0.92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52" calcext:value-type="float">
            <text:p>0.552</text:p>
          </table:table-cell>
          <table:table-cell office:value-type="float" office:value="0.66" calcext:value-type="float">
            <text:p>0.6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644" calcext:value-type="float">
            <text:p>0.964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084" calcext:value-type="float">
            <text:p>0.9308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664" calcext:value-type="float">
            <text:p>0.966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2684" calcext:value-type="float">
            <text:p>0.926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" calcext:value-type="float">
            <text:p>0.6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628" calcext:value-type="float">
            <text:p>0.9628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3056" calcext:value-type="float">
            <text:p>0.930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6" calcext:value-type="float">
            <text:p>0.56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644" calcext:value-type="float">
            <text:p>0.9644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3804" calcext:value-type="float">
            <text:p>0.9380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" calcext:value-type="float">
            <text:p>0.4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76" calcext:value-type="float">
            <text:p>0.9676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62" calcext:value-type="float">
            <text:p>0.94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44" calcext:value-type="float">
            <text:p>0.344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9596" calcext:value-type="float">
            <text:p>0.9596</text:p>
          </table:table-cell>
          <table:table-cell table:number-columns-repeated="9" office:value-type="float" office:value="0.968" calcext:value-type="float">
            <text:p>0.968</text:p>
          </table:table-cell>
          <table:table-cell office:value-type="float" office:value="0.9436" calcext:value-type="float">
            <text:p>0.943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44" calcext:value-type="float">
            <text:p>0.344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644" calcext:value-type="float">
            <text:p>0.9644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108" calcext:value-type="float">
            <text:p>0.941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644" calcext:value-type="float">
            <text:p>0.644</text:p>
          </table:table-cell>
          <table:table-cell office:value-type="float" office:value="0.902" calcext:value-type="float">
            <text:p>0.902</text:p>
          </table:table-cell>
          <table:table-cell office:value-type="float" office:value="0.9628" calcext:value-type="float">
            <text:p>0.9628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2848" calcext:value-type="float">
            <text:p>0.9284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08" calcext:value-type="float">
            <text:p>0.408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612" calcext:value-type="float">
            <text:p>0.9612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3772" calcext:value-type="float">
            <text:p>0.937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576" calcext:value-type="float">
            <text:p>0.9576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872" calcext:value-type="float">
            <text:p>0.9487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" calcext:value-type="float">
            <text:p>0.6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604" calcext:value-type="float">
            <text:p>0.960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348" calcext:value-type="float">
            <text:p>0.933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72" calcext:value-type="float">
            <text:p>0.967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1916" calcext:value-type="float">
            <text:p>0.9191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" calcext:value-type="float">
            <text:p>0.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834" calcext:value-type="float">
            <text:p>0.83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9544" calcext:value-type="float">
            <text:p>0.954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1208" calcext:value-type="float">
            <text:p>0.9120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774" calcext:value-type="float">
            <text:p>0.774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668" calcext:value-type="float">
            <text:p>0.966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89744" calcext:value-type="float">
            <text:p>0.897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64" calcext:value-type="float">
            <text:p>0.464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548" calcext:value-type="float">
            <text:p>0.954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0564" calcext:value-type="float">
            <text:p>0.905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96" calcext:value-type="float">
            <text:p>0.496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608" calcext:value-type="float">
            <text:p>0.960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252" calcext:value-type="float">
            <text:p>0.91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604" calcext:value-type="float">
            <text:p>0.960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076" calcext:value-type="float">
            <text:p>0.9007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36" calcext:value-type="float">
            <text:p>0.536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24" calcext:value-type="float">
            <text:p>0.962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828" calcext:value-type="float">
            <text:p>0.9082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62" calcext:value-type="float">
            <text:p>0.962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89184" calcext:value-type="float">
            <text:p>0.89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2" calcext:value-type="float">
            <text:p>0.52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644" calcext:value-type="float">
            <text:p>0.964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928" calcext:value-type="float">
            <text:p>0.9092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2" calcext:value-type="float">
            <text:p>0.52</text:p>
          </table:table-cell>
          <table:table-cell office:value-type="float" office:value="0.698" calcext:value-type="float">
            <text:p>0.69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08" calcext:value-type="float">
            <text:p>0.960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908" calcext:value-type="float">
            <text:p>0.919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2" calcext:value-type="float">
            <text:p>0.52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24" calcext:value-type="float">
            <text:p>0.962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968" calcext:value-type="float">
            <text:p>0.909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624" calcext:value-type="float">
            <text:p>0.962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412" calcext:value-type="float">
            <text:p>0.904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36" calcext:value-type="float">
            <text:p>0.963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1656" calcext:value-type="float">
            <text:p>0.9165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4" calcext:value-type="float">
            <text:p>0.96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1264" calcext:value-type="float">
            <text:p>0.9126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4" calcext:value-type="float">
            <text:p>0.64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64" calcext:value-type="float">
            <text:p>0.966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1792" calcext:value-type="float">
            <text:p>0.9179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52" calcext:value-type="float">
            <text:p>0.9652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172" calcext:value-type="float">
            <text:p>0.91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28" calcext:value-type="float">
            <text:p>0.9628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0136" calcext:value-type="float">
            <text:p>0.901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8" calcext:value-type="float">
            <text:p>0.648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32" calcext:value-type="float">
            <text:p>0.9632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3032" calcext:value-type="float">
            <text:p>0.930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81" calcext:value-type="float">
            <text:p>0.81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table:number-columns-repeated="3" office:value-type="float" office:value="0.968" calcext:value-type="float">
            <text:p>0.968</text:p>
          </table:table-cell>
          <table:table-cell office:value-type="float" office:value="0.931" calcext:value-type="float">
            <text:p>0.93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" calcext:value-type="float">
            <text:p>0.96</text:p>
          </table:table-cell>
          <table:table-cell office:value-type="float" office:value="0.9656" calcext:value-type="float">
            <text:p>0.965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3528" calcext:value-type="float">
            <text:p>0.935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" calcext:value-type="float">
            <text:p>0.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56" calcext:value-type="float">
            <text:p>0.965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412" calcext:value-type="float">
            <text:p>0.9241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2" calcext:value-type="float">
            <text:p>0.96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068" calcext:value-type="float">
            <text:p>0.930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" calcext:value-type="float">
            <text:p>0.4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28" calcext:value-type="float">
            <text:p>0.962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972" calcext:value-type="float">
            <text:p>0.939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" calcext:value-type="float">
            <text:p>0.4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04" calcext:value-type="float">
            <text:p>0.960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" calcext:value-type="float">
            <text:p>0.4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48" calcext:value-type="float">
            <text:p>0.964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344" calcext:value-type="float">
            <text:p>0.943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" calcext:value-type="float">
            <text:p>0.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636" calcext:value-type="float">
            <text:p>0.963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4048" calcext:value-type="float">
            <text:p>0.940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38" calcext:value-type="float">
            <text:p>0.738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616" calcext:value-type="float">
            <text:p>0.961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888" calcext:value-type="float">
            <text:p>0.9288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48" calcext:value-type="float">
            <text:p>0.9648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5" calcext:value-type="float">
            <text:p>0.925</text:p>
          </table:table-cell>
          <table:table-cell>
            <draw:frame draw:z-index="0" draw:style-name="gr1" draw:text-style-name="P1" svg:width="22.348cm" svg:height="12.57cm" svg:x="0cm" svg:y="0.001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" calcext:value-type="float">
            <text:p>0.4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8" calcext:value-type="float">
            <text:p>0.88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28" calcext:value-type="float">
            <text:p>0.9628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38" calcext:value-type="float">
            <text:p>0.923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" calcext:value-type="float">
            <text:p>0.4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2" calcext:value-type="float">
            <text:p>0.92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644" calcext:value-type="float">
            <text:p>0.964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836" calcext:value-type="float">
            <text:p>0.9283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" calcext:value-type="float">
            <text:p>0.4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 office:value-type="float" office:value="0.9664" calcext:value-type="float">
            <text:p>0.9664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88" calcext:value-type="float">
            <text:p>0.928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" calcext:value-type="float">
            <text:p>0.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608" calcext:value-type="float">
            <text:p>0.960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58" calcext:value-type="float">
            <text:p>0.925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" calcext:value-type="float">
            <text:p>0.4</text:p>
          </table:table-cell>
          <table:table-cell office:value-type="float" office:value="0.744" calcext:value-type="float">
            <text:p>0.74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32" calcext:value-type="float">
            <text:p>0.9632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2648" calcext:value-type="float">
            <text:p>0.9264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636" calcext:value-type="float">
            <text:p>0.9636</text:p>
          </table:table-cell>
          <table:table-cell table:number-columns-repeated="4" office:value-type="float" office:value="0.968" calcext:value-type="float">
            <text:p>0.968</text:p>
          </table:table-cell>
          <table:table-cell office:value-type="float" office:value="0.93352" calcext:value-type="float">
            <text:p>0.9335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4" calcext:value-type="float">
            <text:p>0.960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444" calcext:value-type="float">
            <text:p>0.9344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36" calcext:value-type="float">
            <text:p>0.536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64" calcext:value-type="float">
            <text:p>0.964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612" calcext:value-type="float">
            <text:p>0.9361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56" calcext:value-type="float">
            <text:p>0.9656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396" calcext:value-type="float">
            <text:p>0.9239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" calcext:value-type="float">
            <text:p>0.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92" calcext:value-type="float">
            <text:p>0.9592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2996" calcext:value-type="float">
            <text:p>0.9299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52" calcext:value-type="float">
            <text:p>0.965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804" calcext:value-type="float">
            <text:p>0.9280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56" calcext:value-type="float">
            <text:p>0.456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632" calcext:value-type="float">
            <text:p>0.963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552" calcext:value-type="float">
            <text:p>0.9255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" calcext:value-type="float">
            <text:p>0.4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12" calcext:value-type="float">
            <text:p>0.961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168" calcext:value-type="float">
            <text:p>0.9216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" calcext:value-type="float">
            <text:p>0.4</text:p>
          </table:table-cell>
          <table:table-cell office:value-type="float" office:value="0.618" calcext:value-type="float">
            <text:p>0.618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32" calcext:value-type="float">
            <text:p>0.963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804" calcext:value-type="float">
            <text:p>0.9180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52" calcext:value-type="float">
            <text:p>0.965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48" calcext:value-type="float">
            <text:p>0.914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office:value-type="float" office:value="0.87" calcext:value-type="float">
            <text:p>0.87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8" calcext:value-type="float">
            <text:p>0.960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1584" calcext:value-type="float">
            <text:p>0.9158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92" calcext:value-type="float">
            <text:p>0.5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68" calcext:value-type="float">
            <text:p>0.9668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2936" calcext:value-type="float">
            <text:p>0.9293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88" calcext:value-type="float">
            <text:p>0.28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8" calcext:value-type="float">
            <text:p>0.958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1704" calcext:value-type="float">
            <text:p>0.9170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" calcext:value-type="float">
            <text:p>0.6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672" calcext:value-type="float">
            <text:p>0.9672</text:p>
          </table:table-cell>
          <table:table-cell table:number-columns-repeated="5" office:value-type="float" office:value="0.968" calcext:value-type="float">
            <text:p>0.968</text:p>
          </table:table-cell>
          <table:table-cell office:value-type="float" office:value="0.93512" calcext:value-type="float">
            <text:p>0.9351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4" calcext:value-type="float">
            <text:p>0.6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8" calcext:value-type="float">
            <text:p>0.9608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128" calcext:value-type="float">
            <text:p>0.9412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.968" calcext:value-type="float">
            <text:p>0.968</text:p>
          </table:table-cell>
          <table:table-cell office:value-type="float" office:value="0.94196" calcext:value-type="float">
            <text:p>0.9419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84" calcext:value-type="float">
            <text:p>0.9584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84" calcext:value-type="float">
            <text:p>0.938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84" calcext:value-type="float">
            <text:p>0.584</text:p>
          </table:table-cell>
          <table:table-cell office:value-type="float" office:value="0.7" calcext:value-type="float">
            <text:p>0.7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668" calcext:value-type="float">
            <text:p>0.9668</text:p>
          </table:table-cell>
          <table:table-cell table:number-columns-repeated="7" office:value-type="float" office:value="0.968" calcext:value-type="float">
            <text:p>0.968</text:p>
          </table:table-cell>
          <table:table-cell office:value-type="float" office:value="0.93584" calcext:value-type="float">
            <text:p>0.9358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04" calcext:value-type="float">
            <text:p>0.504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76" calcext:value-type="float">
            <text:p>0.9576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3828" calcext:value-type="float">
            <text:p>0.9382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72" calcext:value-type="float">
            <text:p>0.472</text:p>
          </table:table-cell>
          <table:table-cell office:value-type="float" office:value="0.714" calcext:value-type="float">
            <text:p>0.71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72" calcext:value-type="float">
            <text:p>0.9572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396" calcext:value-type="float">
            <text:p>0.939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4" calcext:value-type="float">
            <text:p>0.58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72" calcext:value-type="float">
            <text:p>0.9572</text:p>
          </table:table-cell>
          <table:table-cell table:number-columns-repeated="8" office:value-type="float" office:value="0.968" calcext:value-type="float">
            <text:p>0.968</text:p>
          </table:table-cell>
          <table:table-cell office:value-type="float" office:value="0.94132" calcext:value-type="float">
            <text:p>0.94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08:29:13.428596291</dc:date>
    <meta:editing-duration>PT2M31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532cm" svg:height="11.118cm">
          <chart:coordinate-region svg:x="2.178cm" svg:y="0.452cm" svg:width="16.752cm" svg:height="9.959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2392">
                <text:p>0.2392</text:p>
                <draw:g>
                  <svg:desc>accuracy.C2:accuracy.C301</svg:desc>
                </draw:g>
              </table:table-cell>
              <table:table-cell office:value-type="float" office:value="0.272">
                <text:p>0.272</text:p>
                <draw:g>
                  <svg:desc>accuracy.D2:accuracy.D301</svg:desc>
                </draw:g>
              </table:table-cell>
              <table:table-cell office:value-type="float" office:value="0.2892">
                <text:p>0.2892</text:p>
                <draw:g>
                  <svg:desc>accuracy.E2:accuracy.E301</svg:desc>
                </draw:g>
              </table:table-cell>
              <table:table-cell office:value-type="float" office:value="0.328">
                <text:p>0.328</text:p>
                <draw:g>
                  <svg:desc>accuracy.F2:accuracy.F301</svg:desc>
                </draw:g>
              </table:table-cell>
              <table:table-cell office:value-type="float" office:value="0.328">
                <text:p>0.328</text:p>
                <draw:g>
                  <svg:desc>accuracy.G2:accuracy.G301</svg:desc>
                </draw:g>
              </table:table-cell>
              <table:table-cell office:value-type="float" office:value="0.328">
                <text:p>0.328</text:p>
                <draw:g>
                  <svg:desc>accuracy.H2:accuracy.H301</svg:desc>
                </draw:g>
              </table:table-cell>
              <table:table-cell office:value-type="float" office:value="0.3476">
                <text:p>0.3476</text:p>
                <draw:g>
                  <svg:desc>accuracy.I2:accuracy.I301</svg:desc>
                </draw:g>
              </table:table-cell>
              <table:table-cell office:value-type="float" office:value="0.4">
                <text:p>0.4</text:p>
                <draw:g>
                  <svg:desc>accuracy.J2:accuracy.J301</svg:desc>
                </draw:g>
              </table:table-cell>
              <table:table-cell office:value-type="float" office:value="0.4">
                <text:p>0.4</text:p>
                <draw:g>
                  <svg:desc>accuracy.K2:accuracy.K301</svg:desc>
                </draw:g>
              </table:table-cell>
              <table:table-cell office:value-type="float" office:value="0.4352">
                <text:p>0.4352</text:p>
                <draw:g>
                  <svg:desc>accuracy.L2:accuracy.L301</svg:desc>
                </draw:g>
              </table:table-cell>
              <table:table-cell office:value-type="float" office:value="0.64">
                <text:p>0.64</text:p>
                <draw:g>
                  <svg:desc>accuracy.M2:accuracy.M301</svg:desc>
                </draw:g>
              </table:table-cell>
              <table:table-cell office:value-type="float" office:value="0.33672">
                <text:p>0.33672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64">
                <text:p>0.2364</text:p>
              </table:table-cell>
              <table:table-cell office:value-type="float" office:value="0.272">
                <text:p>0.272</text:p>
              </table:table-cell>
              <table:table-cell office:value-type="float" office:value="0.314">
                <text:p>0.31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92">
                <text:p>0.36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12">
                <text:p>0.4512</text:p>
              </table:table-cell>
              <table:table-cell office:value-type="float" office:value="0.64">
                <text:p>0.64</text:p>
              </table:table-cell>
              <table:table-cell office:value-type="float" office:value="0.34268">
                <text:p>0.34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96">
                <text:p>0.2696</text:p>
              </table:table-cell>
              <table:table-cell office:value-type="float" office:value="0.3036">
                <text:p>0.303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92">
                <text:p>0.36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4">
                <text:p>0.474</text:p>
              </table:table-cell>
              <table:table-cell office:value-type="float" office:value="0.64">
                <text:p>0.64</text:p>
              </table:table-cell>
              <table:table-cell office:value-type="float" office:value="0.36004">
                <text:p>0.360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28">
                <text:p>0.2528</text:p>
              </table:table-cell>
              <table:table-cell office:value-type="float" office:value="0.2896">
                <text:p>0.289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76">
                <text:p>0.35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64">
                <text:p>0.5064</text:p>
              </table:table-cell>
              <table:table-cell office:value-type="float" office:value="0.64">
                <text:p>0.64</text:p>
              </table:table-cell>
              <table:table-cell office:value-type="float" office:value="0.36624">
                <text:p>0.366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12">
                <text:p>0.271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52">
                <text:p>0.3352</text:p>
              </table:table-cell>
              <table:table-cell office:value-type="float" office:value="0.3904">
                <text:p>0.39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6">
                <text:p>0.4056</text:p>
              </table:table-cell>
              <table:table-cell office:value-type="float" office:value="0.544">
                <text:p>0.544</text:p>
              </table:table-cell>
              <table:table-cell office:value-type="float" office:value="0.64">
                <text:p>0.64</text:p>
              </table:table-cell>
              <table:table-cell office:value-type="float" office:value="0.38024">
                <text:p>0.380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48">
                <text:p>0.2648</text:p>
              </table:table-cell>
              <table:table-cell office:value-type="float" office:value="0.3044">
                <text:p>0.3044</text:p>
              </table:table-cell>
              <table:table-cell office:value-type="float" office:value="0.328">
                <text:p>0.328</text:p>
              </table:table-cell>
              <table:table-cell office:value-type="float" office:value="0.3516">
                <text:p>0.3516</text:p>
              </table:table-cell>
              <table:table-cell office:value-type="float" office:value="0.3992">
                <text:p>0.39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8">
                <text:p>0.4048</text:p>
              </table:table-cell>
              <table:table-cell office:value-type="float" office:value="0.546">
                <text:p>0.546</text:p>
              </table:table-cell>
              <table:table-cell office:value-type="float" office:value="0.64">
                <text:p>0.64</text:p>
              </table:table-cell>
              <table:table-cell office:value-type="float" office:value="0.37988">
                <text:p>0.379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52">
                <text:p>0.2552</text:p>
              </table:table-cell>
              <table:table-cell office:value-type="float" office:value="0.3224">
                <text:p>0.3224</text:p>
              </table:table-cell>
              <table:table-cell office:value-type="float" office:value="0.3392">
                <text:p>0.3392</text:p>
              </table:table-cell>
              <table:table-cell office:value-type="float" office:value="0.3964">
                <text:p>0.396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8">
                <text:p>0.4068</text:p>
              </table:table-cell>
              <table:table-cell office:value-type="float" office:value="0.5696">
                <text:p>0.5696</text:p>
              </table:table-cell>
              <table:table-cell office:value-type="float" office:value="0.64">
                <text:p>0.64</text:p>
              </table:table-cell>
              <table:table-cell office:value-type="float" office:value="0.38896">
                <text:p>0.388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24">
                <text:p>0.2924</text:p>
              </table:table-cell>
              <table:table-cell office:value-type="float" office:value="0.328">
                <text:p>0.328</text:p>
              </table:table-cell>
              <table:table-cell office:value-type="float" office:value="0.3828">
                <text:p>0.382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52">
                <text:p>0.4452</text:p>
              </table:table-cell>
              <table:table-cell office:value-type="float" office:value="0.6092">
                <text:p>0.6092</text:p>
              </table:table-cell>
              <table:table-cell office:value-type="float" office:value="0.656">
                <text:p>0.656</text:p>
              </table:table-cell>
              <table:table-cell office:value-type="float" office:value="0.40576">
                <text:p>0.40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88">
                <text:p>0.2988</text:p>
              </table:table-cell>
              <table:table-cell office:value-type="float" office:value="0.3644">
                <text:p>0.36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">
                <text:p>0.402</text:p>
              </table:table-cell>
              <table:table-cell office:value-type="float" office:value="0.5072">
                <text:p>0.5072</text:p>
              </table:table-cell>
              <table:table-cell office:value-type="float" office:value="0.6252">
                <text:p>0.6252</text:p>
              </table:table-cell>
              <table:table-cell office:value-type="float" office:value="0.656">
                <text:p>0.656</text:p>
              </table:table-cell>
              <table:table-cell office:value-type="float" office:value="0.41976">
                <text:p>0.419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">
                <text:p>0.29</text:p>
              </table:table-cell>
              <table:table-cell office:value-type="float" office:value="0.348">
                <text:p>0.3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8">
                <text:p>0.418</text:p>
              </table:table-cell>
              <table:table-cell office:value-type="float" office:value="0.5316">
                <text:p>0.5316</text:p>
              </table:table-cell>
              <table:table-cell office:value-type="float" office:value="0.6252">
                <text:p>0.6252</text:p>
              </table:table-cell>
              <table:table-cell office:value-type="float" office:value="0.664">
                <text:p>0.664</text:p>
              </table:table-cell>
              <table:table-cell office:value-type="float" office:value="0.42128">
                <text:p>0.42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4">
                <text:p>0.294</text:p>
              </table:table-cell>
              <table:table-cell office:value-type="float" office:value="0.3684">
                <text:p>0.36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">
                <text:p>0.436</text:p>
              </table:table-cell>
              <table:table-cell office:value-type="float" office:value="0.5548">
                <text:p>0.5548</text:p>
              </table:table-cell>
              <table:table-cell office:value-type="float" office:value="0.6356">
                <text:p>0.6356</text:p>
              </table:table-cell>
              <table:table-cell office:value-type="float" office:value="0.664">
                <text:p>0.664</text:p>
              </table:table-cell>
              <table:table-cell office:value-type="float" office:value="0.42888">
                <text:p>0.428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">
                <text:p>0.31</text:p>
              </table:table-cell>
              <table:table-cell office:value-type="float" office:value="0.3752">
                <text:p>0.37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2">
                <text:p>0.412</text:p>
              </table:table-cell>
              <table:table-cell office:value-type="float" office:value="0.494">
                <text:p>0.494</text:p>
              </table:table-cell>
              <table:table-cell office:value-type="float" office:value="0.5772">
                <text:p>0.5772</text:p>
              </table:table-cell>
              <table:table-cell office:value-type="float" office:value="0.6396">
                <text:p>0.6396</text:p>
              </table:table-cell>
              <table:table-cell office:value-type="float" office:value="0.664">
                <text:p>0.664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4">
                <text:p>0.274</text:p>
              </table:table-cell>
              <table:table-cell office:value-type="float" office:value="0.366">
                <text:p>0.36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8">
                <text:p>0.4008</text:p>
              </table:table-cell>
              <table:table-cell office:value-type="float" office:value="0.4428">
                <text:p>0.4428</text:p>
              </table:table-cell>
              <table:table-cell office:value-type="float" office:value="0.5208">
                <text:p>0.5208</text:p>
              </table:table-cell>
              <table:table-cell office:value-type="float" office:value="0.5812">
                <text:p>0.5812</text:p>
              </table:table-cell>
              <table:table-cell office:value-type="float" office:value="0.6492">
                <text:p>0.6492</text:p>
              </table:table-cell>
              <table:table-cell office:value-type="float" office:value="0.664">
                <text:p>0.664</text:p>
              </table:table-cell>
              <table:table-cell office:value-type="float" office:value="0.44348">
                <text:p>0.443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924">
                <text:p>0.2924</text:p>
              </table:table-cell>
              <table:table-cell office:value-type="float" office:value="0.3712">
                <text:p>0.371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8">
                <text:p>0.4108</text:p>
              </table:table-cell>
              <table:table-cell office:value-type="float" office:value="0.4768">
                <text:p>0.4768</text:p>
              </table:table-cell>
              <table:table-cell office:value-type="float" office:value="0.5324">
                <text:p>0.5324</text:p>
              </table:table-cell>
              <table:table-cell office:value-type="float" office:value="0.5908">
                <text:p>0.5908</text:p>
              </table:table-cell>
              <table:table-cell office:value-type="float" office:value="0.6532">
                <text:p>0.6532</text:p>
              </table:table-cell>
              <table:table-cell office:value-type="float" office:value="0.68">
                <text:p>0.68</text:p>
              </table:table-cell>
              <table:table-cell office:value-type="float" office:value="0.45276">
                <text:p>0.452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88">
                <text:p>0.2888</text:p>
              </table:table-cell>
              <table:table-cell office:value-type="float" office:value="0.346">
                <text:p>0.346</text:p>
              </table:table-cell>
              <table:table-cell office:value-type="float" office:value="0.3988">
                <text:p>0.39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68">
                <text:p>0.4168</text:p>
              </table:table-cell>
              <table:table-cell office:value-type="float" office:value="0.4764">
                <text:p>0.4764</text:p>
              </table:table-cell>
              <table:table-cell office:value-type="float" office:value="0.5408">
                <text:p>0.5408</text:p>
              </table:table-cell>
              <table:table-cell office:value-type="float" office:value="0.6012">
                <text:p>0.6012</text:p>
              </table:table-cell>
              <table:table-cell office:value-type="float" office:value="0.6596">
                <text:p>0.6596</text:p>
              </table:table-cell>
              <table:table-cell office:value-type="float" office:value="0.728">
                <text:p>0.728</text:p>
              </table:table-cell>
              <table:table-cell office:value-type="float" office:value="0.45284">
                <text:p>0.452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32">
                <text:p>0.2832</text:p>
              </table:table-cell>
              <table:table-cell office:value-type="float" office:value="0.3716">
                <text:p>0.37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">
                <text:p>0.402</text:p>
              </table:table-cell>
              <table:table-cell office:value-type="float" office:value="0.4476">
                <text:p>0.4476</text:p>
              </table:table-cell>
              <table:table-cell office:value-type="float" office:value="0.5036">
                <text:p>0.5036</text:p>
              </table:table-cell>
              <table:table-cell office:value-type="float" office:value="0.5672">
                <text:p>0.5672</text:p>
              </table:table-cell>
              <table:table-cell office:value-type="float" office:value="0.6204">
                <text:p>0.6204</text:p>
              </table:table-cell>
              <table:table-cell office:value-type="float" office:value="0.6612">
                <text:p>0.6612</text:p>
              </table:table-cell>
              <table:table-cell office:value-type="float" office:value="0.728">
                <text:p>0.728</text:p>
              </table:table-cell>
              <table:table-cell office:value-type="float" office:value="0.46568">
                <text:p>0.465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8">
                <text:p>0.308</text:p>
              </table:table-cell>
              <table:table-cell office:value-type="float" office:value="0.3988">
                <text:p>0.39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8">
                <text:p>0.4008</text:p>
              </table:table-cell>
              <table:table-cell office:value-type="float" office:value="0.4348">
                <text:p>0.4348</text:p>
              </table:table-cell>
              <table:table-cell office:value-type="float" office:value="0.4988">
                <text:p>0.4988</text:p>
              </table:table-cell>
              <table:table-cell office:value-type="float" office:value="0.5656">
                <text:p>0.5656</text:p>
              </table:table-cell>
              <table:table-cell office:value-type="float" office:value="0.6176">
                <text:p>0.6176</text:p>
              </table:table-cell>
              <table:table-cell office:value-type="float" office:value="0.6632">
                <text:p>0.6632</text:p>
              </table:table-cell>
              <table:table-cell office:value-type="float" office:value="0.728">
                <text:p>0.728</text:p>
              </table:table-cell>
              <table:table-cell office:value-type="float" office:value="0.46876">
                <text:p>0.468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68">
                <text:p>0.3168</text:p>
              </table:table-cell>
              <table:table-cell office:value-type="float" office:value="0.3972">
                <text:p>0.39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6">
                <text:p>0.4016</text:p>
              </table:table-cell>
              <table:table-cell office:value-type="float" office:value="0.4584">
                <text:p>0.4584</text:p>
              </table:table-cell>
              <table:table-cell office:value-type="float" office:value="0.544">
                <text:p>0.544</text:p>
              </table:table-cell>
              <table:table-cell office:value-type="float" office:value="0.5844">
                <text:p>0.5844</text:p>
              </table:table-cell>
              <table:table-cell office:value-type="float" office:value="0.6176">
                <text:p>0.6176</text:p>
              </table:table-cell>
              <table:table-cell office:value-type="float" office:value="0.6588">
                <text:p>0.6588</text:p>
              </table:table-cell>
              <table:table-cell office:value-type="float" office:value="0.728">
                <text:p>0.728</text:p>
              </table:table-cell>
              <table:table-cell office:value-type="float" office:value="0.47788">
                <text:p>0.47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48">
                <text:p>0.3048</text:p>
              </table:table-cell>
              <table:table-cell office:value-type="float" office:value="0.3856">
                <text:p>0.38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28">
                <text:p>0.4228</text:p>
              </table:table-cell>
              <table:table-cell office:value-type="float" office:value="0.5084">
                <text:p>0.5084</text:p>
              </table:table-cell>
              <table:table-cell office:value-type="float" office:value="0.56">
                <text:p>0.56</text:p>
              </table:table-cell>
              <table:table-cell office:value-type="float" office:value="0.5908">
                <text:p>0.5908</text:p>
              </table:table-cell>
              <table:table-cell office:value-type="float" office:value="0.6192">
                <text:p>0.6192</text:p>
              </table:table-cell>
              <table:table-cell office:value-type="float" office:value="0.6628">
                <text:p>0.6628</text:p>
              </table:table-cell>
              <table:table-cell office:value-type="float" office:value="0.728">
                <text:p>0.728</text:p>
              </table:table-cell>
              <table:table-cell office:value-type="float" office:value="0.48544">
                <text:p>0.485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76">
                <text:p>0.3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76">
                <text:p>0.4076</text:p>
              </table:table-cell>
              <table:table-cell office:value-type="float" office:value="0.4728">
                <text:p>0.4728</text:p>
              </table:table-cell>
              <table:table-cell office:value-type="float" office:value="0.5404">
                <text:p>0.5404</text:p>
              </table:table-cell>
              <table:table-cell office:value-type="float" office:value="0.5692">
                <text:p>0.5692</text:p>
              </table:table-cell>
              <table:table-cell office:value-type="float" office:value="0.5952">
                <text:p>0.5952</text:p>
              </table:table-cell>
              <table:table-cell office:value-type="float" office:value="0.6248">
                <text:p>0.6248</text:p>
              </table:table-cell>
              <table:table-cell office:value-type="float" office:value="0.6684">
                <text:p>0.6684</text:p>
              </table:table-cell>
              <table:table-cell office:value-type="float" office:value="0.752">
                <text:p>0.752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12">
                <text:p>0.4212</text:p>
              </table:table-cell>
              <table:table-cell office:value-type="float" office:value="0.4864">
                <text:p>0.4864</text:p>
              </table:table-cell>
              <table:table-cell office:value-type="float" office:value="0.5484">
                <text:p>0.5484</text:p>
              </table:table-cell>
              <table:table-cell office:value-type="float" office:value="0.5884">
                <text:p>0.5884</text:p>
              </table:table-cell>
              <table:table-cell office:value-type="float" office:value="0.628">
                <text:p>0.628</text:p>
              </table:table-cell>
              <table:table-cell office:value-type="float" office:value="0.6688">
                <text:p>0.6688</text:p>
              </table:table-cell>
              <table:table-cell office:value-type="float" office:value="0.752">
                <text:p>0.752</text:p>
              </table:table-cell>
              <table:table-cell office:value-type="float" office:value="0.48912">
                <text:p>0.489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048">
                <text:p>0.30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92">
                <text:p>0.4192</text:p>
              </table:table-cell>
              <table:table-cell office:value-type="float" office:value="0.4952">
                <text:p>0.4952</text:p>
              </table:table-cell>
              <table:table-cell office:value-type="float" office:value="0.562">
                <text:p>0.562</text:p>
              </table:table-cell>
              <table:table-cell office:value-type="float" office:value="0.5924">
                <text:p>0.5924</text:p>
              </table:table-cell>
              <table:table-cell office:value-type="float" office:value="0.6304">
                <text:p>0.6304</text:p>
              </table:table-cell>
              <table:table-cell office:value-type="float" office:value="0.6748">
                <text:p>0.6748</text:p>
              </table:table-cell>
              <table:table-cell office:value-type="float" office:value="0.752">
                <text:p>0.752</text:p>
              </table:table-cell>
              <table:table-cell office:value-type="float" office:value="0.48788">
                <text:p>0.487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884">
                <text:p>0.2884</text:p>
              </table:table-cell>
              <table:table-cell office:value-type="float" office:value="0.3936">
                <text:p>0.3936</text:p>
              </table:table-cell>
              <table:table-cell office:value-type="float" office:value="0.4">
                <text:p>0.4</text:p>
              </table:table-cell>
              <table:table-cell office:value-type="float" office:value="0.4092">
                <text:p>0.4092</text:p>
              </table:table-cell>
              <table:table-cell office:value-type="float" office:value="0.4724">
                <text:p>0.4724</text:p>
              </table:table-cell>
              <table:table-cell office:value-type="float" office:value="0.5424">
                <text:p>0.5424</text:p>
              </table:table-cell>
              <table:table-cell office:value-type="float" office:value="0.5796">
                <text:p>0.5796</text:p>
              </table:table-cell>
              <table:table-cell office:value-type="float" office:value="0.6064">
                <text:p>0.6064</text:p>
              </table:table-cell>
              <table:table-cell office:value-type="float" office:value="0.6404">
                <text:p>0.6404</text:p>
              </table:table-cell>
              <table:table-cell office:value-type="float" office:value="0.684">
                <text:p>0.684</text:p>
              </table:table-cell>
              <table:table-cell office:value-type="float" office:value="0.752">
                <text:p>0.752</text:p>
              </table:table-cell>
              <table:table-cell office:value-type="float" office:value="0.50164">
                <text:p>0.501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256">
                <text:p>0.3256</text:p>
              </table:table-cell>
              <table:table-cell office:value-type="float" office:value="0.3992">
                <text:p>0.3992</text:p>
              </table:table-cell>
              <table:table-cell office:value-type="float" office:value="0.4">
                <text:p>0.4</text:p>
              </table:table-cell>
              <table:table-cell office:value-type="float" office:value="0.4288">
                <text:p>0.4288</text:p>
              </table:table-cell>
              <table:table-cell office:value-type="float" office:value="0.5052">
                <text:p>0.5052</text:p>
              </table:table-cell>
              <table:table-cell office:value-type="float" office:value="0.5536">
                <text:p>0.5536</text:p>
              </table:table-cell>
              <table:table-cell office:value-type="float" office:value="0.5828">
                <text:p>0.5828</text:p>
              </table:table-cell>
              <table:table-cell office:value-type="float" office:value="0.598">
                <text:p>0.598</text:p>
              </table:table-cell>
              <table:table-cell office:value-type="float" office:value="0.6324">
                <text:p>0.6324</text:p>
              </table:table-cell>
              <table:table-cell office:value-type="float" office:value="0.6784">
                <text:p>0.6784</text:p>
              </table:table-cell>
              <table:table-cell office:value-type="float" office:value="0.752">
                <text:p>0.752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22">
                <text:p>0.322</text:p>
              </table:table-cell>
              <table:table-cell office:value-type="float" office:value="0.3984">
                <text:p>0.3984</text:p>
              </table:table-cell>
              <table:table-cell office:value-type="float" office:value="0.4">
                <text:p>0.4</text:p>
              </table:table-cell>
              <table:table-cell office:value-type="float" office:value="0.4276">
                <text:p>0.4276</text:p>
              </table:table-cell>
              <table:table-cell office:value-type="float" office:value="0.5068">
                <text:p>0.5068</text:p>
              </table:table-cell>
              <table:table-cell office:value-type="float" office:value="0.554">
                <text:p>0.554</text:p>
              </table:table-cell>
              <table:table-cell office:value-type="float" office:value="0.5812">
                <text:p>0.5812</text:p>
              </table:table-cell>
              <table:table-cell office:value-type="float" office:value="0.6016">
                <text:p>0.6016</text:p>
              </table:table-cell>
              <table:table-cell office:value-type="float" office:value="0.6384">
                <text:p>0.6384</text:p>
              </table:table-cell>
              <table:table-cell office:value-type="float" office:value="0.704">
                <text:p>0.704</text:p>
              </table:table-cell>
              <table:table-cell office:value-type="float" office:value="0.848">
                <text:p>0.848</text:p>
              </table:table-cell>
              <table:table-cell office:value-type="float" office:value="0.5134">
                <text:p>0.51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72">
                <text:p>0.3372</text:p>
              </table:table-cell>
              <table:table-cell office:value-type="float" office:value="0.4">
                <text:p>0.4</text:p>
              </table:table-cell>
              <table:table-cell office:value-type="float" office:value="0.4004">
                <text:p>0.4004</text:p>
              </table:table-cell>
              <table:table-cell office:value-type="float" office:value="0.4384">
                <text:p>0.4384</text:p>
              </table:table-cell>
              <table:table-cell office:value-type="float" office:value="0.4944">
                <text:p>0.4944</text:p>
              </table:table-cell>
              <table:table-cell office:value-type="float" office:value="0.5404">
                <text:p>0.5404</text:p>
              </table:table-cell>
              <table:table-cell office:value-type="float" office:value="0.5692">
                <text:p>0.5692</text:p>
              </table:table-cell>
              <table:table-cell office:value-type="float" office:value="0.594">
                <text:p>0.594</text:p>
              </table:table-cell>
              <table:table-cell office:value-type="float" office:value="0.6332">
                <text:p>0.6332</text:p>
              </table:table-cell>
              <table:table-cell office:value-type="float" office:value="0.7044">
                <text:p>0.7044</text:p>
              </table:table-cell>
              <table:table-cell office:value-type="float" office:value="0.848">
                <text:p>0.848</text:p>
              </table:table-cell>
              <table:table-cell office:value-type="float" office:value="0.51116">
                <text:p>0.51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204">
                <text:p>0.3204</text:p>
              </table:table-cell>
              <table:table-cell office:value-type="float" office:value="0.4">
                <text:p>0.4</text:p>
              </table:table-cell>
              <table:table-cell office:value-type="float" office:value="0.418">
                <text:p>0.418</text:p>
              </table:table-cell>
              <table:table-cell office:value-type="float" office:value="0.4856">
                <text:p>0.4856</text:p>
              </table:table-cell>
              <table:table-cell office:value-type="float" office:value="0.5396">
                <text:p>0.5396</text:p>
              </table:table-cell>
              <table:table-cell office:value-type="float" office:value="0.5656">
                <text:p>0.5656</text:p>
              </table:table-cell>
              <table:table-cell office:value-type="float" office:value="0.5876">
                <text:p>0.5876</text:p>
              </table:table-cell>
              <table:table-cell office:value-type="float" office:value="0.6076">
                <text:p>0.6076</text:p>
              </table:table-cell>
              <table:table-cell office:value-type="float" office:value="0.6436">
                <text:p>0.6436</text:p>
              </table:table-cell>
              <table:table-cell office:value-type="float" office:value="0.7148">
                <text:p>0.7148</text:p>
              </table:table-cell>
              <table:table-cell office:value-type="float" office:value="0.848">
                <text:p>0.848</text:p>
              </table:table-cell>
              <table:table-cell office:value-type="float" office:value="0.52828">
                <text:p>0.528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46">
                <text:p>0.346</text:p>
              </table:table-cell>
              <table:table-cell office:value-type="float" office:value="0.4032">
                <text:p>0.4032</text:p>
              </table:table-cell>
              <table:table-cell office:value-type="float" office:value="0.4424">
                <text:p>0.4424</text:p>
              </table:table-cell>
              <table:table-cell office:value-type="float" office:value="0.4804">
                <text:p>0.4804</text:p>
              </table:table-cell>
              <table:table-cell office:value-type="float" office:value="0.5304">
                <text:p>0.5304</text:p>
              </table:table-cell>
              <table:table-cell office:value-type="float" office:value="0.562">
                <text:p>0.562</text:p>
              </table:table-cell>
              <table:table-cell office:value-type="float" office:value="0.5884">
                <text:p>0.5884</text:p>
              </table:table-cell>
              <table:table-cell office:value-type="float" office:value="0.6212">
                <text:p>0.6212</text:p>
              </table:table-cell>
              <table:table-cell office:value-type="float" office:value="0.6492">
                <text:p>0.6492</text:p>
              </table:table-cell>
              <table:table-cell office:value-type="float" office:value="0.7316">
                <text:p>0.7316</text:p>
              </table:table-cell>
              <table:table-cell office:value-type="float" office:value="0.848">
                <text:p>0.848</text:p>
              </table:table-cell>
              <table:table-cell office:value-type="float" office:value="0.53548">
                <text:p>0.535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12">
                <text:p>0.3212</text:p>
              </table:table-cell>
              <table:table-cell office:value-type="float" office:value="0.4004">
                <text:p>0.4004</text:p>
              </table:table-cell>
              <table:table-cell office:value-type="float" office:value="0.444">
                <text:p>0.444</text:p>
              </table:table-cell>
              <table:table-cell office:value-type="float" office:value="0.4972">
                <text:p>0.4972</text:p>
              </table:table-cell>
              <table:table-cell office:value-type="float" office:value="0.5456">
                <text:p>0.5456</text:p>
              </table:table-cell>
              <table:table-cell office:value-type="float" office:value="0.5752">
                <text:p>0.5752</text:p>
              </table:table-cell>
              <table:table-cell office:value-type="float" office:value="0.5968">
                <text:p>0.5968</text:p>
              </table:table-cell>
              <table:table-cell office:value-type="float" office:value="0.6256">
                <text:p>0.6256</text:p>
              </table:table-cell>
              <table:table-cell office:value-type="float" office:value="0.6544">
                <text:p>0.6544</text:p>
              </table:table-cell>
              <table:table-cell office:value-type="float" office:value="0.744">
                <text:p>0.744</text:p>
              </table:table-cell>
              <table:table-cell office:value-type="float" office:value="0.848">
                <text:p>0.848</text:p>
              </table:table-cell>
              <table:table-cell office:value-type="float" office:value="0.54044">
                <text:p>0.540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26">
                <text:p>0.326</text:p>
              </table:table-cell>
              <table:table-cell office:value-type="float" office:value="0.41">
                <text:p>0.41</text:p>
              </table:table-cell>
              <table:table-cell office:value-type="float" office:value="0.4672">
                <text:p>0.4672</text:p>
              </table:table-cell>
              <table:table-cell office:value-type="float" office:value="0.5196">
                <text:p>0.5196</text:p>
              </table:table-cell>
              <table:table-cell office:value-type="float" office:value="0.5564">
                <text:p>0.5564</text:p>
              </table:table-cell>
              <table:table-cell office:value-type="float" office:value="0.5764">
                <text:p>0.5764</text:p>
              </table:table-cell>
              <table:table-cell office:value-type="float" office:value="0.5988">
                <text:p>0.5988</text:p>
              </table:table-cell>
              <table:table-cell office:value-type="float" office:value="0.628">
                <text:p>0.628</text:p>
              </table:table-cell>
              <table:table-cell office:value-type="float" office:value="0.6552">
                <text:p>0.6552</text:p>
              </table:table-cell>
              <table:table-cell office:value-type="float" office:value="0.7472">
                <text:p>0.7472</text:p>
              </table:table-cell>
              <table:table-cell office:value-type="float" office:value="0.848">
                <text:p>0.848</text:p>
              </table:table-cell>
              <table:table-cell office:value-type="float" office:value="0.54848">
                <text:p>0.548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32">
                <text:p>0.3432</text:p>
              </table:table-cell>
              <table:table-cell office:value-type="float" office:value="0.4092">
                <text:p>0.4092</text:p>
              </table:table-cell>
              <table:table-cell office:value-type="float" office:value="0.4524">
                <text:p>0.4524</text:p>
              </table:table-cell>
              <table:table-cell office:value-type="float" office:value="0.5164">
                <text:p>0.5164</text:p>
              </table:table-cell>
              <table:table-cell office:value-type="float" office:value="0.5568">
                <text:p>0.5568</text:p>
              </table:table-cell>
              <table:table-cell office:value-type="float" office:value="0.578">
                <text:p>0.578</text:p>
              </table:table-cell>
              <table:table-cell office:value-type="float" office:value="0.6024">
                <text:p>0.6024</text:p>
              </table:table-cell>
              <table:table-cell office:value-type="float" office:value="0.634">
                <text:p>0.634</text:p>
              </table:table-cell>
              <table:table-cell office:value-type="float" office:value="0.6608">
                <text:p>0.6608</text:p>
              </table:table-cell>
              <table:table-cell office:value-type="float" office:value="0.7604">
                <text:p>0.7604</text:p>
              </table:table-cell>
              <table:table-cell office:value-type="float" office:value="0.848">
                <text:p>0.848</text:p>
              </table:table-cell>
              <table:table-cell office:value-type="float" office:value="0.55136">
                <text:p>0.551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376">
                <text:p>0.3376</text:p>
              </table:table-cell>
              <table:table-cell office:value-type="float" office:value="0.402">
                <text:p>0.402</text:p>
              </table:table-cell>
              <table:table-cell office:value-type="float" office:value="0.4604">
                <text:p>0.4604</text:p>
              </table:table-cell>
              <table:table-cell office:value-type="float" office:value="0.532">
                <text:p>0.532</text:p>
              </table:table-cell>
              <table:table-cell office:value-type="float" office:value="0.5588">
                <text:p>0.5588</text:p>
              </table:table-cell>
              <table:table-cell office:value-type="float" office:value="0.578">
                <text:p>0.578</text:p>
              </table:table-cell>
              <table:table-cell office:value-type="float" office:value="0.6044">
                <text:p>0.6044</text:p>
              </table:table-cell>
              <table:table-cell office:value-type="float" office:value="0.6372">
                <text:p>0.6372</text:p>
              </table:table-cell>
              <table:table-cell office:value-type="float" office:value="0.6584">
                <text:p>0.6584</text:p>
              </table:table-cell>
              <table:table-cell office:value-type="float" office:value="0.7576">
                <text:p>0.7576</text:p>
              </table:table-cell>
              <table:table-cell office:value-type="float" office:value="0.848">
                <text:p>0.848</text:p>
              </table:table-cell>
              <table:table-cell office:value-type="float" office:value="0.55264">
                <text:p>0.552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268">
                <text:p>0.3268</text:p>
              </table:table-cell>
              <table:table-cell office:value-type="float" office:value="0.41">
                <text:p>0.41</text:p>
              </table:table-cell>
              <table:table-cell office:value-type="float" office:value="0.4704">
                <text:p>0.4704</text:p>
              </table:table-cell>
              <table:table-cell office:value-type="float" office:value="0.5372">
                <text:p>0.5372</text:p>
              </table:table-cell>
              <table:table-cell office:value-type="float" office:value="0.564">
                <text:p>0.564</text:p>
              </table:table-cell>
              <table:table-cell office:value-type="float" office:value="0.5884">
                <text:p>0.5884</text:p>
              </table:table-cell>
              <table:table-cell office:value-type="float" office:value="0.6276">
                <text:p>0.6276</text:p>
              </table:table-cell>
              <table:table-cell office:value-type="float" office:value="0.6472">
                <text:p>0.6472</text:p>
              </table:table-cell>
              <table:table-cell office:value-type="float" office:value="0.6632">
                <text:p>0.6632</text:p>
              </table:table-cell>
              <table:table-cell office:value-type="float" office:value="0.7896">
                <text:p>0.7896</text:p>
              </table:table-cell>
              <table:table-cell office:value-type="float" office:value="0.904">
                <text:p>0.904</text:p>
              </table:table-cell>
              <table:table-cell office:value-type="float" office:value="0.56244">
                <text:p>0.562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496">
                <text:p>0.3496</text:p>
              </table:table-cell>
              <table:table-cell office:value-type="float" office:value="0.4508">
                <text:p>0.4508</text:p>
              </table:table-cell>
              <table:table-cell office:value-type="float" office:value="0.5176">
                <text:p>0.5176</text:p>
              </table:table-cell>
              <table:table-cell office:value-type="float" office:value="0.552">
                <text:p>0.552</text:p>
              </table:table-cell>
              <table:table-cell office:value-type="float" office:value="0.5788">
                <text:p>0.5788</text:p>
              </table:table-cell>
              <table:table-cell office:value-type="float" office:value="0.6188">
                <text:p>0.6188</text:p>
              </table:table-cell>
              <table:table-cell office:value-type="float" office:value="0.6432">
                <text:p>0.6432</text:p>
              </table:table-cell>
              <table:table-cell office:value-type="float" office:value="0.6548">
                <text:p>0.6548</text:p>
              </table:table-cell>
              <table:table-cell office:value-type="float" office:value="0.6792">
                <text:p>0.6792</text:p>
              </table:table-cell>
              <table:table-cell office:value-type="float" office:value="0.818">
                <text:p>0.818</text:p>
              </table:table-cell>
              <table:table-cell office:value-type="float" office:value="0.904">
                <text:p>0.904</text:p>
              </table:table-cell>
              <table:table-cell office:value-type="float" office:value="0.58628">
                <text:p>0.586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688">
                <text:p>0.3688</text:p>
              </table:table-cell>
              <table:table-cell office:value-type="float" office:value="0.4484">
                <text:p>0.4484</text:p>
              </table:table-cell>
              <table:table-cell office:value-type="float" office:value="0.5184">
                <text:p>0.5184</text:p>
              </table:table-cell>
              <table:table-cell office:value-type="float" office:value="0.552">
                <text:p>0.552</text:p>
              </table:table-cell>
              <table:table-cell office:value-type="float" office:value="0.5748">
                <text:p>0.5748</text:p>
              </table:table-cell>
              <table:table-cell office:value-type="float" office:value="0.6024">
                <text:p>0.6024</text:p>
              </table:table-cell>
              <table:table-cell office:value-type="float" office:value="0.63">
                <text:p>0.63</text:p>
              </table:table-cell>
              <table:table-cell office:value-type="float" office:value="0.6516">
                <text:p>0.6516</text:p>
              </table:table-cell>
              <table:table-cell office:value-type="float" office:value="0.6644">
                <text:p>0.6644</text:p>
              </table:table-cell>
              <table:table-cell office:value-type="float" office:value="0.8124">
                <text:p>0.8124</text:p>
              </table:table-cell>
              <table:table-cell office:value-type="float" office:value="0.928">
                <text:p>0.928</text:p>
              </table:table-cell>
              <table:table-cell office:value-type="float" office:value="0.58232">
                <text:p>0.582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764">
                <text:p>0.3764</text:p>
              </table:table-cell>
              <table:table-cell office:value-type="float" office:value="0.4628">
                <text:p>0.4628</text:p>
              </table:table-cell>
              <table:table-cell office:value-type="float" office:value="0.534">
                <text:p>0.534</text:p>
              </table:table-cell>
              <table:table-cell office:value-type="float" office:value="0.5644">
                <text:p>0.5644</text:p>
              </table:table-cell>
              <table:table-cell office:value-type="float" office:value="0.582">
                <text:p>0.582</text:p>
              </table:table-cell>
              <table:table-cell office:value-type="float" office:value="0.602">
                <text:p>0.602</text:p>
              </table:table-cell>
              <table:table-cell office:value-type="float" office:value="0.6288">
                <text:p>0.6288</text:p>
              </table:table-cell>
              <table:table-cell office:value-type="float" office:value="0.65">
                <text:p>0.65</text:p>
              </table:table-cell>
              <table:table-cell office:value-type="float" office:value="0.6692">
                <text:p>0.6692</text:p>
              </table:table-cell>
              <table:table-cell office:value-type="float" office:value="0.8432">
                <text:p>0.8432</text:p>
              </table:table-cell>
              <table:table-cell office:value-type="float" office:value="0.944">
                <text:p>0.944</text:p>
              </table:table-cell>
              <table:table-cell office:value-type="float" office:value="0.59128">
                <text:p>0.591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08">
                <text:p>0.3808</text:p>
              </table:table-cell>
              <table:table-cell office:value-type="float" office:value="0.4716">
                <text:p>0.4716</text:p>
              </table:table-cell>
              <table:table-cell office:value-type="float" office:value="0.5276">
                <text:p>0.5276</text:p>
              </table:table-cell>
              <table:table-cell office:value-type="float" office:value="0.56">
                <text:p>0.56</text:p>
              </table:table-cell>
              <table:table-cell office:value-type="float" office:value="0.5772">
                <text:p>0.5772</text:p>
              </table:table-cell>
              <table:table-cell office:value-type="float" office:value="0.5984">
                <text:p>0.5984</text:p>
              </table:table-cell>
              <table:table-cell office:value-type="float" office:value="0.6284">
                <text:p>0.6284</text:p>
              </table:table-cell>
              <table:table-cell office:value-type="float" office:value="0.6468">
                <text:p>0.6468</text:p>
              </table:table-cell>
              <table:table-cell office:value-type="float" office:value="0.6624">
                <text:p>0.6624</text:p>
              </table:table-cell>
              <table:table-cell office:value-type="float" office:value="0.822">
                <text:p>0.822</text:p>
              </table:table-cell>
              <table:table-cell office:value-type="float" office:value="0.944">
                <text:p>0.944</text:p>
              </table:table-cell>
              <table:table-cell office:value-type="float" office:value="0.58752">
                <text:p>0.587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044">
                <text:p>0.4044</text:p>
              </table:table-cell>
              <table:table-cell office:value-type="float" office:value="0.4752">
                <text:p>0.4752</text:p>
              </table:table-cell>
              <table:table-cell office:value-type="float" office:value="0.5256">
                <text:p>0.5256</text:p>
              </table:table-cell>
              <table:table-cell office:value-type="float" office:value="0.5636">
                <text:p>0.5636</text:p>
              </table:table-cell>
              <table:table-cell office:value-type="float" office:value="0.5836">
                <text:p>0.5836</text:p>
              </table:table-cell>
              <table:table-cell office:value-type="float" office:value="0.6064">
                <text:p>0.6064</text:p>
              </table:table-cell>
              <table:table-cell office:value-type="float" office:value="0.632">
                <text:p>0.632</text:p>
              </table:table-cell>
              <table:table-cell office:value-type="float" office:value="0.6496">
                <text:p>0.6496</text:p>
              </table:table-cell>
              <table:table-cell office:value-type="float" office:value="0.6776">
                <text:p>0.6776</text:p>
              </table:table-cell>
              <table:table-cell office:value-type="float" office:value="0.8596">
                <text:p>0.8596</text:p>
              </table:table-cell>
              <table:table-cell office:value-type="float" office:value="0.944">
                <text:p>0.944</text:p>
              </table:table-cell>
              <table:table-cell office:value-type="float" office:value="0.59776">
                <text:p>0.597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4704">
                <text:p>0.4704</text:p>
              </table:table-cell>
              <table:table-cell office:value-type="float" office:value="0.5184">
                <text:p>0.5184</text:p>
              </table:table-cell>
              <table:table-cell office:value-type="float" office:value="0.5588">
                <text:p>0.5588</text:p>
              </table:table-cell>
              <table:table-cell office:value-type="float" office:value="0.5848">
                <text:p>0.5848</text:p>
              </table:table-cell>
              <table:table-cell office:value-type="float" office:value="0.6132">
                <text:p>0.6132</text:p>
              </table:table-cell>
              <table:table-cell office:value-type="float" office:value="0.638">
                <text:p>0.638</text:p>
              </table:table-cell>
              <table:table-cell office:value-type="float" office:value="0.654">
                <text:p>0.654</text:p>
              </table:table-cell>
              <table:table-cell office:value-type="float" office:value="0.7048">
                <text:p>0.7048</text:p>
              </table:table-cell>
              <table:table-cell office:value-type="float" office:value="0.8944">
                <text:p>0.8944</text:p>
              </table:table-cell>
              <table:table-cell office:value-type="float" office:value="0.944">
                <text:p>0.944</text:p>
              </table:table-cell>
              <table:table-cell office:value-type="float" office:value="0.60168">
                <text:p>0.601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92">
                <text:p>0.3792</text:p>
              </table:table-cell>
              <table:table-cell office:value-type="float" office:value="0.4832">
                <text:p>0.4832</text:p>
              </table:table-cell>
              <table:table-cell office:value-type="float" office:value="0.5408">
                <text:p>0.5408</text:p>
              </table:table-cell>
              <table:table-cell office:value-type="float" office:value="0.5828">
                <text:p>0.5828</text:p>
              </table:table-cell>
              <table:table-cell office:value-type="float" office:value="0.6012">
                <text:p>0.6012</text:p>
              </table:table-cell>
              <table:table-cell office:value-type="float" office:value="0.6216">
                <text:p>0.6216</text:p>
              </table:table-cell>
              <table:table-cell office:value-type="float" office:value="0.6436">
                <text:p>0.6436</text:p>
              </table:table-cell>
              <table:table-cell office:value-type="float" office:value="0.6584">
                <text:p>0.6584</text:p>
              </table:table-cell>
              <table:table-cell office:value-type="float" office:value="0.7572">
                <text:p>0.7572</text:p>
              </table:table-cell>
              <table:table-cell office:value-type="float" office:value="0.9024">
                <text:p>0.9024</text:p>
              </table:table-cell>
              <table:table-cell office:value-type="float" office:value="0.944">
                <text:p>0.944</text:p>
              </table:table-cell>
              <table:table-cell office:value-type="float" office:value="0.61704">
                <text:p>0.617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72">
                <text:p>0.3672</text:p>
              </table:table-cell>
              <table:table-cell office:value-type="float" office:value="0.4756">
                <text:p>0.4756</text:p>
              </table:table-cell>
              <table:table-cell office:value-type="float" office:value="0.5444">
                <text:p>0.5444</text:p>
              </table:table-cell>
              <table:table-cell office:value-type="float" office:value="0.5772">
                <text:p>0.5772</text:p>
              </table:table-cell>
              <table:table-cell office:value-type="float" office:value="0.5984">
                <text:p>0.5984</text:p>
              </table:table-cell>
              <table:table-cell office:value-type="float" office:value="0.624">
                <text:p>0.624</text:p>
              </table:table-cell>
              <table:table-cell office:value-type="float" office:value="0.6524">
                <text:p>0.6524</text:p>
              </table:table-cell>
              <table:table-cell office:value-type="float" office:value="0.7004">
                <text:p>0.7004</text:p>
              </table:table-cell>
              <table:table-cell office:value-type="float" office:value="0.806">
                <text:p>0.806</text:p>
              </table:table-cell>
              <table:table-cell office:value-type="float" office:value="0.9052">
                <text:p>0.9052</text:p>
              </table:table-cell>
              <table:table-cell office:value-type="float" office:value="0.944">
                <text:p>0.944</text:p>
              </table:table-cell>
              <table:table-cell office:value-type="float" office:value="0.62508">
                <text:p>0.625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768">
                <text:p>0.3768</text:p>
              </table:table-cell>
              <table:table-cell office:value-type="float" office:value="0.5032">
                <text:p>0.5032</text:p>
              </table:table-cell>
              <table:table-cell office:value-type="float" office:value="0.5716">
                <text:p>0.5716</text:p>
              </table:table-cell>
              <table:table-cell office:value-type="float" office:value="0.5976">
                <text:p>0.5976</text:p>
              </table:table-cell>
              <table:table-cell office:value-type="float" office:value="0.6216">
                <text:p>0.6216</text:p>
              </table:table-cell>
              <table:table-cell office:value-type="float" office:value="0.6456">
                <text:p>0.6456</text:p>
              </table:table-cell>
              <table:table-cell office:value-type="float" office:value="0.6596">
                <text:p>0.6596</text:p>
              </table:table-cell>
              <table:table-cell office:value-type="float" office:value="0.7332">
                <text:p>0.7332</text:p>
              </table:table-cell>
              <table:table-cell office:value-type="float" office:value="0.8288">
                <text:p>0.8288</text:p>
              </table:table-cell>
              <table:table-cell office:value-type="float" office:value="0.9088">
                <text:p>0.9088</text:p>
              </table:table-cell>
              <table:table-cell office:value-type="float" office:value="0.944">
                <text:p>0.944</text:p>
              </table:table-cell>
              <table:table-cell office:value-type="float" office:value="0.64468">
                <text:p>0.644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98">
                <text:p>0.398</text:p>
              </table:table-cell>
              <table:table-cell office:value-type="float" office:value="0.5408">
                <text:p>0.5408</text:p>
              </table:table-cell>
              <table:table-cell office:value-type="float" office:value="0.582">
                <text:p>0.582</text:p>
              </table:table-cell>
              <table:table-cell office:value-type="float" office:value="0.6068">
                <text:p>0.6068</text:p>
              </table:table-cell>
              <table:table-cell office:value-type="float" office:value="0.6292">
                <text:p>0.6292</text:p>
              </table:table-cell>
              <table:table-cell office:value-type="float" office:value="0.6496">
                <text:p>0.6496</text:p>
              </table:table-cell>
              <table:table-cell office:value-type="float" office:value="0.6588">
                <text:p>0.6588</text:p>
              </table:table-cell>
              <table:table-cell office:value-type="float" office:value="0.7336">
                <text:p>0.7336</text:p>
              </table:table-cell>
              <table:table-cell office:value-type="float" office:value="0.8328">
                <text:p>0.8328</text:p>
              </table:table-cell>
              <table:table-cell office:value-type="float" office:value="0.91">
                <text:p>0.91</text:p>
              </table:table-cell>
              <table:table-cell office:value-type="float" office:value="0.944">
                <text:p>0.944</text:p>
              </table:table-cell>
              <table:table-cell office:value-type="float" office:value="0.65416">
                <text:p>0.654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36">
                <text:p>0.4436</text:p>
              </table:table-cell>
              <table:table-cell office:value-type="float" office:value="0.5608">
                <text:p>0.5608</text:p>
              </table:table-cell>
              <table:table-cell office:value-type="float" office:value="0.5948">
                <text:p>0.5948</text:p>
              </table:table-cell>
              <table:table-cell office:value-type="float" office:value="0.6144">
                <text:p>0.6144</text:p>
              </table:table-cell>
              <table:table-cell office:value-type="float" office:value="0.6324">
                <text:p>0.6324</text:p>
              </table:table-cell>
              <table:table-cell office:value-type="float" office:value="0.6516">
                <text:p>0.6516</text:p>
              </table:table-cell>
              <table:table-cell office:value-type="float" office:value="0.6636">
                <text:p>0.6636</text:p>
              </table:table-cell>
              <table:table-cell office:value-type="float" office:value="0.7572">
                <text:p>0.7572</text:p>
              </table:table-cell>
              <table:table-cell office:value-type="float" office:value="0.8448">
                <text:p>0.8448</text:p>
              </table:table-cell>
              <table:table-cell office:value-type="float" office:value="0.9076">
                <text:p>0.9076</text:p>
              </table:table-cell>
              <table:table-cell office:value-type="float" office:value="0.96">
                <text:p>0.96</text:p>
              </table:table-cell>
              <table:table-cell office:value-type="float" office:value="0.66708">
                <text:p>0.667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672">
                <text:p>0.4672</text:p>
              </table:table-cell>
              <table:table-cell office:value-type="float" office:value="0.564">
                <text:p>0.564</text:p>
              </table:table-cell>
              <table:table-cell office:value-type="float" office:value="0.5972">
                <text:p>0.5972</text:p>
              </table:table-cell>
              <table:table-cell office:value-type="float" office:value="0.6144">
                <text:p>0.6144</text:p>
              </table:table-cell>
              <table:table-cell office:value-type="float" office:value="0.6316">
                <text:p>0.6316</text:p>
              </table:table-cell>
              <table:table-cell office:value-type="float" office:value="0.6508">
                <text:p>0.6508</text:p>
              </table:table-cell>
              <table:table-cell office:value-type="float" office:value="0.6968">
                <text:p>0.6968</text:p>
              </table:table-cell>
              <table:table-cell office:value-type="float" office:value="0.7864">
                <text:p>0.7864</text:p>
              </table:table-cell>
              <table:table-cell office:value-type="float" office:value="0.864">
                <text:p>0.864</text:p>
              </table:table-cell>
              <table:table-cell office:value-type="float" office:value="0.9212">
                <text:p>0.9212</text:p>
              </table:table-cell>
              <table:table-cell office:value-type="float" office:value="0.96">
                <text:p>0.96</text:p>
              </table:table-cell>
              <table:table-cell office:value-type="float" office:value="0.67936">
                <text:p>0.679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852">
                <text:p>0.4852</text:p>
              </table:table-cell>
              <table:table-cell office:value-type="float" office:value="0.5872">
                <text:p>0.5872</text:p>
              </table:table-cell>
              <table:table-cell office:value-type="float" office:value="0.61">
                <text:p>0.61</text:p>
              </table:table-cell>
              <table:table-cell office:value-type="float" office:value="0.624">
                <text:p>0.624</text:p>
              </table:table-cell>
              <table:table-cell office:value-type="float" office:value="0.6436">
                <text:p>0.6436</text:p>
              </table:table-cell>
              <table:table-cell office:value-type="float" office:value="0.6652">
                <text:p>0.6652</text:p>
              </table:table-cell>
              <table:table-cell office:value-type="float" office:value="0.7668">
                <text:p>0.7668</text:p>
              </table:table-cell>
              <table:table-cell office:value-type="float" office:value="0.8432">
                <text:p>0.8432</text:p>
              </table:table-cell>
              <table:table-cell office:value-type="float" office:value="0.8824">
                <text:p>0.8824</text:p>
              </table:table-cell>
              <table:table-cell office:value-type="float" office:value="0.9308">
                <text:p>0.9308</text:p>
              </table:table-cell>
              <table:table-cell office:value-type="float" office:value="0.96">
                <text:p>0.96</text:p>
              </table:table-cell>
              <table:table-cell office:value-type="float" office:value="0.70384">
                <text:p>0.703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176">
                <text:p>0.5176</text:p>
              </table:table-cell>
              <table:table-cell office:value-type="float" office:value="0.6008">
                <text:p>0.6008</text:p>
              </table:table-cell>
              <table:table-cell office:value-type="float" office:value="0.6152">
                <text:p>0.6152</text:p>
              </table:table-cell>
              <table:table-cell office:value-type="float" office:value="0.638">
                <text:p>0.638</text:p>
              </table:table-cell>
              <table:table-cell office:value-type="float" office:value="0.6584">
                <text:p>0.6584</text:p>
              </table:table-cell>
              <table:table-cell office:value-type="float" office:value="0.756">
                <text:p>0.756</text:p>
              </table:table-cell>
              <table:table-cell office:value-type="float" office:value="0.8256">
                <text:p>0.8256</text:p>
              </table:table-cell>
              <table:table-cell office:value-type="float" office:value="0.8624">
                <text:p>0.8624</text:p>
              </table:table-cell>
              <table:table-cell office:value-type="float" office:value="0.8888">
                <text:p>0.8888</text:p>
              </table:table-cell>
              <table:table-cell office:value-type="float" office:value="0.9332">
                <text:p>0.9332</text:p>
              </table:table-cell>
              <table:table-cell office:value-type="float" office:value="0.96">
                <text:p>0.96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36">
                <text:p>0.536</text:p>
              </table:table-cell>
              <table:table-cell office:value-type="float" office:value="0.6076">
                <text:p>0.6076</text:p>
              </table:table-cell>
              <table:table-cell office:value-type="float" office:value="0.6364">
                <text:p>0.6364</text:p>
              </table:table-cell>
              <table:table-cell office:value-type="float" office:value="0.6648">
                <text:p>0.6648</text:p>
              </table:table-cell>
              <table:table-cell office:value-type="float" office:value="0.7544">
                <text:p>0.7544</text:p>
              </table:table-cell>
              <table:table-cell office:value-type="float" office:value="0.8176">
                <text:p>0.8176</text:p>
              </table:table-cell>
              <table:table-cell office:value-type="float" office:value="0.8564">
                <text:p>0.8564</text:p>
              </table:table-cell>
              <table:table-cell office:value-type="float" office:value="0.8792">
                <text:p>0.8792</text:p>
              </table:table-cell>
              <table:table-cell office:value-type="float" office:value="0.9044">
                <text:p>0.9044</text:p>
              </table:table-cell>
              <table:table-cell office:value-type="float" office:value="0.9416">
                <text:p>0.9416</text:p>
              </table:table-cell>
              <table:table-cell office:value-type="float" office:value="0.96">
                <text:p>0.96</text:p>
              </table:table-cell>
              <table:table-cell office:value-type="float" office:value="0.75984">
                <text:p>0.759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036">
                <text:p>0.5036</text:p>
              </table:table-cell>
              <table:table-cell office:value-type="float" office:value="0.6072">
                <text:p>0.6072</text:p>
              </table:table-cell>
              <table:table-cell office:value-type="float" office:value="0.6452">
                <text:p>0.6452</text:p>
              </table:table-cell>
              <table:table-cell office:value-type="float" office:value="0.698">
                <text:p>0.698</text:p>
              </table:table-cell>
              <table:table-cell office:value-type="float" office:value="0.7768">
                <text:p>0.7768</text:p>
              </table:table-cell>
              <table:table-cell office:value-type="float" office:value="0.8256">
                <text:p>0.8256</text:p>
              </table:table-cell>
              <table:table-cell office:value-type="float" office:value="0.8564">
                <text:p>0.8564</text:p>
              </table:table-cell>
              <table:table-cell office:value-type="float" office:value="0.8732">
                <text:p>0.8732</text:p>
              </table:table-cell>
              <table:table-cell office:value-type="float" office:value="0.9016">
                <text:p>0.9016</text:p>
              </table:table-cell>
              <table:table-cell office:value-type="float" office:value="0.9408">
                <text:p>0.9408</text:p>
              </table:table-cell>
              <table:table-cell office:value-type="float" office:value="0.96">
                <text:p>0.96</text:p>
              </table:table-cell>
              <table:table-cell office:value-type="float" office:value="0.76284">
                <text:p>0.7628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22">
                <text:p>0.522</text:p>
              </table:table-cell>
              <table:table-cell office:value-type="float" office:value="0.6224">
                <text:p>0.6224</text:p>
              </table:table-cell>
              <table:table-cell office:value-type="float" office:value="0.6552">
                <text:p>0.6552</text:p>
              </table:table-cell>
              <table:table-cell office:value-type="float" office:value="0.7504">
                <text:p>0.7504</text:p>
              </table:table-cell>
              <table:table-cell office:value-type="float" office:value="0.8136">
                <text:p>0.8136</text:p>
              </table:table-cell>
              <table:table-cell office:value-type="float" office:value="0.848">
                <text:p>0.848</text:p>
              </table:table-cell>
              <table:table-cell office:value-type="float" office:value="0.8724">
                <text:p>0.8724</text:p>
              </table:table-cell>
              <table:table-cell office:value-type="float" office:value="0.8884">
                <text:p>0.8884</text:p>
              </table:table-cell>
              <table:table-cell office:value-type="float" office:value="0.9132">
                <text:p>0.9132</text:p>
              </table:table-cell>
              <table:table-cell office:value-type="float" office:value="0.9436">
                <text:p>0.9436</text:p>
              </table:table-cell>
              <table:table-cell office:value-type="float" office:value="0.96">
                <text:p>0.96</text:p>
              </table:table-cell>
              <table:table-cell office:value-type="float" office:value="0.78292">
                <text:p>0.782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908">
                <text:p>0.5908</text:p>
              </table:table-cell>
              <table:table-cell office:value-type="float" office:value="0.6368">
                <text:p>0.6368</text:p>
              </table:table-cell>
              <table:table-cell office:value-type="float" office:value="0.6788">
                <text:p>0.6788</text:p>
              </table:table-cell>
              <table:table-cell office:value-type="float" office:value="0.7704">
                <text:p>0.7704</text:p>
              </table:table-cell>
              <table:table-cell office:value-type="float" office:value="0.8168">
                <text:p>0.8168</text:p>
              </table:table-cell>
              <table:table-cell office:value-type="float" office:value="0.8484">
                <text:p>0.8484</text:p>
              </table:table-cell>
              <table:table-cell office:value-type="float" office:value="0.8732">
                <text:p>0.8732</text:p>
              </table:table-cell>
              <table:table-cell office:value-type="float" office:value="0.888">
                <text:p>0.888</text:p>
              </table:table-cell>
              <table:table-cell office:value-type="float" office:value="0.9108">
                <text:p>0.9108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79564">
                <text:p>0.7956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748">
                <text:p>0.5748</text:p>
              </table:table-cell>
              <table:table-cell office:value-type="float" office:value="0.6464">
                <text:p>0.6464</text:p>
              </table:table-cell>
              <table:table-cell office:value-type="float" office:value="0.744">
                <text:p>0.744</text:p>
              </table:table-cell>
              <table:table-cell office:value-type="float" office:value="0.808">
                <text:p>0.808</text:p>
              </table:table-cell>
              <table:table-cell office:value-type="float" office:value="0.8444">
                <text:p>0.8444</text:p>
              </table:table-cell>
              <table:table-cell office:value-type="float" office:value="0.8744">
                <text:p>0.8744</text:p>
              </table:table-cell>
              <table:table-cell office:value-type="float" office:value="0.8864">
                <text:p>0.8864</text:p>
              </table:table-cell>
              <table:table-cell office:value-type="float" office:value="0.8972">
                <text:p>0.8972</text:p>
              </table:table-cell>
              <table:table-cell office:value-type="float" office:value="0.9236">
                <text:p>0.9236</text:p>
              </table:table-cell>
              <table:table-cell office:value-type="float" office:value="0.946">
                <text:p>0.946</text:p>
              </table:table-cell>
              <table:table-cell office:value-type="float" office:value="0.96">
                <text:p>0.96</text:p>
              </table:table-cell>
              <table:table-cell office:value-type="float" office:value="0.81452">
                <text:p>0.814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48">
                <text:p>0.6148</text:p>
              </table:table-cell>
              <table:table-cell office:value-type="float" office:value="0.6732">
                <text:p>0.6732</text:p>
              </table:table-cell>
              <table:table-cell office:value-type="float" office:value="0.7912">
                <text:p>0.7912</text:p>
              </table:table-cell>
              <table:table-cell office:value-type="float" office:value="0.8444">
                <text:p>0.8444</text:p>
              </table:table-cell>
              <table:table-cell office:value-type="float" office:value="0.8728">
                <text:p>0.8728</text:p>
              </table:table-cell>
              <table:table-cell office:value-type="float" office:value="0.8868">
                <text:p>0.8868</text:p>
              </table:table-cell>
              <table:table-cell office:value-type="float" office:value="0.8904">
                <text:p>0.8904</text:p>
              </table:table-cell>
              <table:table-cell office:value-type="float" office:value="0.9056">
                <text:p>0.9056</text:p>
              </table:table-cell>
              <table:table-cell office:value-type="float" office:value="0.9292">
                <text:p>0.9292</text:p>
              </table:table-cell>
              <table:table-cell office:value-type="float" office:value="0.9452">
                <text:p>0.9452</text:p>
              </table:table-cell>
              <table:table-cell office:value-type="float" office:value="0.96">
                <text:p>0.96</text:p>
              </table:table-cell>
              <table:table-cell office:value-type="float" office:value="0.83536">
                <text:p>0.83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28">
                <text:p>0.6128</text:p>
              </table:table-cell>
              <table:table-cell office:value-type="float" office:value="0.6484">
                <text:p>0.6484</text:p>
              </table:table-cell>
              <table:table-cell office:value-type="float" office:value="0.756">
                <text:p>0.756</text:p>
              </table:table-cell>
              <table:table-cell office:value-type="float" office:value="0.8236">
                <text:p>0.8236</text:p>
              </table:table-cell>
              <table:table-cell office:value-type="float" office:value="0.864">
                <text:p>0.864</text:p>
              </table:table-cell>
              <table:table-cell office:value-type="float" office:value="0.8836">
                <text:p>0.8836</text:p>
              </table:table-cell>
              <table:table-cell office:value-type="float" office:value="0.8888">
                <text:p>0.8888</text:p>
              </table:table-cell>
              <table:table-cell office:value-type="float" office:value="0.9052">
                <text:p>0.9052</text:p>
              </table:table-cell>
              <table:table-cell office:value-type="float" office:value="0.9296">
                <text:p>0.9296</text:p>
              </table:table-cell>
              <table:table-cell office:value-type="float" office:value="0.9444">
                <text:p>0.9444</text:p>
              </table:table-cell>
              <table:table-cell office:value-type="float" office:value="0.96">
                <text:p>0.96</text:p>
              </table:table-cell>
              <table:table-cell office:value-type="float" office:value="0.82564">
                <text:p>0.8256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024">
                <text:p>0.6024</text:p>
              </table:table-cell>
              <table:table-cell office:value-type="float" office:value="0.66">
                <text:p>0.66</text:p>
              </table:table-cell>
              <table:table-cell office:value-type="float" office:value="0.7964">
                <text:p>0.7964</text:p>
              </table:table-cell>
              <table:table-cell office:value-type="float" office:value="0.848">
                <text:p>0.848</text:p>
              </table:table-cell>
              <table:table-cell office:value-type="float" office:value="0.8792">
                <text:p>0.8792</text:p>
              </table:table-cell>
              <table:table-cell office:value-type="float" office:value="0.888">
                <text:p>0.888</text:p>
              </table:table-cell>
              <table:table-cell office:value-type="float" office:value="0.9008">
                <text:p>0.9008</text:p>
              </table:table-cell>
              <table:table-cell office:value-type="float" office:value="0.9204">
                <text:p>0.9204</text:p>
              </table:table-cell>
              <table:table-cell office:value-type="float" office:value="0.936">
                <text:p>0.936</text:p>
              </table:table-cell>
              <table:table-cell office:value-type="float" office:value="0.948">
                <text:p>0.948</text:p>
              </table:table-cell>
              <table:table-cell office:value-type="float" office:value="0.96">
                <text:p>0.96</text:p>
              </table:table-cell>
              <table:table-cell office:value-type="float" office:value="0.83792">
                <text:p>0.83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868">
                <text:p>0.5868</text:p>
              </table:table-cell>
              <table:table-cell office:value-type="float" office:value="0.6476">
                <text:p>0.6476</text:p>
              </table:table-cell>
              <table:table-cell office:value-type="float" office:value="0.7352">
                <text:p>0.7352</text:p>
              </table:table-cell>
              <table:table-cell office:value-type="float" office:value="0.8252">
                <text:p>0.8252</text:p>
              </table:table-cell>
              <table:table-cell office:value-type="float" office:value="0.8728">
                <text:p>0.8728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176">
                <text:p>0.9176</text:p>
              </table:table-cell>
              <table:table-cell office:value-type="float" office:value="0.934">
                <text:p>0.934</text:p>
              </table:table-cell>
              <table:table-cell office:value-type="float" office:value="0.9468">
                <text:p>0.9468</text:p>
              </table:table-cell>
              <table:table-cell office:value-type="float" office:value="0.96">
                <text:p>0.96</text:p>
              </table:table-cell>
              <table:table-cell office:value-type="float" office:value="0.82496">
                <text:p>0.8249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976">
                <text:p>0.5976</text:p>
              </table:table-cell>
              <table:table-cell office:value-type="float" office:value="0.648">
                <text:p>0.648</text:p>
              </table:table-cell>
              <table:table-cell office:value-type="float" office:value="0.7284">
                <text:p>0.7284</text:p>
              </table:table-cell>
              <table:table-cell office:value-type="float" office:value="0.8084">
                <text:p>0.8084</text:p>
              </table:table-cell>
              <table:table-cell office:value-type="float" office:value="0.8584">
                <text:p>0.8584</text:p>
              </table:table-cell>
              <table:table-cell office:value-type="float" office:value="0.8816">
                <text:p>0.8816</text:p>
              </table:table-cell>
              <table:table-cell office:value-type="float" office:value="0.8916">
                <text:p>0.8916</text:p>
              </table:table-cell>
              <table:table-cell office:value-type="float" office:value="0.9116">
                <text:p>0.9116</text:p>
              </table:table-cell>
              <table:table-cell office:value-type="float" office:value="0.932">
                <text:p>0.932</text:p>
              </table:table-cell>
              <table:table-cell office:value-type="float" office:value="0.9468">
                <text:p>0.9468</text:p>
              </table:table-cell>
              <table:table-cell office:value-type="float" office:value="0.96">
                <text:p>0.96</text:p>
              </table:table-cell>
              <table:table-cell office:value-type="float" office:value="0.82044">
                <text:p>0.820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776">
                <text:p>0.5776</text:p>
              </table:table-cell>
              <table:table-cell office:value-type="float" office:value="0.6848">
                <text:p>0.6848</text:p>
              </table:table-cell>
              <table:table-cell office:value-type="float" office:value="0.7852">
                <text:p>0.7852</text:p>
              </table:table-cell>
              <table:table-cell office:value-type="float" office:value="0.8444">
                <text:p>0.8444</text:p>
              </table:table-cell>
              <table:table-cell office:value-type="float" office:value="0.8732">
                <text:p>0.8732</text:p>
              </table:table-cell>
              <table:table-cell office:value-type="float" office:value="0.8884">
                <text:p>0.8884</text:p>
              </table:table-cell>
              <table:table-cell office:value-type="float" office:value="0.8992">
                <text:p>0.8992</text:p>
              </table:table-cell>
              <table:table-cell office:value-type="float" office:value="0.916">
                <text:p>0.916</text:p>
              </table:table-cell>
              <table:table-cell office:value-type="float" office:value="0.934">
                <text:p>0.934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83452">
                <text:p>0.834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5">
                <text:p>0.65</text:p>
              </table:table-cell>
              <table:table-cell office:value-type="float" office:value="0.7812">
                <text:p>0.7812</text:p>
              </table:table-cell>
              <table:table-cell office:value-type="float" office:value="0.8384">
                <text:p>0.8384</text:p>
              </table:table-cell>
              <table:table-cell office:value-type="float" office:value="0.8692">
                <text:p>0.8692</text:p>
              </table:table-cell>
              <table:table-cell office:value-type="float" office:value="0.886">
                <text:p>0.886</text:p>
              </table:table-cell>
              <table:table-cell office:value-type="float" office:value="0.8896">
                <text:p>0.8896</text:p>
              </table:table-cell>
              <table:table-cell office:value-type="float" office:value="0.8964">
                <text:p>0.8964</text:p>
              </table:table-cell>
              <table:table-cell office:value-type="float" office:value="0.9124">
                <text:p>0.9124</text:p>
              </table:table-cell>
              <table:table-cell office:value-type="float" office:value="0.9304">
                <text:p>0.9304</text:p>
              </table:table-cell>
              <table:table-cell office:value-type="float" office:value="0.9436">
                <text:p>0.9436</text:p>
              </table:table-cell>
              <table:table-cell office:value-type="float" office:value="0.96">
                <text:p>0.96</text:p>
              </table:table-cell>
              <table:table-cell office:value-type="float" office:value="0.85972">
                <text:p>0.859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48">
                <text:p>0.648</text:p>
              </table:table-cell>
              <table:table-cell office:value-type="float" office:value="0.792">
                <text:p>0.792</text:p>
              </table:table-cell>
              <table:table-cell office:value-type="float" office:value="0.8492">
                <text:p>0.8492</text:p>
              </table:table-cell>
              <table:table-cell office:value-type="float" office:value="0.8764">
                <text:p>0.8764</text:p>
              </table:table-cell>
              <table:table-cell office:value-type="float" office:value="0.888">
                <text:p>0.888</text:p>
              </table:table-cell>
              <table:table-cell office:value-type="float" office:value="0.8928">
                <text:p>0.8928</text:p>
              </table:table-cell>
              <table:table-cell office:value-type="float" office:value="0.9048">
                <text:p>0.9048</text:p>
              </table:table-cell>
              <table:table-cell office:value-type="float" office:value="0.9196">
                <text:p>0.9196</text:p>
              </table:table-cell>
              <table:table-cell office:value-type="float" office:value="0.9328">
                <text:p>0.9328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6508">
                <text:p>0.865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248">
                <text:p>0.6248</text:p>
              </table:table-cell>
              <table:table-cell office:value-type="float" office:value="0.776">
                <text:p>0.776</text:p>
              </table:table-cell>
              <table:table-cell office:value-type="float" office:value="0.83">
                <text:p>0.83</text:p>
              </table:table-cell>
              <table:table-cell office:value-type="float" office:value="0.8708">
                <text:p>0.8708</text:p>
              </table:table-cell>
              <table:table-cell office:value-type="float" office:value="0.8868">
                <text:p>0.8868</text:p>
              </table:table-cell>
              <table:table-cell office:value-type="float" office:value="0.8912">
                <text:p>0.8912</text:p>
              </table:table-cell>
              <table:table-cell office:value-type="float" office:value="0.9008">
                <text:p>0.9008</text:p>
              </table:table-cell>
              <table:table-cell office:value-type="float" office:value="0.9144">
                <text:p>0.9144</text:p>
              </table:table-cell>
              <table:table-cell office:value-type="float" office:value="0.932">
                <text:p>0.932</text:p>
              </table:table-cell>
              <table:table-cell office:value-type="float" office:value="0.9496">
                <text:p>0.9496</text:p>
              </table:table-cell>
              <table:table-cell office:value-type="float" office:value="0.96">
                <text:p>0.96</text:p>
              </table:table-cell>
              <table:table-cell office:value-type="float" office:value="0.85764">
                <text:p>0.8576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184">
                <text:p>0.6184</text:p>
              </table:table-cell>
              <table:table-cell office:value-type="float" office:value="0.7648">
                <text:p>0.7648</text:p>
              </table:table-cell>
              <table:table-cell office:value-type="float" office:value="0.8376">
                <text:p>0.8376</text:p>
              </table:table-cell>
              <table:table-cell office:value-type="float" office:value="0.87">
                <text:p>0.87</text:p>
              </table:table-cell>
              <table:table-cell office:value-type="float" office:value="0.8872">
                <text:p>0.8872</text:p>
              </table:table-cell>
              <table:table-cell office:value-type="float" office:value="0.8924">
                <text:p>0.8924</text:p>
              </table:table-cell>
              <table:table-cell office:value-type="float" office:value="0.904">
                <text:p>0.904</text:p>
              </table:table-cell>
              <table:table-cell office:value-type="float" office:value="0.9188">
                <text:p>0.9188</text:p>
              </table:table-cell>
              <table:table-cell office:value-type="float" office:value="0.9332">
                <text:p>0.9332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5736">
                <text:p>0.8573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008">
                <text:p>0.6008</text:p>
              </table:table-cell>
              <table:table-cell office:value-type="float" office:value="0.8208">
                <text:p>0.8208</text:p>
              </table:table-cell>
              <table:table-cell office:value-type="float" office:value="0.8568">
                <text:p>0.8568</text:p>
              </table:table-cell>
              <table:table-cell office:value-type="float" office:value="0.8832">
                <text:p>0.8832</text:p>
              </table:table-cell>
              <table:table-cell office:value-type="float" office:value="0.8892">
                <text:p>0.8892</text:p>
              </table:table-cell>
              <table:table-cell office:value-type="float" office:value="0.8976">
                <text:p>0.8976</text:p>
              </table:table-cell>
              <table:table-cell office:value-type="float" office:value="0.908">
                <text:p>0.908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86716">
                <text:p>0.867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996">
                <text:p>0.5996</text:p>
              </table:table-cell>
              <table:table-cell office:value-type="float" office:value="0.806">
                <text:p>0.806</text:p>
              </table:table-cell>
              <table:table-cell office:value-type="float" office:value="0.8556">
                <text:p>0.8556</text:p>
              </table:table-cell>
              <table:table-cell office:value-type="float" office:value="0.8832">
                <text:p>0.8832</text:p>
              </table:table-cell>
              <table:table-cell office:value-type="float" office:value="0.8892">
                <text:p>0.8892</text:p>
              </table:table-cell>
              <table:table-cell office:value-type="float" office:value="0.898">
                <text:p>0.898</text:p>
              </table:table-cell>
              <table:table-cell office:value-type="float" office:value="0.9136">
                <text:p>0.9136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496">
                <text:p>0.9496</text:p>
              </table:table-cell>
              <table:table-cell office:value-type="float" office:value="0.96">
                <text:p>0.96</text:p>
              </table:table-cell>
              <table:table-cell office:value-type="float" office:value="0.86588">
                <text:p>0.865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284">
                <text:p>0.6284</text:p>
              </table:table-cell>
              <table:table-cell office:value-type="float" office:value="0.7924">
                <text:p>0.7924</text:p>
              </table:table-cell>
              <table:table-cell office:value-type="float" office:value="0.8452">
                <text:p>0.8452</text:p>
              </table:table-cell>
              <table:table-cell office:value-type="float" office:value="0.8712">
                <text:p>0.8712</text:p>
              </table:table-cell>
              <table:table-cell office:value-type="float" office:value="0.888">
                <text:p>0.888</text:p>
              </table:table-cell>
              <table:table-cell office:value-type="float" office:value="0.8968">
                <text:p>0.8968</text:p>
              </table:table-cell>
              <table:table-cell office:value-type="float" office:value="0.908">
                <text:p>0.908</text:p>
              </table:table-cell>
              <table:table-cell office:value-type="float" office:value="0.924">
                <text:p>0.924</text:p>
              </table:table-cell>
              <table:table-cell office:value-type="float" office:value="0.932">
                <text:p>0.932</text:p>
              </table:table-cell>
              <table:table-cell office:value-type="float" office:value="0.9464">
                <text:p>0.9464</text:p>
              </table:table-cell>
              <table:table-cell office:value-type="float" office:value="0.96">
                <text:p>0.96</text:p>
              </table:table-cell>
              <table:table-cell office:value-type="float" office:value="0.86324">
                <text:p>0.863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324">
                <text:p>0.6324</text:p>
              </table:table-cell>
              <table:table-cell office:value-type="float" office:value="0.7772">
                <text:p>0.7772</text:p>
              </table:table-cell>
              <table:table-cell office:value-type="float" office:value="0.8364">
                <text:p>0.8364</text:p>
              </table:table-cell>
              <table:table-cell office:value-type="float" office:value="0.87">
                <text:p>0.87</text:p>
              </table:table-cell>
              <table:table-cell office:value-type="float" office:value="0.888">
                <text:p>0.888</text:p>
              </table:table-cell>
              <table:table-cell office:value-type="float" office:value="0.8948">
                <text:p>0.8948</text:p>
              </table:table-cell>
              <table:table-cell office:value-type="float" office:value="0.9076">
                <text:p>0.9076</text:p>
              </table:table-cell>
              <table:table-cell office:value-type="float" office:value="0.9252">
                <text:p>0.9252</text:p>
              </table:table-cell>
              <table:table-cell office:value-type="float" office:value="0.9328">
                <text:p>0.9328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6116">
                <text:p>0.861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196">
                <text:p>0.6196</text:p>
              </table:table-cell>
              <table:table-cell office:value-type="float" office:value="0.7808">
                <text:p>0.7808</text:p>
              </table:table-cell>
              <table:table-cell office:value-type="float" office:value="0.854">
                <text:p>0.854</text:p>
              </table:table-cell>
              <table:table-cell office:value-type="float" office:value="0.888">
                <text:p>0.888</text:p>
              </table:table-cell>
              <table:table-cell office:value-type="float" office:value="0.892">
                <text:p>0.892</text:p>
              </table:table-cell>
              <table:table-cell office:value-type="float" office:value="0.8992">
                <text:p>0.8992</text:p>
              </table:table-cell>
              <table:table-cell office:value-type="float" office:value="0.9144">
                <text:p>0.9144</text:p>
              </table:table-cell>
              <table:table-cell office:value-type="float" office:value="0.926">
                <text:p>0.926</text:p>
              </table:table-cell>
              <table:table-cell office:value-type="float" office:value="0.9352">
                <text:p>0.9352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86568">
                <text:p>0.8656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884">
                <text:p>0.6884</text:p>
              </table:table-cell>
              <table:table-cell office:value-type="float" office:value="0.8372">
                <text:p>0.8372</text:p>
              </table:table-cell>
              <table:table-cell office:value-type="float" office:value="0.8872">
                <text:p>0.8872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9056">
                <text:p>0.9056</text:p>
              </table:table-cell>
              <table:table-cell office:value-type="float" office:value="0.9236">
                <text:p>0.9236</text:p>
              </table:table-cell>
              <table:table-cell office:value-type="float" office:value="0.9304">
                <text:p>0.9304</text:p>
              </table:table-cell>
              <table:table-cell office:value-type="float" office:value="0.936">
                <text:p>0.936</text:p>
              </table:table-cell>
              <table:table-cell office:value-type="float" office:value="0.9512">
                <text:p>0.9512</text:p>
              </table:table-cell>
              <table:table-cell office:value-type="float" office:value="0.96">
                <text:p>0.96</text:p>
              </table:table-cell>
              <table:table-cell office:value-type="float" office:value="0.88452">
                <text:p>0.8845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812">
                <text:p>0.6812</text:p>
              </table:table-cell>
              <table:table-cell office:value-type="float" office:value="0.8312">
                <text:p>0.8312</text:p>
              </table:table-cell>
              <table:table-cell office:value-type="float" office:value="0.8876">
                <text:p>0.8876</text:p>
              </table:table-cell>
              <table:table-cell office:value-type="float" office:value="0.888">
                <text:p>0.888</text:p>
              </table:table-cell>
              <table:table-cell office:value-type="float" office:value="0.894">
                <text:p>0.894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224">
                <text:p>0.9224</text:p>
              </table:table-cell>
              <table:table-cell office:value-type="float" office:value="0.9336">
                <text:p>0.9336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87888">
                <text:p>0.8788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984">
                <text:p>0.6984</text:p>
              </table:table-cell>
              <table:table-cell office:value-type="float" office:value="0.8184">
                <text:p>0.8184</text:p>
              </table:table-cell>
              <table:table-cell office:value-type="float" office:value="0.8804">
                <text:p>0.8804</text:p>
              </table:table-cell>
              <table:table-cell office:value-type="float" office:value="0.888">
                <text:p>0.888</text:p>
              </table:table-cell>
              <table:table-cell office:value-type="float" office:value="0.8948">
                <text:p>0.8948</text:p>
              </table:table-cell>
              <table:table-cell office:value-type="float" office:value="0.896">
                <text:p>0.896</text:p>
              </table:table-cell>
              <table:table-cell office:value-type="float" office:value="0.9048">
                <text:p>0.9048</text:p>
              </table:table-cell>
              <table:table-cell office:value-type="float" office:value="0.9212">
                <text:p>0.9212</text:p>
              </table:table-cell>
              <table:table-cell office:value-type="float" office:value="0.9344">
                <text:p>0.9344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8788">
                <text:p>0.87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52">
                <text:p>0.6552</text:p>
              </table:table-cell>
              <table:table-cell office:value-type="float" office:value="0.8416">
                <text:p>0.8416</text:p>
              </table:table-cell>
              <table:table-cell office:value-type="float" office:value="0.888">
                <text:p>0.888</text:p>
              </table:table-cell>
              <table:table-cell office:value-type="float" office:value="0.8916">
                <text:p>0.8916</text:p>
              </table:table-cell>
              <table:table-cell office:value-type="float" office:value="0.896">
                <text:p>0.896</text:p>
              </table:table-cell>
              <table:table-cell office:value-type="float" office:value="0.9">
                <text:p>0.9</text:p>
              </table:table-cell>
              <table:table-cell office:value-type="float" office:value="0.9052">
                <text:p>0.9052</text:p>
              </table:table-cell>
              <table:table-cell office:value-type="float" office:value="0.9204">
                <text:p>0.9204</text:p>
              </table:table-cell>
              <table:table-cell office:value-type="float" office:value="0.9344">
                <text:p>0.9344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8784">
                <text:p>0.87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244">
                <text:p>0.7244</text:p>
              </table:table-cell>
              <table:table-cell office:value-type="float" office:value="0.8588">
                <text:p>0.8588</text:p>
              </table:table-cell>
              <table:table-cell office:value-type="float" office:value="0.888">
                <text:p>0.888</text:p>
              </table:table-cell>
              <table:table-cell office:value-type="float" office:value="0.8924">
                <text:p>0.8924</text:p>
              </table:table-cell>
              <table:table-cell office:value-type="float" office:value="0.896">
                <text:p>0.896</text:p>
              </table:table-cell>
              <table:table-cell office:value-type="float" office:value="0.9004">
                <text:p>0.9004</text:p>
              </table:table-cell>
              <table:table-cell office:value-type="float" office:value="0.9072">
                <text:p>0.9072</text:p>
              </table:table-cell>
              <table:table-cell office:value-type="float" office:value="0.924">
                <text:p>0.924</text:p>
              </table:table-cell>
              <table:table-cell office:value-type="float" office:value="0.9344">
                <text:p>0.9344</text:p>
              </table:table-cell>
              <table:table-cell office:value-type="float" office:value="0.9496">
                <text:p>0.9496</text:p>
              </table:table-cell>
              <table:table-cell office:value-type="float" office:value="0.96">
                <text:p>0.96</text:p>
              </table:table-cell>
              <table:table-cell office:value-type="float" office:value="0.88752">
                <text:p>0.88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26">
                <text:p>0.726</text:p>
              </table:table-cell>
              <table:table-cell office:value-type="float" office:value="0.85">
                <text:p>0.85</text:p>
              </table:table-cell>
              <table:table-cell office:value-type="float" office:value="0.888">
                <text:p>0.888</text:p>
              </table:table-cell>
              <table:table-cell office:value-type="float" office:value="0.892">
                <text:p>0.892</text:p>
              </table:table-cell>
              <table:table-cell office:value-type="float" office:value="0.896">
                <text:p>0.896</text:p>
              </table:table-cell>
              <table:table-cell office:value-type="float" office:value="0.9004">
                <text:p>0.9004</text:p>
              </table:table-cell>
              <table:table-cell office:value-type="float" office:value="0.9072">
                <text:p>0.9072</text:p>
              </table:table-cell>
              <table:table-cell office:value-type="float" office:value="0.9248">
                <text:p>0.9248</text:p>
              </table:table-cell>
              <table:table-cell office:value-type="float" office:value="0.9344">
                <text:p>0.9344</text:p>
              </table:table-cell>
              <table:table-cell office:value-type="float" office:value="0.9484">
                <text:p>0.9484</text:p>
              </table:table-cell>
              <table:table-cell office:value-type="float" office:value="0.96">
                <text:p>0.96</text:p>
              </table:table-cell>
              <table:table-cell office:value-type="float" office:value="0.88672">
                <text:p>0.88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028">
                <text:p>0.7028</text:p>
              </table:table-cell>
              <table:table-cell office:value-type="float" office:value="0.8448">
                <text:p>0.8448</text:p>
              </table:table-cell>
              <table:table-cell office:value-type="float" office:value="0.888">
                <text:p>0.888</text:p>
              </table:table-cell>
              <table:table-cell office:value-type="float" office:value="0.894">
                <text:p>0.894</text:p>
              </table:table-cell>
              <table:table-cell office:value-type="float" office:value="0.896">
                <text:p>0.896</text:p>
              </table:table-cell>
              <table:table-cell office:value-type="float" office:value="0.9032">
                <text:p>0.9032</text:p>
              </table:table-cell>
              <table:table-cell office:value-type="float" office:value="0.9116">
                <text:p>0.9116</text:p>
              </table:table-cell>
              <table:table-cell office:value-type="float" office:value="0.9268">
                <text:p>0.9268</text:p>
              </table:table-cell>
              <table:table-cell office:value-type="float" office:value="0.934">
                <text:p>0.934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8846">
                <text:p>0.88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632">
                <text:p>0.6632</text:p>
              </table:table-cell>
              <table:table-cell office:value-type="float" office:value="0.8052">
                <text:p>0.8052</text:p>
              </table:table-cell>
              <table:table-cell office:value-type="float" office:value="0.872">
                <text:p>0.872</text:p>
              </table:table-cell>
              <table:table-cell office:value-type="float" office:value="0.8924">
                <text:p>0.8924</text:p>
              </table:table-cell>
              <table:table-cell office:value-type="float" office:value="0.896">
                <text:p>0.896</text:p>
              </table:table-cell>
              <table:table-cell office:value-type="float" office:value="0.902">
                <text:p>0.902</text:p>
              </table:table-cell>
              <table:table-cell office:value-type="float" office:value="0.9116">
                <text:p>0.9116</text:p>
              </table:table-cell>
              <table:table-cell office:value-type="float" office:value="0.926">
                <text:p>0.926</text:p>
              </table:table-cell>
              <table:table-cell office:value-type="float" office:value="0.9332">
                <text:p>0.9332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87464">
                <text:p>0.874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9">
                <text:p>0.69</text:p>
              </table:table-cell>
              <table:table-cell office:value-type="float" office:value="0.8152">
                <text:p>0.8152</text:p>
              </table:table-cell>
              <table:table-cell office:value-type="float" office:value="0.8856">
                <text:p>0.8856</text:p>
              </table:table-cell>
              <table:table-cell office:value-type="float" office:value="0.8932">
                <text:p>0.8932</text:p>
              </table:table-cell>
              <table:table-cell office:value-type="float" office:value="0.896">
                <text:p>0.896</text:p>
              </table:table-cell>
              <table:table-cell office:value-type="float" office:value="0.9024">
                <text:p>0.9024</text:p>
              </table:table-cell>
              <table:table-cell office:value-type="float" office:value="0.9116">
                <text:p>0.9116</text:p>
              </table:table-cell>
              <table:table-cell office:value-type="float" office:value="0.9252">
                <text:p>0.9252</text:p>
              </table:table-cell>
              <table:table-cell office:value-type="float" office:value="0.9312">
                <text:p>0.9312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87952">
                <text:p>0.8795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216">
                <text:p>0.7216</text:p>
              </table:table-cell>
              <table:table-cell office:value-type="float" office:value="0.8472">
                <text:p>0.8472</text:p>
              </table:table-cell>
              <table:table-cell office:value-type="float" office:value="0.8876">
                <text:p>0.8876</text:p>
              </table:table-cell>
              <table:table-cell office:value-type="float" office:value="0.8948">
                <text:p>0.8948</text:p>
              </table:table-cell>
              <table:table-cell office:value-type="float" office:value="0.9008">
                <text:p>0.9008</text:p>
              </table:table-cell>
              <table:table-cell office:value-type="float" office:value="0.9072">
                <text:p>0.9072</text:p>
              </table:table-cell>
              <table:table-cell office:value-type="float" office:value="0.918">
                <text:p>0.918</text:p>
              </table:table-cell>
              <table:table-cell office:value-type="float" office:value="0.928">
                <text:p>0.928</text:p>
              </table:table-cell>
              <table:table-cell office:value-type="float" office:value="0.9372">
                <text:p>0.9372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424">
                <text:p>0.6424</text:p>
              </table:table-cell>
              <table:table-cell office:value-type="float" office:value="0.8024">
                <text:p>0.8024</text:p>
              </table:table-cell>
              <table:table-cell office:value-type="float" office:value="0.88">
                <text:p>0.88</text:p>
              </table:table-cell>
              <table:table-cell office:value-type="float" office:value="0.8908">
                <text:p>0.8908</text:p>
              </table:table-cell>
              <table:table-cell office:value-type="float" office:value="0.898">
                <text:p>0.898</text:p>
              </table:table-cell>
              <table:table-cell office:value-type="float" office:value="0.9048">
                <text:p>0.9048</text:p>
              </table:table-cell>
              <table:table-cell office:value-type="float" office:value="0.9148">
                <text:p>0.9148</text:p>
              </table:table-cell>
              <table:table-cell office:value-type="float" office:value="0.9264">
                <text:p>0.9264</text:p>
              </table:table-cell>
              <table:table-cell office:value-type="float" office:value="0.9376">
                <text:p>0.9376</text:p>
              </table:table-cell>
              <table:table-cell office:value-type="float" office:value="0.954">
                <text:p>0.954</text:p>
              </table:table-cell>
              <table:table-cell office:value-type="float" office:value="0.96">
                <text:p>0.96</text:p>
              </table:table-cell>
              <table:table-cell office:value-type="float" office:value="0.87512">
                <text:p>0.8751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36">
                <text:p>0.636</text:p>
              </table:table-cell>
              <table:table-cell office:value-type="float" office:value="0.7468">
                <text:p>0.7468</text:p>
              </table:table-cell>
              <table:table-cell office:value-type="float" office:value="0.8604">
                <text:p>0.8604</text:p>
              </table:table-cell>
              <table:table-cell office:value-type="float" office:value="0.8856">
                <text:p>0.8856</text:p>
              </table:table-cell>
              <table:table-cell office:value-type="float" office:value="0.8936">
                <text:p>0.8936</text:p>
              </table:table-cell>
              <table:table-cell office:value-type="float" office:value="0.9044">
                <text:p>0.9044</text:p>
              </table:table-cell>
              <table:table-cell office:value-type="float" office:value="0.9136">
                <text:p>0.9136</text:p>
              </table:table-cell>
              <table:table-cell office:value-type="float" office:value="0.926">
                <text:p>0.926</text:p>
              </table:table-cell>
              <table:table-cell office:value-type="float" office:value="0.936">
                <text:p>0.936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86516">
                <text:p>0.8651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2">
                <text:p>0.62</text:p>
              </table:table-cell>
              <table:table-cell office:value-type="float" office:value="0.682">
                <text:p>0.682</text:p>
              </table:table-cell>
              <table:table-cell office:value-type="float" office:value="0.812">
                <text:p>0.812</text:p>
              </table:table-cell>
              <table:table-cell office:value-type="float" office:value="0.8828">
                <text:p>0.8828</text:p>
              </table:table-cell>
              <table:table-cell office:value-type="float" office:value="0.892">
                <text:p>0.892</text:p>
              </table:table-cell>
              <table:table-cell office:value-type="float" office:value="0.9024">
                <text:p>0.9024</text:p>
              </table:table-cell>
              <table:table-cell office:value-type="float" office:value="0.9144">
                <text:p>0.9144</text:p>
              </table:table-cell>
              <table:table-cell office:value-type="float" office:value="0.9272">
                <text:p>0.9272</text:p>
              </table:table-cell>
              <table:table-cell office:value-type="float" office:value="0.936">
                <text:p>0.936</text:p>
              </table:table-cell>
              <table:table-cell office:value-type="float" office:value="0.9512">
                <text:p>0.9512</text:p>
              </table:table-cell>
              <table:table-cell office:value-type="float" office:value="0.96">
                <text:p>0.96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06">
                <text:p>0.606</text:p>
              </table:table-cell>
              <table:table-cell office:value-type="float" office:value="0.6696">
                <text:p>0.6696</text:p>
              </table:table-cell>
              <table:table-cell office:value-type="float" office:value="0.8244">
                <text:p>0.8244</text:p>
              </table:table-cell>
              <table:table-cell office:value-type="float" office:value="0.8872">
                <text:p>0.8872</text:p>
              </table:table-cell>
              <table:table-cell office:value-type="float" office:value="0.8924">
                <text:p>0.8924</text:p>
              </table:table-cell>
              <table:table-cell office:value-type="float" office:value="0.9048">
                <text:p>0.9048</text:p>
              </table:table-cell>
              <table:table-cell office:value-type="float" office:value="0.914">
                <text:p>0.914</text:p>
              </table:table-cell>
              <table:table-cell office:value-type="float" office:value="0.9248">
                <text:p>0.9248</text:p>
              </table:table-cell>
              <table:table-cell office:value-type="float" office:value="0.936">
                <text:p>0.936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8514">
                <text:p>0.851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888">
                <text:p>0.5888</text:p>
              </table:table-cell>
              <table:table-cell office:value-type="float" office:value="0.6788">
                <text:p>0.6788</text:p>
              </table:table-cell>
              <table:table-cell office:value-type="float" office:value="0.8304">
                <text:p>0.8304</text:p>
              </table:table-cell>
              <table:table-cell office:value-type="float" office:value="0.888">
                <text:p>0.888</text:p>
              </table:table-cell>
              <table:table-cell office:value-type="float" office:value="0.8916">
                <text:p>0.8916</text:p>
              </table:table-cell>
              <table:table-cell office:value-type="float" office:value="0.9024">
                <text:p>0.9024</text:p>
              </table:table-cell>
              <table:table-cell office:value-type="float" office:value="0.9152">
                <text:p>0.9152</text:p>
              </table:table-cell>
              <table:table-cell office:value-type="float" office:value="0.9308">
                <text:p>0.9308</text:p>
              </table:table-cell>
              <table:table-cell office:value-type="float" office:value="0.9376">
                <text:p>0.9376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85196">
                <text:p>0.8519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856">
                <text:p>0.5856</text:p>
              </table:table-cell>
              <table:table-cell office:value-type="float" office:value="0.7196">
                <text:p>0.7196</text:p>
              </table:table-cell>
              <table:table-cell office:value-type="float" office:value="0.8756">
                <text:p>0.8756</text:p>
              </table:table-cell>
              <table:table-cell office:value-type="float" office:value="0.8896">
                <text:p>0.8896</text:p>
              </table:table-cell>
              <table:table-cell office:value-type="float" office:value="0.9016">
                <text:p>0.9016</text:p>
              </table:table-cell>
              <table:table-cell office:value-type="float" office:value="0.9156">
                <text:p>0.9156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86476">
                <text:p>0.864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324">
                <text:p>0.6324</text:p>
              </table:table-cell>
              <table:table-cell office:value-type="float" office:value="0.7396">
                <text:p>0.7396</text:p>
              </table:table-cell>
              <table:table-cell office:value-type="float" office:value="0.8764">
                <text:p>0.8764</text:p>
              </table:table-cell>
              <table:table-cell office:value-type="float" office:value="0.888">
                <text:p>0.888</text:p>
              </table:table-cell>
              <table:table-cell office:value-type="float" office:value="0.9">
                <text:p>0.9</text:p>
              </table:table-cell>
              <table:table-cell office:value-type="float" office:value="0.9156">
                <text:p>0.9156</text:p>
              </table:table-cell>
              <table:table-cell office:value-type="float" office:value="0.9304">
                <text:p>0.9304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87196">
                <text:p>0.8719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456">
                <text:p>0.6456</text:p>
              </table:table-cell>
              <table:table-cell office:value-type="float" office:value="0.7572">
                <text:p>0.7572</text:p>
              </table:table-cell>
              <table:table-cell office:value-type="float" office:value="0.8852">
                <text:p>0.8852</text:p>
              </table:table-cell>
              <table:table-cell office:value-type="float" office:value="0.888">
                <text:p>0.888</text:p>
              </table:table-cell>
              <table:table-cell office:value-type="float" office:value="0.8976">
                <text:p>0.8976</text:p>
              </table:table-cell>
              <table:table-cell office:value-type="float" office:value="0.9128">
                <text:p>0.9128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87464">
                <text:p>0.874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204">
                <text:p>0.6204</text:p>
              </table:table-cell>
              <table:table-cell office:value-type="float" office:value="0.744">
                <text:p>0.744</text:p>
              </table:table-cell>
              <table:table-cell office:value-type="float" office:value="0.8872">
                <text:p>0.8872</text:p>
              </table:table-cell>
              <table:table-cell office:value-type="float" office:value="0.892">
                <text:p>0.892</text:p>
              </table:table-cell>
              <table:table-cell office:value-type="float" office:value="0.9024">
                <text:p>0.9024</text:p>
              </table:table-cell>
              <table:table-cell office:value-type="float" office:value="0.9184">
                <text:p>0.9184</text:p>
              </table:table-cell>
              <table:table-cell office:value-type="float" office:value="0.9284">
                <text:p>0.9284</text:p>
              </table:table-cell>
              <table:table-cell office:value-type="float" office:value="0.936">
                <text:p>0.936</text:p>
              </table:table-cell>
              <table:table-cell office:value-type="float" office:value="0.9404">
                <text:p>0.9404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87264">
                <text:p>0.8726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4">
                <text:p>0.624</text:p>
              </table:table-cell>
              <table:table-cell office:value-type="float" office:value="0.8012">
                <text:p>0.8012</text:p>
              </table:table-cell>
              <table:table-cell office:value-type="float" office:value="0.888">
                <text:p>0.888</text:p>
              </table:table-cell>
              <table:table-cell office:value-type="float" office:value="0.8952">
                <text:p>0.8952</text:p>
              </table:table-cell>
              <table:table-cell office:value-type="float" office:value="0.9056">
                <text:p>0.9056</text:p>
              </table:table-cell>
              <table:table-cell office:value-type="float" office:value="0.9236">
                <text:p>0.9236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6">
                <text:p>0.956</text:p>
              </table:table-cell>
              <table:table-cell office:value-type="float" office:value="0.96">
                <text:p>0.96</text:p>
              </table:table-cell>
              <table:table-cell office:value-type="float" office:value="0.87984">
                <text:p>0.8798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372">
                <text:p>0.6372</text:p>
              </table:table-cell>
              <table:table-cell office:value-type="float" office:value="0.8468">
                <text:p>0.8468</text:p>
              </table:table-cell>
              <table:table-cell office:value-type="float" office:value="0.888">
                <text:p>0.888</text:p>
              </table:table-cell>
              <table:table-cell office:value-type="float" office:value="0.8948">
                <text:p>0.8948</text:p>
              </table:table-cell>
              <table:table-cell office:value-type="float" office:value="0.91">
                <text:p>0.91</text:p>
              </table:table-cell>
              <table:table-cell office:value-type="float" office:value="0.928">
                <text:p>0.928</text:p>
              </table:table-cell>
              <table:table-cell office:value-type="float" office:value="0.932">
                <text:p>0.932</text:p>
              </table:table-cell>
              <table:table-cell office:value-type="float" office:value="0.936">
                <text:p>0.936</text:p>
              </table:table-cell>
              <table:table-cell office:value-type="float" office:value="0.942">
                <text:p>0.942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8872">
                <text:p>0.88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64">
                <text:p>0.664</text:p>
              </table:table-cell>
              <table:table-cell office:value-type="float" office:value="0.8728">
                <text:p>0.8728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9008">
                <text:p>0.9008</text:p>
              </table:table-cell>
              <table:table-cell office:value-type="float" office:value="0.9208">
                <text:p>0.9208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16">
                <text:p>0.9416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89076">
                <text:p>0.890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748">
                <text:p>0.7748</text:p>
              </table:table-cell>
              <table:table-cell office:value-type="float" office:value="0.8876">
                <text:p>0.8876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84">
                <text:p>0.8984</text:p>
              </table:table-cell>
              <table:table-cell office:value-type="float" office:value="0.9172">
                <text:p>0.9172</text:p>
              </table:table-cell>
              <table:table-cell office:value-type="float" office:value="0.9316">
                <text:p>0.9316</text:p>
              </table:table-cell>
              <table:table-cell office:value-type="float" office:value="0.936">
                <text:p>0.936</text:p>
              </table:table-cell>
              <table:table-cell office:value-type="float" office:value="0.938">
                <text:p>0.938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0192">
                <text:p>0.901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64">
                <text:p>0.7764</text:p>
              </table:table-cell>
              <table:table-cell office:value-type="float" office:value="0.888">
                <text:p>0.888</text:p>
              </table:table-cell>
              <table:table-cell office:value-type="float" office:value="0.8924">
                <text:p>0.8924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6">
                <text:p>0.943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0584">
                <text:p>0.9058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092">
                <text:p>0.8092</text:p>
              </table:table-cell>
              <table:table-cell office:value-type="float" office:value="0.8868">
                <text:p>0.8868</text:p>
              </table:table-cell>
              <table:table-cell office:value-type="float" office:value="0.8892">
                <text:p>0.8892</text:p>
              </table:table-cell>
              <table:table-cell office:value-type="float" office:value="0.896">
                <text:p>0.896</text:p>
              </table:table-cell>
              <table:table-cell office:value-type="float" office:value="0.9036">
                <text:p>0.9036</text:p>
              </table:table-cell>
              <table:table-cell office:value-type="float" office:value="0.9236">
                <text:p>0.923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0788">
                <text:p>0.907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804">
                <text:p>0.7804</text:p>
              </table:table-cell>
              <table:table-cell office:value-type="float" office:value="0.8808">
                <text:p>0.8808</text:p>
              </table:table-cell>
              <table:table-cell office:value-type="float" office:value="0.888">
                <text:p>0.888</text:p>
              </table:table-cell>
              <table:table-cell office:value-type="float" office:value="0.8952">
                <text:p>0.8952</text:p>
              </table:table-cell>
              <table:table-cell office:value-type="float" office:value="0.9016">
                <text:p>0.9016</text:p>
              </table:table-cell>
              <table:table-cell office:value-type="float" office:value="0.9104">
                <text:p>0.9104</text:p>
              </table:table-cell>
              <table:table-cell office:value-type="float" office:value="0.9324">
                <text:p>0.9324</text:p>
              </table:table-cell>
              <table:table-cell office:value-type="float" office:value="0.936">
                <text:p>0.936</text:p>
              </table:table-cell>
              <table:table-cell office:value-type="float" office:value="0.9396">
                <text:p>0.9396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0212">
                <text:p>0.902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66">
                <text:p>0.766</text:p>
              </table:table-cell>
              <table:table-cell office:value-type="float" office:value="0.8796">
                <text:p>0.8796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04">
                <text:p>0.904</text:p>
              </table:table-cell>
              <table:table-cell office:value-type="float" office:value="0.9232">
                <text:p>0.9232</text:p>
              </table:table-cell>
              <table:table-cell office:value-type="float" office:value="0.934">
                <text:p>0.934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0268">
                <text:p>0.9026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184">
                <text:p>0.7184</text:p>
              </table:table-cell>
              <table:table-cell office:value-type="float" office:value="0.8504">
                <text:p>0.8504</text:p>
              </table:table-cell>
              <table:table-cell office:value-type="float" office:value="0.8856">
                <text:p>0.8856</text:p>
              </table:table-cell>
              <table:table-cell office:value-type="float" office:value="0.888">
                <text:p>0.888</text:p>
              </table:table-cell>
              <table:table-cell office:value-type="float" office:value="0.894">
                <text:p>0.894</text:p>
              </table:table-cell>
              <table:table-cell office:value-type="float" office:value="0.9068">
                <text:p>0.9068</text:p>
              </table:table-cell>
              <table:table-cell office:value-type="float" office:value="0.9292">
                <text:p>0.9292</text:p>
              </table:table-cell>
              <table:table-cell office:value-type="float" office:value="0.9364">
                <text:p>0.9364</text:p>
              </table:table-cell>
              <table:table-cell office:value-type="float" office:value="0.946">
                <text:p>0.946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89144">
                <text:p>0.891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868">
                <text:p>0.6868</text:p>
              </table:table-cell>
              <table:table-cell office:value-type="float" office:value="0.852">
                <text:p>0.852</text:p>
              </table:table-cell>
              <table:table-cell office:value-type="float" office:value="0.8864">
                <text:p>0.8864</text:p>
              </table:table-cell>
              <table:table-cell office:value-type="float" office:value="0.8904">
                <text:p>0.8904</text:p>
              </table:table-cell>
              <table:table-cell office:value-type="float" office:value="0.8992">
                <text:p>0.8992</text:p>
              </table:table-cell>
              <table:table-cell office:value-type="float" office:value="0.9172">
                <text:p>0.9172</text:p>
              </table:table-cell>
              <table:table-cell office:value-type="float" office:value="0.9352">
                <text:p>0.9352</text:p>
              </table:table-cell>
              <table:table-cell office:value-type="float" office:value="0.9408">
                <text:p>0.9408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9196">
                <text:p>0.8919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576">
                <text:p>0.7576</text:p>
              </table:table-cell>
              <table:table-cell office:value-type="float" office:value="0.872">
                <text:p>0.872</text:p>
              </table:table-cell>
              <table:table-cell office:value-type="float" office:value="0.888">
                <text:p>0.888</text:p>
              </table:table-cell>
              <table:table-cell office:value-type="float" office:value="0.8904">
                <text:p>0.8904</text:p>
              </table:table-cell>
              <table:table-cell office:value-type="float" office:value="0.9044">
                <text:p>0.9044</text:p>
              </table:table-cell>
              <table:table-cell office:value-type="float" office:value="0.9276">
                <text:p>0.9276</text:p>
              </table:table-cell>
              <table:table-cell office:value-type="float" office:value="0.936">
                <text:p>0.936</text:p>
              </table:table-cell>
              <table:table-cell office:value-type="float" office:value="0.9404">
                <text:p>0.940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256">
                <text:p>0.902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924">
                <text:p>0.7924</text:p>
              </table:table-cell>
              <table:table-cell office:value-type="float" office:value="0.8856">
                <text:p>0.8856</text:p>
              </table:table-cell>
              <table:table-cell office:value-type="float" office:value="0.8948">
                <text:p>0.8948</text:p>
              </table:table-cell>
              <table:table-cell office:value-type="float" office:value="0.9032">
                <text:p>0.9032</text:p>
              </table:table-cell>
              <table:table-cell office:value-type="float" office:value="0.9212">
                <text:p>0.9212</text:p>
              </table:table-cell>
              <table:table-cell office:value-type="float" office:value="0.9336">
                <text:p>0.9336</text:p>
              </table:table-cell>
              <table:table-cell office:value-type="float" office:value="0.936">
                <text:p>0.936</text:p>
              </table:table-cell>
              <table:table-cell office:value-type="float" office:value="0.9428">
                <text:p>0.9428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1204">
                <text:p>0.912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412">
                <text:p>0.7412</text:p>
              </table:table-cell>
              <table:table-cell office:value-type="float" office:value="0.8848">
                <text:p>0.8848</text:p>
              </table:table-cell>
              <table:table-cell office:value-type="float" office:value="0.8912">
                <text:p>0.8912</text:p>
              </table:table-cell>
              <table:table-cell office:value-type="float" office:value="0.9004">
                <text:p>0.9004</text:p>
              </table:table-cell>
              <table:table-cell office:value-type="float" office:value="0.9132">
                <text:p>0.9132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396">
                <text:p>0.9396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436">
                <text:p>0.904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68">
                <text:p>0.6768</text:p>
              </table:table-cell>
              <table:table-cell office:value-type="float" office:value="0.878">
                <text:p>0.878</text:p>
              </table:table-cell>
              <table:table-cell office:value-type="float" office:value="0.8896">
                <text:p>0.8896</text:p>
              </table:table-cell>
              <table:table-cell office:value-type="float" office:value="0.8964">
                <text:p>0.8964</text:p>
              </table:table-cell>
              <table:table-cell office:value-type="float" office:value="0.9056">
                <text:p>0.9056</text:p>
              </table:table-cell>
              <table:table-cell office:value-type="float" office:value="0.922">
                <text:p>0.922</text:p>
              </table:table-cell>
              <table:table-cell office:value-type="float" office:value="0.9344">
                <text:p>0.9344</text:p>
              </table:table-cell>
              <table:table-cell office:value-type="float" office:value="0.9368">
                <text:p>0.9368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9472">
                <text:p>0.894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48">
                <text:p>0.7748</text:p>
              </table:table-cell>
              <table:table-cell office:value-type="float" office:value="0.888">
                <text:p>0.888</text:p>
              </table:table-cell>
              <table:table-cell office:value-type="float" office:value="0.8948">
                <text:p>0.8948</text:p>
              </table:table-cell>
              <table:table-cell office:value-type="float" office:value="0.902">
                <text:p>0.902</text:p>
              </table:table-cell>
              <table:table-cell office:value-type="float" office:value="0.9116">
                <text:p>0.9116</text:p>
              </table:table-cell>
              <table:table-cell office:value-type="float" office:value="0.9288">
                <text:p>0.9288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504">
                <text:p>0.95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864">
                <text:p>0.9086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508">
                <text:p>0.7508</text:p>
              </table:table-cell>
              <table:table-cell office:value-type="float" office:value="0.8876">
                <text:p>0.8876</text:p>
              </table:table-cell>
              <table:table-cell office:value-type="float" office:value="0.894">
                <text:p>0.894</text:p>
              </table:table-cell>
              <table:table-cell office:value-type="float" office:value="0.9048">
                <text:p>0.9048</text:p>
              </table:table-cell>
              <table:table-cell office:value-type="float" office:value="0.9152">
                <text:p>0.9152</text:p>
              </table:table-cell>
              <table:table-cell office:value-type="float" office:value="0.932">
                <text:p>0.932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696">
                <text:p>0.9069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996">
                <text:p>0.6996</text:p>
              </table:table-cell>
              <table:table-cell office:value-type="float" office:value="0.8852">
                <text:p>0.8852</text:p>
              </table:table-cell>
              <table:table-cell office:value-type="float" office:value="0.8924">
                <text:p>0.8924</text:p>
              </table:table-cell>
              <table:table-cell office:value-type="float" office:value="0.904">
                <text:p>0.904</text:p>
              </table:table-cell>
              <table:table-cell office:value-type="float" office:value="0.9136">
                <text:p>0.9136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16">
                <text:p>0.90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396">
                <text:p>0.7396</text:p>
              </table:table-cell>
              <table:table-cell office:value-type="float" office:value="0.8764">
                <text:p>0.8764</text:p>
              </table:table-cell>
              <table:table-cell office:value-type="float" office:value="0.8896">
                <text:p>0.8896</text:p>
              </table:table-cell>
              <table:table-cell office:value-type="float" office:value="0.8996">
                <text:p>0.8996</text:p>
              </table:table-cell>
              <table:table-cell office:value-type="float" office:value="0.9092">
                <text:p>0.9092</text:p>
              </table:table-cell>
              <table:table-cell office:value-type="float" office:value="0.924">
                <text:p>0.924</text:p>
              </table:table-cell>
              <table:table-cell office:value-type="float" office:value="0.936">
                <text:p>0.936</text:p>
              </table:table-cell>
              <table:table-cell office:value-type="float" office:value="0.94">
                <text:p>0.94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0288">
                <text:p>0.9028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676">
                <text:p>0.7676</text:p>
              </table:table-cell>
              <table:table-cell office:value-type="float" office:value="0.8832">
                <text:p>0.8832</text:p>
              </table:table-cell>
              <table:table-cell office:value-type="float" office:value="0.8888">
                <text:p>0.8888</text:p>
              </table:table-cell>
              <table:table-cell office:value-type="float" office:value="0.8976">
                <text:p>0.8976</text:p>
              </table:table-cell>
              <table:table-cell office:value-type="float" office:value="0.9092">
                <text:p>0.9092</text:p>
              </table:table-cell>
              <table:table-cell office:value-type="float" office:value="0.9308">
                <text:p>0.9308</text:p>
              </table:table-cell>
              <table:table-cell office:value-type="float" office:value="0.9384">
                <text:p>0.9384</text:p>
              </table:table-cell>
              <table:table-cell office:value-type="float" office:value="0.9456">
                <text:p>0.9456</text:p>
              </table:table-cell>
              <table:table-cell office:value-type="float" office:value="0.958">
                <text:p>0.958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0796">
                <text:p>0.9079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364">
                <text:p>0.7364</text:p>
              </table:table-cell>
              <table:table-cell office:value-type="float" office:value="0.8748">
                <text:p>0.8748</text:p>
              </table:table-cell>
              <table:table-cell office:value-type="float" office:value="0.8884">
                <text:p>0.8884</text:p>
              </table:table-cell>
              <table:table-cell office:value-type="float" office:value="0.8972">
                <text:p>0.8972</text:p>
              </table:table-cell>
              <table:table-cell office:value-type="float" office:value="0.91">
                <text:p>0.91</text:p>
              </table:table-cell>
              <table:table-cell office:value-type="float" office:value="0.9304">
                <text:p>0.9304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56">
                <text:p>0.9556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032">
                <text:p>0.903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152">
                <text:p>0.7152</text:p>
              </table:table-cell>
              <table:table-cell office:value-type="float" office:value="0.8712">
                <text:p>0.8712</text:p>
              </table:table-cell>
              <table:table-cell office:value-type="float" office:value="0.888">
                <text:p>0.888</text:p>
              </table:table-cell>
              <table:table-cell office:value-type="float" office:value="0.8936">
                <text:p>0.8936</text:p>
              </table:table-cell>
              <table:table-cell office:value-type="float" office:value="0.9008">
                <text:p>0.9008</text:p>
              </table:table-cell>
              <table:table-cell office:value-type="float" office:value="0.926">
                <text:p>0.926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4">
                <text:p>0.9524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928">
                <text:p>0.6928</text:p>
              </table:table-cell>
              <table:table-cell office:value-type="float" office:value="0.864">
                <text:p>0.864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84">
                <text:p>0.8984</text:p>
              </table:table-cell>
              <table:table-cell office:value-type="float" office:value="0.924">
                <text:p>0.924</text:p>
              </table:table-cell>
              <table:table-cell office:value-type="float" office:value="0.9392">
                <text:p>0.9392</text:p>
              </table:table-cell>
              <table:table-cell office:value-type="float" office:value="0.9444">
                <text:p>0.9444</text:p>
              </table:table-cell>
              <table:table-cell office:value-type="float" office:value="0.9576">
                <text:p>0.9576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89632">
                <text:p>0.8963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388">
                <text:p>0.7388</text:p>
              </table:table-cell>
              <table:table-cell office:value-type="float" office:value="0.8804">
                <text:p>0.8804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032">
                <text:p>0.9032</text:p>
              </table:table-cell>
              <table:table-cell office:value-type="float" office:value="0.9288">
                <text:p>0.9288</text:p>
              </table:table-cell>
              <table:table-cell office:value-type="float" office:value="0.94">
                <text:p>0.94</text:p>
              </table:table-cell>
              <table:table-cell office:value-type="float" office:value="0.9464">
                <text:p>0.9464</text:p>
              </table:table-cell>
              <table:table-cell office:value-type="float" office:value="0.9592">
                <text:p>0.9592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0416">
                <text:p>0.9041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516">
                <text:p>0.7516</text:p>
              </table:table-cell>
              <table:table-cell office:value-type="float" office:value="0.8872">
                <text:p>0.8872</text:p>
              </table:table-cell>
              <table:table-cell office:value-type="float" office:value="0.8896">
                <text:p>0.8896</text:p>
              </table:table-cell>
              <table:table-cell office:value-type="float" office:value="0.8972">
                <text:p>0.8972</text:p>
              </table:table-cell>
              <table:table-cell office:value-type="float" office:value="0.9072">
                <text:p>0.9072</text:p>
              </table:table-cell>
              <table:table-cell office:value-type="float" office:value="0.9348">
                <text:p>0.9348</text:p>
              </table:table-cell>
              <table:table-cell office:value-type="float" office:value="0.9424">
                <text:p>0.9424</text:p>
              </table:table-cell>
              <table:table-cell office:value-type="float" office:value="0.9512">
                <text:p>0.9512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0828">
                <text:p>0.908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596">
                <text:p>0.7596</text:p>
              </table:table-cell>
              <table:table-cell office:value-type="float" office:value="0.888">
                <text:p>0.888</text:p>
              </table:table-cell>
              <table:table-cell office:value-type="float" office:value="0.8928">
                <text:p>0.8928</text:p>
              </table:table-cell>
              <table:table-cell office:value-type="float" office:value="0.8996">
                <text:p>0.8996</text:p>
              </table:table-cell>
              <table:table-cell office:value-type="float" office:value="0.906">
                <text:p>0.906</text:p>
              </table:table-cell>
              <table:table-cell office:value-type="float" office:value="0.926">
                <text:p>0.926</text:p>
              </table:table-cell>
              <table:table-cell office:value-type="float" office:value="0.9388">
                <text:p>0.9388</text:p>
              </table:table-cell>
              <table:table-cell office:value-type="float" office:value="0.9452">
                <text:p>0.9452</text:p>
              </table:table-cell>
              <table:table-cell office:value-type="float" office:value="0.9576">
                <text:p>0.957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0752">
                <text:p>0.9075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056">
                <text:p>0.8056</text:p>
              </table:table-cell>
              <table:table-cell office:value-type="float" office:value="0.888">
                <text:p>0.888</text:p>
              </table:table-cell>
              <table:table-cell office:value-type="float" office:value="0.8932">
                <text:p>0.8932</text:p>
              </table:table-cell>
              <table:table-cell office:value-type="float" office:value="0.9024">
                <text:p>0.9024</text:p>
              </table:table-cell>
              <table:table-cell office:value-type="float" office:value="0.9152">
                <text:p>0.9152</text:p>
              </table:table-cell>
              <table:table-cell office:value-type="float" office:value="0.9348">
                <text:p>0.9348</text:p>
              </table:table-cell>
              <table:table-cell office:value-type="float" office:value="0.9412">
                <text:p>0.9412</text:p>
              </table:table-cell>
              <table:table-cell office:value-type="float" office:value="0.9464">
                <text:p>0.9464</text:p>
              </table:table-cell>
              <table:table-cell office:value-type="float" office:value="0.9576">
                <text:p>0.9576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91464">
                <text:p>0.9146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272">
                <text:p>0.8272</text:p>
              </table:table-cell>
              <table:table-cell office:value-type="float" office:value="0.888">
                <text:p>0.888</text:p>
              </table:table-cell>
              <table:table-cell office:value-type="float" office:value="0.8988">
                <text:p>0.8988</text:p>
              </table:table-cell>
              <table:table-cell office:value-type="float" office:value="0.9068">
                <text:p>0.9068</text:p>
              </table:table-cell>
              <table:table-cell office:value-type="float" office:value="0.9316">
                <text:p>0.9316</text:p>
              </table:table-cell>
              <table:table-cell office:value-type="float" office:value="0.94">
                <text:p>0.94</text:p>
              </table:table-cell>
              <table:table-cell office:value-type="float" office:value="0.944">
                <text:p>0.944</text:p>
              </table:table-cell>
              <table:table-cell office:value-type="float" office:value="0.95">
                <text:p>0.95</text:p>
              </table:table-cell>
              <table:table-cell office:value-type="float" office:value="0.9596">
                <text:p>0.95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2076">
                <text:p>0.920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932">
                <text:p>0.7932</text:p>
              </table:table-cell>
              <table:table-cell office:value-type="float" office:value="0.888">
                <text:p>0.888</text:p>
              </table:table-cell>
              <table:table-cell office:value-type="float" office:value="0.8988">
                <text:p>0.8988</text:p>
              </table:table-cell>
              <table:table-cell office:value-type="float" office:value="0.906">
                <text:p>0.906</text:p>
              </table:table-cell>
              <table:table-cell office:value-type="float" office:value="0.932">
                <text:p>0.932</text:p>
              </table:table-cell>
              <table:table-cell office:value-type="float" office:value="0.9424">
                <text:p>0.9424</text:p>
              </table:table-cell>
              <table:table-cell office:value-type="float" office:value="0.9448">
                <text:p>0.944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1824">
                <text:p>0.918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448">
                <text:p>0.7448</text:p>
              </table:table-cell>
              <table:table-cell office:value-type="float" office:value="0.8824">
                <text:p>0.8824</text:p>
              </table:table-cell>
              <table:table-cell office:value-type="float" office:value="0.8972">
                <text:p>0.8972</text:p>
              </table:table-cell>
              <table:table-cell office:value-type="float" office:value="0.906">
                <text:p>0.906</text:p>
              </table:table-cell>
              <table:table-cell office:value-type="float" office:value="0.9308">
                <text:p>0.9308</text:p>
              </table:table-cell>
              <table:table-cell office:value-type="float" office:value="0.944">
                <text:p>0.944</text:p>
              </table:table-cell>
              <table:table-cell office:value-type="float" office:value="0.9468">
                <text:p>0.946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1296">
                <text:p>0.9129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436">
                <text:p>0.7436</text:p>
              </table:table-cell>
              <table:table-cell office:value-type="float" office:value="0.8852">
                <text:p>0.8852</text:p>
              </table:table-cell>
              <table:table-cell office:value-type="float" office:value="0.8972">
                <text:p>0.8972</text:p>
              </table:table-cell>
              <table:table-cell office:value-type="float" office:value="0.9044">
                <text:p>0.9044</text:p>
              </table:table-cell>
              <table:table-cell office:value-type="float" office:value="0.9276">
                <text:p>0.9276</text:p>
              </table:table-cell>
              <table:table-cell office:value-type="float" office:value="0.94">
                <text:p>0.94</text:p>
              </table:table-cell>
              <table:table-cell office:value-type="float" office:value="0.9464">
                <text:p>0.9464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08">
                <text:p>0.708</text:p>
              </table:table-cell>
              <table:table-cell office:value-type="float" office:value="0.884">
                <text:p>0.884</text:p>
              </table:table-cell>
              <table:table-cell office:value-type="float" office:value="0.8944">
                <text:p>0.8944</text:p>
              </table:table-cell>
              <table:table-cell office:value-type="float" office:value="0.9052">
                <text:p>0.9052</text:p>
              </table:table-cell>
              <table:table-cell office:value-type="float" office:value="0.9304">
                <text:p>0.9304</text:p>
              </table:table-cell>
              <table:table-cell office:value-type="float" office:value="0.9428">
                <text:p>0.9428</text:p>
              </table:table-cell>
              <table:table-cell office:value-type="float" office:value="0.9476">
                <text:p>0.9476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0932">
                <text:p>0.909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928">
                <text:p>0.6928</text:p>
              </table:table-cell>
              <table:table-cell office:value-type="float" office:value="0.8836">
                <text:p>0.8836</text:p>
              </table:table-cell>
              <table:table-cell office:value-type="float" office:value="0.9008">
                <text:p>0.9008</text:p>
              </table:table-cell>
              <table:table-cell office:value-type="float" office:value="0.9168">
                <text:p>0.9168</text:p>
              </table:table-cell>
              <table:table-cell office:value-type="float" office:value="0.938">
                <text:p>0.938</text:p>
              </table:table-cell>
              <table:table-cell office:value-type="float" office:value="0.944">
                <text:p>0.944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1092">
                <text:p>0.9109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032">
                <text:p>0.7032</text:p>
              </table:table-cell>
              <table:table-cell office:value-type="float" office:value="0.8836">
                <text:p>0.8836</text:p>
              </table:table-cell>
              <table:table-cell office:value-type="float" office:value="0.904">
                <text:p>0.904</text:p>
              </table:table-cell>
              <table:table-cell office:value-type="float" office:value="0.93">
                <text:p>0.93</text:p>
              </table:table-cell>
              <table:table-cell office:value-type="float" office:value="0.942">
                <text:p>0.942</text:p>
              </table:table-cell>
              <table:table-cell office:value-type="float" office:value="0.9456">
                <text:p>0.9456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1456">
                <text:p>0.9145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676">
                <text:p>0.7676</text:p>
              </table:table-cell>
              <table:table-cell office:value-type="float" office:value="0.8912">
                <text:p>0.8912</text:p>
              </table:table-cell>
              <table:table-cell office:value-type="float" office:value="0.904">
                <text:p>0.904</text:p>
              </table:table-cell>
              <table:table-cell office:value-type="float" office:value="0.9224">
                <text:p>0.9224</text:p>
              </table:table-cell>
              <table:table-cell office:value-type="float" office:value="0.94">
                <text:p>0.94</text:p>
              </table:table-cell>
              <table:table-cell office:value-type="float" office:value="0.9452">
                <text:p>0.9452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204">
                <text:p>0.92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608">
                <text:p>0.7608</text:p>
              </table:table-cell>
              <table:table-cell office:value-type="float" office:value="0.8888">
                <text:p>0.8888</text:p>
              </table:table-cell>
              <table:table-cell office:value-type="float" office:value="0.9008">
                <text:p>0.9008</text:p>
              </table:table-cell>
              <table:table-cell office:value-type="float" office:value="0.9048">
                <text:p>0.9048</text:p>
              </table:table-cell>
              <table:table-cell office:value-type="float" office:value="0.936">
                <text:p>0.936</text:p>
              </table:table-cell>
              <table:table-cell office:value-type="float" office:value="0.9464">
                <text:p>0.9464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1736">
                <text:p>0.917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036">
                <text:p>0.7036</text:p>
              </table:table-cell>
              <table:table-cell office:value-type="float" office:value="0.8836">
                <text:p>0.8836</text:p>
              </table:table-cell>
              <table:table-cell office:value-type="float" office:value="0.8972">
                <text:p>0.8972</text:p>
              </table:table-cell>
              <table:table-cell office:value-type="float" office:value="0.904">
                <text:p>0.904</text:p>
              </table:table-cell>
              <table:table-cell office:value-type="float" office:value="0.9284">
                <text:p>0.9284</text:p>
              </table:table-cell>
              <table:table-cell office:value-type="float" office:value="0.9472">
                <text:p>0.9472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1036">
                <text:p>0.910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384">
                <text:p>0.6384</text:p>
              </table:table-cell>
              <table:table-cell office:value-type="float" office:value="0.8656">
                <text:p>0.8656</text:p>
              </table:table-cell>
              <table:table-cell office:value-type="float" office:value="0.8896">
                <text:p>0.8896</text:p>
              </table:table-cell>
              <table:table-cell office:value-type="float" office:value="0.9024">
                <text:p>0.9024</text:p>
              </table:table-cell>
              <table:table-cell office:value-type="float" office:value="0.9104">
                <text:p>0.9104</text:p>
              </table:table-cell>
              <table:table-cell office:value-type="float" office:value="0.942">
                <text:p>0.942</text:p>
              </table:table-cell>
              <table:table-cell office:value-type="float" office:value="0.9556">
                <text:p>0.95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89856">
                <text:p>0.8985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028">
                <text:p>0.6028</text:p>
              </table:table-cell>
              <table:table-cell office:value-type="float" office:value="0.75">
                <text:p>0.75</text:p>
              </table:table-cell>
              <table:table-cell office:value-type="float" office:value="0.8768">
                <text:p>0.8768</text:p>
              </table:table-cell>
              <table:table-cell office:value-type="float" office:value="0.8904">
                <text:p>0.8904</text:p>
              </table:table-cell>
              <table:table-cell office:value-type="float" office:value="0.9024">
                <text:p>0.9024</text:p>
              </table:table-cell>
              <table:table-cell office:value-type="float" office:value="0.914">
                <text:p>0.914</text:p>
              </table:table-cell>
              <table:table-cell office:value-type="float" office:value="0.944">
                <text:p>0.944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87588">
                <text:p>0.875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268">
                <text:p>0.6268</text:p>
              </table:table-cell>
              <table:table-cell office:value-type="float" office:value="0.8536">
                <text:p>0.8536</text:p>
              </table:table-cell>
              <table:table-cell office:value-type="float" office:value="0.8876">
                <text:p>0.8876</text:p>
              </table:table-cell>
              <table:table-cell office:value-type="float" office:value="0.8972">
                <text:p>0.8972</text:p>
              </table:table-cell>
              <table:table-cell office:value-type="float" office:value="0.9056">
                <text:p>0.9056</text:p>
              </table:table-cell>
              <table:table-cell office:value-type="float" office:value="0.9412">
                <text:p>0.9412</text:p>
              </table:table-cell>
              <table:table-cell office:value-type="float" office:value="0.9464">
                <text:p>0.9464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8644">
                <text:p>0.8644</text:p>
              </table:table-cell>
              <table:table-cell office:value-type="float" office:value="0.8892">
                <text:p>0.8892</text:p>
              </table:table-cell>
              <table:table-cell office:value-type="float" office:value="0.9">
                <text:p>0.9</text:p>
              </table:table-cell>
              <table:table-cell office:value-type="float" office:value="0.918">
                <text:p>0.918</text:p>
              </table:table-cell>
              <table:table-cell office:value-type="float" office:value="0.9428">
                <text:p>0.9428</text:p>
              </table:table-cell>
              <table:table-cell office:value-type="float" office:value="0.9528">
                <text:p>0.95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89688">
                <text:p>0.896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588">
                <text:p>0.6588</text:p>
              </table:table-cell>
              <table:table-cell office:value-type="float" office:value="0.864">
                <text:p>0.864</text:p>
              </table:table-cell>
              <table:table-cell office:value-type="float" office:value="0.892">
                <text:p>0.892</text:p>
              </table:table-cell>
              <table:table-cell office:value-type="float" office:value="0.904">
                <text:p>0.904</text:p>
              </table:table-cell>
              <table:table-cell office:value-type="float" office:value="0.9216">
                <text:p>0.9216</text:p>
              </table:table-cell>
              <table:table-cell office:value-type="float" office:value="0.9428">
                <text:p>0.9428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0168">
                <text:p>0.9016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76">
                <text:p>0.6176</text:p>
              </table:table-cell>
              <table:table-cell office:value-type="float" office:value="0.8128">
                <text:p>0.8128</text:p>
              </table:table-cell>
              <table:table-cell office:value-type="float" office:value="0.8812">
                <text:p>0.8812</text:p>
              </table:table-cell>
              <table:table-cell office:value-type="float" office:value="0.898">
                <text:p>0.898</text:p>
              </table:table-cell>
              <table:table-cell office:value-type="float" office:value="0.9092">
                <text:p>0.9092</text:p>
              </table:table-cell>
              <table:table-cell office:value-type="float" office:value="0.9396">
                <text:p>0.9396</text:p>
              </table:table-cell>
              <table:table-cell office:value-type="float" office:value="0.9448">
                <text:p>0.9448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88848">
                <text:p>0.888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248">
                <text:p>0.6248</text:p>
              </table:table-cell>
              <table:table-cell office:value-type="float" office:value="0.8484">
                <text:p>0.8484</text:p>
              </table:table-cell>
              <table:table-cell office:value-type="float" office:value="0.8896">
                <text:p>0.8896</text:p>
              </table:table-cell>
              <table:table-cell office:value-type="float" office:value="0.9036">
                <text:p>0.9036</text:p>
              </table:table-cell>
              <table:table-cell office:value-type="float" office:value="0.9284">
                <text:p>0.9284</text:p>
              </table:table-cell>
              <table:table-cell office:value-type="float" office:value="0.944">
                <text:p>0.944</text:p>
              </table:table-cell>
              <table:table-cell office:value-type="float" office:value="0.9532">
                <text:p>0.953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89744">
                <text:p>0.89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972">
                <text:p>0.5972</text:p>
              </table:table-cell>
              <table:table-cell office:value-type="float" office:value="0.8476">
                <text:p>0.8476</text:p>
              </table:table-cell>
              <table:table-cell office:value-type="float" office:value="0.892">
                <text:p>0.892</text:p>
              </table:table-cell>
              <table:table-cell office:value-type="float" office:value="0.9052">
                <text:p>0.9052</text:p>
              </table:table-cell>
              <table:table-cell office:value-type="float" office:value="0.9344">
                <text:p>0.9344</text:p>
              </table:table-cell>
              <table:table-cell office:value-type="float" office:value="0.9444">
                <text:p>0.9444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2">
                <text:p>0.9632</text:p>
              </table:table-cell>
              <table:table-cell office:value-type="float" office:value="0.968">
                <text:p>0.968</text:p>
              </table:table-cell>
              <table:table-cell office:value-type="float" office:value="0.89636">
                <text:p>0.896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492">
                <text:p>0.6492</text:p>
              </table:table-cell>
              <table:table-cell office:value-type="float" office:value="0.8672">
                <text:p>0.8672</text:p>
              </table:table-cell>
              <table:table-cell office:value-type="float" office:value="0.8968">
                <text:p>0.8968</text:p>
              </table:table-cell>
              <table:table-cell office:value-type="float" office:value="0.9104">
                <text:p>0.9104</text:p>
              </table:table-cell>
              <table:table-cell office:value-type="float" office:value="0.94">
                <text:p>0.9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0552">
                <text:p>0.9055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304">
                <text:p>0.6304</text:p>
              </table:table-cell>
              <table:table-cell office:value-type="float" office:value="0.8408">
                <text:p>0.8408</text:p>
              </table:table-cell>
              <table:table-cell office:value-type="float" office:value="0.8936">
                <text:p>0.8936</text:p>
              </table:table-cell>
              <table:table-cell office:value-type="float" office:value="0.906">
                <text:p>0.906</text:p>
              </table:table-cell>
              <table:table-cell office:value-type="float" office:value="0.9384">
                <text:p>0.9384</text:p>
              </table:table-cell>
              <table:table-cell office:value-type="float" office:value="0.9468">
                <text:p>0.94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708">
                <text:p>0.6708</text:p>
              </table:table-cell>
              <table:table-cell office:value-type="float" office:value="0.8584">
                <text:p>0.8584</text:p>
              </table:table-cell>
              <table:table-cell office:value-type="float" office:value="0.8972">
                <text:p>0.8972</text:p>
              </table:table-cell>
              <table:table-cell office:value-type="float" office:value="0.9052">
                <text:p>0.9052</text:p>
              </table:table-cell>
              <table:table-cell office:value-type="float" office:value="0.9344">
                <text:p>0.9344</text:p>
              </table:table-cell>
              <table:table-cell office:value-type="float" office:value="0.9464">
                <text:p>0.94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056">
                <text:p>0.90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16">
                <text:p>0.716</text:p>
              </table:table-cell>
              <table:table-cell office:value-type="float" office:value="0.8568">
                <text:p>0.8568</text:p>
              </table:table-cell>
              <table:table-cell office:value-type="float" office:value="0.8952">
                <text:p>0.8952</text:p>
              </table:table-cell>
              <table:table-cell office:value-type="float" office:value="0.9072">
                <text:p>0.9072</text:p>
              </table:table-cell>
              <table:table-cell office:value-type="float" office:value="0.9392">
                <text:p>0.9392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1108">
                <text:p>0.9110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54">
                <text:p>0.654</text:p>
              </table:table-cell>
              <table:table-cell office:value-type="float" office:value="0.8508">
                <text:p>0.8508</text:p>
              </table:table-cell>
              <table:table-cell office:value-type="float" office:value="0.8832">
                <text:p>0.8832</text:p>
              </table:table-cell>
              <table:table-cell office:value-type="float" office:value="0.904">
                <text:p>0.904</text:p>
              </table:table-cell>
              <table:table-cell office:value-type="float" office:value="0.9172">
                <text:p>0.9172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89976">
                <text:p>0.8997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66">
                <text:p>0.766</text:p>
              </table:table-cell>
              <table:table-cell office:value-type="float" office:value="0.872">
                <text:p>0.872</text:p>
              </table:table-cell>
              <table:table-cell office:value-type="float" office:value="0.904">
                <text:p>0.904</text:p>
              </table:table-cell>
              <table:table-cell office:value-type="float" office:value="0.908">
                <text:p>0.908</text:p>
              </table:table-cell>
              <table:table-cell office:value-type="float" office:value="0.9384">
                <text:p>0.9384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1896">
                <text:p>0.9189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772">
                <text:p>0.6772</text:p>
              </table:table-cell>
              <table:table-cell office:value-type="float" office:value="0.858">
                <text:p>0.858</text:p>
              </table:table-cell>
              <table:table-cell office:value-type="float" office:value="0.9016">
                <text:p>0.9016</text:p>
              </table:table-cell>
              <table:table-cell office:value-type="float" office:value="0.904">
                <text:p>0.904</text:p>
              </table:table-cell>
              <table:table-cell office:value-type="float" office:value="0.9228">
                <text:p>0.9228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0596">
                <text:p>0.9059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16">
                <text:p>0.716</text:p>
              </table:table-cell>
              <table:table-cell office:value-type="float" office:value="0.8684">
                <text:p>0.8684</text:p>
              </table:table-cell>
              <table:table-cell office:value-type="float" office:value="0.904">
                <text:p>0.904</text:p>
              </table:table-cell>
              <table:table-cell office:value-type="float" office:value="0.9076">
                <text:p>0.9076</text:p>
              </table:table-cell>
              <table:table-cell office:value-type="float" office:value="0.944">
                <text:p>0.944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1444">
                <text:p>0.9144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932">
                <text:p>0.6932</text:p>
              </table:table-cell>
              <table:table-cell office:value-type="float" office:value="0.8628">
                <text:p>0.8628</text:p>
              </table:table-cell>
              <table:table-cell office:value-type="float" office:value="0.9028">
                <text:p>0.9028</text:p>
              </table:table-cell>
              <table:table-cell office:value-type="float" office:value="0.9064">
                <text:p>0.9064</text:p>
              </table:table-cell>
              <table:table-cell office:value-type="float" office:value="0.9496">
                <text:p>0.94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976">
                <text:p>0.6976</text:p>
              </table:table-cell>
              <table:table-cell office:value-type="float" office:value="0.8588">
                <text:p>0.8588</text:p>
              </table:table-cell>
              <table:table-cell office:value-type="float" office:value="0.9024">
                <text:p>0.9024</text:p>
              </table:table-cell>
              <table:table-cell office:value-type="float" office:value="0.9104">
                <text:p>0.9104</text:p>
              </table:table-cell>
              <table:table-cell office:value-type="float" office:value="0.9492">
                <text:p>0.94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1228">
                <text:p>0.912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284">
                <text:p>0.6284</text:p>
              </table:table-cell>
              <table:table-cell office:value-type="float" office:value="0.8136">
                <text:p>0.8136</text:p>
              </table:table-cell>
              <table:table-cell office:value-type="float" office:value="0.9">
                <text:p>0.9</text:p>
              </table:table-cell>
              <table:table-cell office:value-type="float" office:value="0.9064">
                <text:p>0.9064</text:p>
              </table:table-cell>
              <table:table-cell office:value-type="float" office:value="0.9444">
                <text:p>0.9444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8994">
                <text:p>0.89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468">
                <text:p>0.6468</text:p>
              </table:table-cell>
              <table:table-cell office:value-type="float" office:value="0.8072">
                <text:p>0.8072</text:p>
              </table:table-cell>
              <table:table-cell office:value-type="float" office:value="0.8728">
                <text:p>0.8728</text:p>
              </table:table-cell>
              <table:table-cell office:value-type="float" office:value="0.9044">
                <text:p>0.9044</text:p>
              </table:table-cell>
              <table:table-cell office:value-type="float" office:value="0.9192">
                <text:p>0.9192</text:p>
              </table:table-cell>
              <table:table-cell office:value-type="float" office:value="0.9512">
                <text:p>0.951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8948">
                <text:p>0.89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268">
                <text:p>0.6268</text:p>
              </table:table-cell>
              <table:table-cell office:value-type="float" office:value="0.7468">
                <text:p>0.7468</text:p>
              </table:table-cell>
              <table:table-cell office:value-type="float" office:value="0.8404">
                <text:p>0.8404</text:p>
              </table:table-cell>
              <table:table-cell office:value-type="float" office:value="0.8996">
                <text:p>0.8996</text:p>
              </table:table-cell>
              <table:table-cell office:value-type="float" office:value="0.9064">
                <text:p>0.9064</text:p>
              </table:table-cell>
              <table:table-cell office:value-type="float" office:value="0.9312">
                <text:p>0.931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8796">
                <text:p>0.879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708">
                <text:p>0.6708</text:p>
              </table:table-cell>
              <table:table-cell office:value-type="float" office:value="0.8148">
                <text:p>0.8148</text:p>
              </table:table-cell>
              <table:table-cell office:value-type="float" office:value="0.8816">
                <text:p>0.8816</text:p>
              </table:table-cell>
              <table:table-cell office:value-type="float" office:value="0.904">
                <text:p>0.904</text:p>
              </table:table-cell>
              <table:table-cell office:value-type="float" office:value="0.91">
                <text:p>0.91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2">
                <text:p>0.9672</text:p>
              </table:table-cell>
              <table:table-cell office:value-type="float" office:value="0.968">
                <text:p>0.968</text:p>
              </table:table-cell>
              <table:table-cell office:value-type="float" office:value="0.89828">
                <text:p>0.898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216">
                <text:p>0.6216</text:p>
              </table:table-cell>
              <table:table-cell office:value-type="float" office:value="0.7864">
                <text:p>0.7864</text:p>
              </table:table-cell>
              <table:table-cell office:value-type="float" office:value="0.8584">
                <text:p>0.8584</text:p>
              </table:table-cell>
              <table:table-cell office:value-type="float" office:value="0.904">
                <text:p>0.904</text:p>
              </table:table-cell>
              <table:table-cell office:value-type="float" office:value="0.9164">
                <text:p>0.9164</text:p>
              </table:table-cell>
              <table:table-cell office:value-type="float" office:value="0.9564">
                <text:p>0.95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8912">
                <text:p>0.8891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288">
                <text:p>0.6288</text:p>
              </table:table-cell>
              <table:table-cell office:value-type="float" office:value="0.8096">
                <text:p>0.8096</text:p>
              </table:table-cell>
              <table:table-cell office:value-type="float" office:value="0.8944">
                <text:p>0.8944</text:p>
              </table:table-cell>
              <table:table-cell office:value-type="float" office:value="0.9048">
                <text:p>0.9048</text:p>
              </table:table-cell>
              <table:table-cell office:value-type="float" office:value="0.9364">
                <text:p>0.93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89816">
                <text:p>0.898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896">
                <text:p>0.6896</text:p>
              </table:table-cell>
              <table:table-cell office:value-type="float" office:value="0.8224">
                <text:p>0.8224</text:p>
              </table:table-cell>
              <table:table-cell office:value-type="float" office:value="0.8884">
                <text:p>0.8884</text:p>
              </table:table-cell>
              <table:table-cell office:value-type="float" office:value="0.9044">
                <text:p>0.9044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532">
                <text:p>0.6532</text:p>
              </table:table-cell>
              <table:table-cell office:value-type="float" office:value="0.8088">
                <text:p>0.8088</text:p>
              </table:table-cell>
              <table:table-cell office:value-type="float" office:value="0.8936">
                <text:p>0.8936</text:p>
              </table:table-cell>
              <table:table-cell office:value-type="float" office:value="0.9072">
                <text:p>0.9072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256">
                <text:p>0.9025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256">
                <text:p>0.6256</text:p>
              </table:table-cell>
              <table:table-cell office:value-type="float" office:value="0.7564">
                <text:p>0.7564</text:p>
              </table:table-cell>
              <table:table-cell office:value-type="float" office:value="0.8688">
                <text:p>0.8688</text:p>
              </table:table-cell>
              <table:table-cell office:value-type="float" office:value="0.9068">
                <text:p>0.9068</text:p>
              </table:table-cell>
              <table:table-cell office:value-type="float" office:value="0.9476">
                <text:p>0.94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89112">
                <text:p>0.8911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368">
                <text:p>0.6368</text:p>
              </table:table-cell>
              <table:table-cell office:value-type="float" office:value="0.76">
                <text:p>0.76</text:p>
              </table:table-cell>
              <table:table-cell office:value-type="float" office:value="0.8644">
                <text:p>0.8644</text:p>
              </table:table-cell>
              <table:table-cell office:value-type="float" office:value="0.9064">
                <text:p>0.9064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89208">
                <text:p>0.892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46">
                <text:p>0.646</text:p>
              </table:table-cell>
              <table:table-cell office:value-type="float" office:value="0.782">
                <text:p>0.782</text:p>
              </table:table-cell>
              <table:table-cell office:value-type="float" office:value="0.8852">
                <text:p>0.8852</text:p>
              </table:table-cell>
              <table:table-cell office:value-type="float" office:value="0.9252">
                <text:p>0.9252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0028">
                <text:p>0.9002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856">
                <text:p>0.6856</text:p>
              </table:table-cell>
              <table:table-cell office:value-type="float" office:value="0.8196">
                <text:p>0.8196</text:p>
              </table:table-cell>
              <table:table-cell office:value-type="float" office:value="0.8912">
                <text:p>0.8912</text:p>
              </table:table-cell>
              <table:table-cell office:value-type="float" office:value="0.9312">
                <text:p>0.931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0948">
                <text:p>0.9094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888">
                <text:p>0.6888</text:p>
              </table:table-cell>
              <table:table-cell office:value-type="float" office:value="0.812">
                <text:p>0.812</text:p>
              </table:table-cell>
              <table:table-cell office:value-type="float" office:value="0.8772">
                <text:p>0.8772</text:p>
              </table:table-cell>
              <table:table-cell office:value-type="float" office:value="0.9136">
                <text:p>0.9136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0552">
                <text:p>0.9055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676">
                <text:p>0.6676</text:p>
              </table:table-cell>
              <table:table-cell office:value-type="float" office:value="0.8108">
                <text:p>0.8108</text:p>
              </table:table-cell>
              <table:table-cell office:value-type="float" office:value="0.8804">
                <text:p>0.8804</text:p>
              </table:table-cell>
              <table:table-cell office:value-type="float" office:value="0.9256">
                <text:p>0.925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0492">
                <text:p>0.9049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596">
                <text:p>0.6596</text:p>
              </table:table-cell>
              <table:table-cell office:value-type="float" office:value="0.8276">
                <text:p>0.8276</text:p>
              </table:table-cell>
              <table:table-cell office:value-type="float" office:value="0.8928">
                <text:p>0.8928</text:p>
              </table:table-cell>
              <table:table-cell office:value-type="float" office:value="0.9264">
                <text:p>0.9264</text:p>
              </table:table-cell>
              <table:table-cell office:value-type="float" office:value="0.9576">
                <text:p>0.957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0696">
                <text:p>0.906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752">
                <text:p>0.6752</text:p>
              </table:table-cell>
              <table:table-cell office:value-type="float" office:value="0.858">
                <text:p>0.858</text:p>
              </table:table-cell>
              <table:table-cell office:value-type="float" office:value="0.8956">
                <text:p>0.8956</text:p>
              </table:table-cell>
              <table:table-cell office:value-type="float" office:value="0.9228">
                <text:p>0.9228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91124">
                <text:p>0.9112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112">
                <text:p>0.7112</text:p>
              </table:table-cell>
              <table:table-cell office:value-type="float" office:value="0.888">
                <text:p>0.888</text:p>
              </table:table-cell>
              <table:table-cell office:value-type="float" office:value="0.8968">
                <text:p>0.8968</text:p>
              </table:table-cell>
              <table:table-cell office:value-type="float" office:value="0.9396">
                <text:p>0.939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1984">
                <text:p>0.919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352">
                <text:p>0.6352</text:p>
              </table:table-cell>
              <table:table-cell office:value-type="float" office:value="0.8292">
                <text:p>0.8292</text:p>
              </table:table-cell>
              <table:table-cell office:value-type="float" office:value="0.8944">
                <text:p>0.8944</text:p>
              </table:table-cell>
              <table:table-cell office:value-type="float" office:value="0.9116">
                <text:p>0.9116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032">
                <text:p>0.903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584">
                <text:p>0.7584</text:p>
              </table:table-cell>
              <table:table-cell office:value-type="float" office:value="0.8852">
                <text:p>0.8852</text:p>
              </table:table-cell>
              <table:table-cell office:value-type="float" office:value="0.8972">
                <text:p>0.8972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2476">
                <text:p>0.9247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56">
                <text:p>0.756</text:p>
              </table:table-cell>
              <table:table-cell office:value-type="float" office:value="0.8908">
                <text:p>0.8908</text:p>
              </table:table-cell>
              <table:table-cell office:value-type="float" office:value="0.8968">
                <text:p>0.8968</text:p>
              </table:table-cell>
              <table:table-cell office:value-type="float" office:value="0.938">
                <text:p>0.93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2472">
                <text:p>0.924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66">
                <text:p>0.766</text:p>
              </table:table-cell>
              <table:table-cell office:value-type="float" office:value="0.89">
                <text:p>0.89</text:p>
              </table:table-cell>
              <table:table-cell office:value-type="float" office:value="0.896">
                <text:p>0.896</text:p>
              </table:table-cell>
              <table:table-cell office:value-type="float" office:value="0.9068">
                <text:p>0.9068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264">
                <text:p>0.9226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388">
                <text:p>0.8388</text:p>
              </table:table-cell>
              <table:table-cell office:value-type="float" office:value="0.8904">
                <text:p>0.8904</text:p>
              </table:table-cell>
              <table:table-cell office:value-type="float" office:value="0.8976">
                <text:p>0.8976</text:p>
              </table:table-cell>
              <table:table-cell office:value-type="float" office:value="0.9348">
                <text:p>0.93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12">
                <text:p>0.9331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376">
                <text:p>0.8376</text:p>
              </table:table-cell>
              <table:table-cell office:value-type="float" office:value="0.8936">
                <text:p>0.8936</text:p>
              </table:table-cell>
              <table:table-cell office:value-type="float" office:value="0.9092">
                <text:p>0.9092</text:p>
              </table:table-cell>
              <table:table-cell office:value-type="float" office:value="0.954">
                <text:p>0.95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624">
                <text:p>0.936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056">
                <text:p>0.8056</text:p>
              </table:table-cell>
              <table:table-cell office:value-type="float" office:value="0.8952">
                <text:p>0.8952</text:p>
              </table:table-cell>
              <table:table-cell office:value-type="float" office:value="0.914">
                <text:p>0.914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424">
                <text:p>0.934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616">
                <text:p>0.7616</text:p>
              </table:table-cell>
              <table:table-cell office:value-type="float" office:value="0.8948">
                <text:p>0.8948</text:p>
              </table:table-cell>
              <table:table-cell office:value-type="float" office:value="0.9236">
                <text:p>0.9236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108">
                <text:p>0.9310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5">
                <text:p>0.75</text:p>
              </table:table-cell>
              <table:table-cell office:value-type="float" office:value="0.8956">
                <text:p>0.8956</text:p>
              </table:table-cell>
              <table:table-cell office:value-type="float" office:value="0.9288">
                <text:p>0.9288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056">
                <text:p>0.9305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304">
                <text:p>0.7304</text:p>
              </table:table-cell>
              <table:table-cell office:value-type="float" office:value="0.8996">
                <text:p>0.8996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8">
                <text:p>0.96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196">
                <text:p>0.9319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596">
                <text:p>0.7596</text:p>
              </table:table-cell>
              <table:table-cell office:value-type="float" office:value="0.8944">
                <text:p>0.8944</text:p>
              </table:table-cell>
              <table:table-cell office:value-type="float" office:value="0.9368">
                <text:p>0.93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2">
                <text:p>0.96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26">
                <text:p>0.932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984">
                <text:p>0.6984</text:p>
              </table:table-cell>
              <table:table-cell office:value-type="float" office:value="0.8868">
                <text:p>0.8868</text:p>
              </table:table-cell>
              <table:table-cell office:value-type="float" office:value="0.9272">
                <text:p>0.9272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448">
                <text:p>0.9244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856">
                <text:p>0.6856</text:p>
              </table:table-cell>
              <table:table-cell office:value-type="float" office:value="0.8652">
                <text:p>0.8652</text:p>
              </table:table-cell>
              <table:table-cell office:value-type="float" office:value="0.904">
                <text:p>0.904</text:p>
              </table:table-cell>
              <table:table-cell office:value-type="float" office:value="0.9464">
                <text:p>0.94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78">
                <text:p>0.91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024">
                <text:p>0.7024</text:p>
              </table:table-cell>
              <table:table-cell office:value-type="float" office:value="0.8704">
                <text:p>0.8704</text:p>
              </table:table-cell>
              <table:table-cell office:value-type="float" office:value="0.9264">
                <text:p>0.9264</text:p>
              </table:table-cell>
              <table:table-cell office:value-type="float" office:value="0.9544">
                <text:p>0.95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296">
                <text:p>0.9229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908">
                <text:p>0.6908</text:p>
              </table:table-cell>
              <table:table-cell office:value-type="float" office:value="0.8928">
                <text:p>0.8928</text:p>
              </table:table-cell>
              <table:table-cell office:value-type="float" office:value="0.9416">
                <text:p>0.941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644">
                <text:p>0.9264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84">
                <text:p>0.784</text:p>
              </table:table-cell>
              <table:table-cell office:value-type="float" office:value="0.896">
                <text:p>0.896</text:p>
              </table:table-cell>
              <table:table-cell office:value-type="float" office:value="0.9452">
                <text:p>0.9452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612">
                <text:p>0.9361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652">
                <text:p>0.7652</text:p>
              </table:table-cell>
              <table:table-cell office:value-type="float" office:value="0.8956">
                <text:p>0.8956</text:p>
              </table:table-cell>
              <table:table-cell office:value-type="float" office:value="0.938">
                <text:p>0.938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096">
                <text:p>0.7096</text:p>
              </table:table-cell>
              <table:table-cell office:value-type="float" office:value="0.906">
                <text:p>0.906</text:p>
              </table:table-cell>
              <table:table-cell office:value-type="float" office:value="0.944">
                <text:p>0.944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952">
                <text:p>0.9295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208">
                <text:p>0.7208</text:p>
              </table:table-cell>
              <table:table-cell office:value-type="float" office:value="0.8872">
                <text:p>0.8872</text:p>
              </table:table-cell>
              <table:table-cell office:value-type="float" office:value="0.9384">
                <text:p>0.9384</text:p>
              </table:table-cell>
              <table:table-cell office:value-type="float" office:value="0.9556">
                <text:p>0.95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248">
                <text:p>0.7248</text:p>
              </table:table-cell>
              <table:table-cell office:value-type="float" office:value="0.8944">
                <text:p>0.8944</text:p>
              </table:table-cell>
              <table:table-cell office:value-type="float" office:value="0.9336">
                <text:p>0.9336</text:p>
              </table:table-cell>
              <table:table-cell office:value-type="float" office:value="0.9504">
                <text:p>0.95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264">
                <text:p>0.7264</text:p>
              </table:table-cell>
              <table:table-cell office:value-type="float" office:value="0.8976">
                <text:p>0.8976</text:p>
              </table:table-cell>
              <table:table-cell office:value-type="float" office:value="0.9304">
                <text:p>0.9304</text:p>
              </table:table-cell>
              <table:table-cell office:value-type="float" office:value="0.9472">
                <text:p>0.9472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536">
                <text:p>0.7536</text:p>
              </table:table-cell>
              <table:table-cell office:value-type="float" office:value="0.9132">
                <text:p>0.9132</text:p>
              </table:table-cell>
              <table:table-cell office:value-type="float" office:value="0.9396">
                <text:p>0.9396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04">
                <text:p>0.9330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344">
                <text:p>0.8344</text:p>
              </table:table-cell>
              <table:table-cell office:value-type="float" office:value="0.9236">
                <text:p>0.9236</text:p>
              </table:table-cell>
              <table:table-cell office:value-type="float" office:value="0.9396">
                <text:p>0.9396</text:p>
              </table:table-cell>
              <table:table-cell office:value-type="float" office:value="0.9484">
                <text:p>0.94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92">
                <text:p>0.941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428">
                <text:p>0.7428</text:p>
              </table:table-cell>
              <table:table-cell office:value-type="float" office:value="0.9156">
                <text:p>0.9156</text:p>
              </table:table-cell>
              <table:table-cell office:value-type="float" office:value="0.9384">
                <text:p>0.938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196">
                <text:p>0.931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428">
                <text:p>0.7428</text:p>
              </table:table-cell>
              <table:table-cell office:value-type="float" office:value="0.918">
                <text:p>0.918</text:p>
              </table:table-cell>
              <table:table-cell office:value-type="float" office:value="0.9404">
                <text:p>0.9404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264">
                <text:p>0.9326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244">
                <text:p>0.6244</text:p>
              </table:table-cell>
              <table:table-cell office:value-type="float" office:value="0.8848">
                <text:p>0.8848</text:p>
              </table:table-cell>
              <table:table-cell office:value-type="float" office:value="0.9356">
                <text:p>0.9356</text:p>
              </table:table-cell>
              <table:table-cell office:value-type="float" office:value="0.9484">
                <text:p>0.94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94">
                <text:p>0.694</text:p>
              </table:table-cell>
              <table:table-cell office:value-type="float" office:value="0.9128">
                <text:p>0.9128</text:p>
              </table:table-cell>
              <table:table-cell office:value-type="float" office:value="0.934">
                <text:p>0.934</text:p>
              </table:table-cell>
              <table:table-cell office:value-type="float" office:value="0.9456">
                <text:p>0.9456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552">
                <text:p>0.925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392">
                <text:p>0.6392</text:p>
              </table:table-cell>
              <table:table-cell office:value-type="float" office:value="0.8548">
                <text:p>0.8548</text:p>
              </table:table-cell>
              <table:table-cell office:value-type="float" office:value="0.938">
                <text:p>0.938</text:p>
              </table:table-cell>
              <table:table-cell office:value-type="float" office:value="0.9504">
                <text:p>0.95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552">
                <text:p>0.9155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308">
                <text:p>0.6308</text:p>
              </table:table-cell>
              <table:table-cell office:value-type="float" office:value="0.7216">
                <text:p>0.7216</text:p>
              </table:table-cell>
              <table:table-cell office:value-type="float" office:value="0.9196">
                <text:p>0.9196</text:p>
              </table:table-cell>
              <table:table-cell office:value-type="float" office:value="0.9408">
                <text:p>0.9408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788">
                <text:p>0.897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148">
                <text:p>0.6148</text:p>
              </table:table-cell>
              <table:table-cell office:value-type="float" office:value="0.6932">
                <text:p>0.6932</text:p>
              </table:table-cell>
              <table:table-cell office:value-type="float" office:value="0.912">
                <text:p>0.912</text:p>
              </table:table-cell>
              <table:table-cell office:value-type="float" office:value="0.9404">
                <text:p>0.9404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304">
                <text:p>0.6304</text:p>
              </table:table-cell>
              <table:table-cell office:value-type="float" office:value="0.8684">
                <text:p>0.8684</text:p>
              </table:table-cell>
              <table:table-cell office:value-type="float" office:value="0.9256">
                <text:p>0.9256</text:p>
              </table:table-cell>
              <table:table-cell office:value-type="float" office:value="0.944">
                <text:p>0.944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38">
                <text:p>0.913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448">
                <text:p>0.6448</text:p>
              </table:table-cell>
              <table:table-cell office:value-type="float" office:value="0.8664">
                <text:p>0.8664</text:p>
              </table:table-cell>
              <table:table-cell office:value-type="float" office:value="0.9248">
                <text:p>0.9248</text:p>
              </table:table-cell>
              <table:table-cell office:value-type="float" office:value="0.9416">
                <text:p>0.9416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46">
                <text:p>0.914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284">
                <text:p>0.6284</text:p>
              </table:table-cell>
              <table:table-cell office:value-type="float" office:value="0.7924">
                <text:p>0.7924</text:p>
              </table:table-cell>
              <table:table-cell office:value-type="float" office:value="0.9176">
                <text:p>0.9176</text:p>
              </table:table-cell>
              <table:table-cell office:value-type="float" office:value="0.9372">
                <text:p>0.9372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12">
                <text:p>0.6512</text:p>
              </table:table-cell>
              <table:table-cell office:value-type="float" office:value="0.844">
                <text:p>0.844</text:p>
              </table:table-cell>
              <table:table-cell office:value-type="float" office:value="0.922">
                <text:p>0.922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448">
                <text:p>0.9144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692">
                <text:p>0.6692</text:p>
              </table:table-cell>
              <table:table-cell office:value-type="float" office:value="0.8912">
                <text:p>0.8912</text:p>
              </table:table-cell>
              <table:table-cell office:value-type="float" office:value="0.9228">
                <text:p>0.9228</text:p>
              </table:table-cell>
              <table:table-cell office:value-type="float" office:value="0.9516">
                <text:p>0.951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06">
                <text:p>0.706</text:p>
              </table:table-cell>
              <table:table-cell office:value-type="float" office:value="0.9044">
                <text:p>0.9044</text:p>
              </table:table-cell>
              <table:table-cell office:value-type="float" office:value="0.924">
                <text:p>0.924</text:p>
              </table:table-cell>
              <table:table-cell office:value-type="float" office:value="0.9528">
                <text:p>0.95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716">
                <text:p>0.9271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368">
                <text:p>0.7368</text:p>
              </table:table-cell>
              <table:table-cell office:value-type="float" office:value="0.8952">
                <text:p>0.8952</text:p>
              </table:table-cell>
              <table:table-cell office:value-type="float" office:value="0.9236">
                <text:p>0.923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92">
                <text:p>0.9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552">
                <text:p>0.7552</text:p>
              </table:table-cell>
              <table:table-cell office:value-type="float" office:value="0.906">
                <text:p>0.906</text:p>
              </table:table-cell>
              <table:table-cell office:value-type="float" office:value="0.9348">
                <text:p>0.9348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44">
                <text:p>0.934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044">
                <text:p>0.8044</text:p>
              </table:table-cell>
              <table:table-cell office:value-type="float" office:value="0.9196">
                <text:p>0.9196</text:p>
              </table:table-cell>
              <table:table-cell office:value-type="float" office:value="0.944">
                <text:p>0.9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212">
                <text:p>0.9421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544">
                <text:p>0.7544</text:p>
              </table:table-cell>
              <table:table-cell office:value-type="float" office:value="0.9148">
                <text:p>0.9148</text:p>
              </table:table-cell>
              <table:table-cell office:value-type="float" office:value="0.938">
                <text:p>0.938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588">
                <text:p>0.9358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6">
                <text:p>0.76</text:p>
              </table:table-cell>
              <table:table-cell office:value-type="float" office:value="0.8972">
                <text:p>0.8972</text:p>
              </table:table-cell>
              <table:table-cell office:value-type="float" office:value="0.9296">
                <text:p>0.9296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56">
                <text:p>0.9335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812">
                <text:p>0.6812</text:p>
              </table:table-cell>
              <table:table-cell office:value-type="float" office:value="0.8636">
                <text:p>0.8636</text:p>
              </table:table-cell>
              <table:table-cell office:value-type="float" office:value="0.9184">
                <text:p>0.9184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04">
                <text:p>0.920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588">
                <text:p>0.6588</text:p>
              </table:table-cell>
              <table:table-cell office:value-type="float" office:value="0.8956">
                <text:p>0.895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504">
                <text:p>0.925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088">
                <text:p>0.8088</text:p>
              </table:table-cell>
              <table:table-cell office:value-type="float" office:value="0.9124">
                <text:p>0.9124</text:p>
              </table:table-cell>
              <table:table-cell office:value-type="float" office:value="0.9348">
                <text:p>0.93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04">
                <text:p>0.9410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8092">
                <text:p>0.8092</text:p>
              </table:table-cell>
              <table:table-cell office:value-type="float" office:value="0.9116">
                <text:p>0.9116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">
                <text:p>0.96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296">
                <text:p>0.9429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816">
                <text:p>0.816</text:p>
              </table:table-cell>
              <table:table-cell office:value-type="float" office:value="0.9108">
                <text:p>0.9108</text:p>
              </table:table-cell>
              <table:table-cell office:value-type="float" office:value="0.9556">
                <text:p>0.95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424">
                <text:p>0.9442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192">
                <text:p>0.8192</text:p>
              </table:table-cell>
              <table:table-cell office:value-type="float" office:value="0.9232">
                <text:p>0.9232</text:p>
              </table:table-cell>
              <table:table-cell office:value-type="float" office:value="0.9596">
                <text:p>0.95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604">
                <text:p>0.9460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8476">
                <text:p>0.8476</text:p>
              </table:table-cell>
              <table:table-cell office:value-type="float" office:value="0.9508">
                <text:p>0.950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5232">
                <text:p>0.9523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348">
                <text:p>0.8348</text:p>
              </table:table-cell>
              <table:table-cell office:value-type="float" office:value="0.9588">
                <text:p>0.95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8108">
                <text:p>0.8108</text:p>
              </table:table-cell>
              <table:table-cell office:value-type="float" office:value="0.9556">
                <text:p>0.955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876">
                <text:p>0.9487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8364">
                <text:p>0.8364</text:p>
              </table:table-cell>
              <table:table-cell office:value-type="float" office:value="0.9592">
                <text:p>0.95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5204">
                <text:p>0.9520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8068">
                <text:p>0.8068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86">
                <text:p>0.948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024">
                <text:p>0.7024</text:p>
              </table:table-cell>
              <table:table-cell office:value-type="float" office:value="0.928">
                <text:p>0.92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544">
                <text:p>0.935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62">
                <text:p>0.762</text:p>
              </table:table-cell>
              <table:table-cell office:value-type="float" office:value="0.9388">
                <text:p>0.938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244">
                <text:p>0.9424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5">
                <text:p>0.75</text:p>
              </table:table-cell>
              <table:table-cell office:value-type="float" office:value="0.9404">
                <text:p>0.940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52">
                <text:p>0.9415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4">
                <text:p>0.74</text:p>
              </table:table-cell>
              <table:table-cell office:value-type="float" office:value="0.9556">
                <text:p>0.9556</text:p>
              </table:table-cell>
              <table:table-cell office:value-type="float" office:value="0.96">
                <text:p>0.9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264">
                <text:p>0.9426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596">
                <text:p>0.6596</text:p>
              </table:table-cell>
              <table:table-cell office:value-type="float" office:value="0.9268">
                <text:p>0.926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12">
                <text:p>0.93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702">
                <text:p>0.702</text:p>
              </table:table-cell>
              <table:table-cell office:value-type="float" office:value="0.9144">
                <text:p>0.914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684">
                <text:p>0.6684</text:p>
              </table:table-cell>
              <table:table-cell office:value-type="float" office:value="0.8788">
                <text:p>0.8788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496">
                <text:p>0.9249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328">
                <text:p>0.6328</text:p>
              </table:table-cell>
              <table:table-cell office:value-type="float" office:value="0.8284">
                <text:p>0.8284</text:p>
              </table:table-cell>
              <table:table-cell office:value-type="float" office:value="0.942">
                <text:p>0.94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72">
                <text:p>0.96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624">
                <text:p>0.9162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304">
                <text:p>0.6304</text:p>
              </table:table-cell>
              <table:table-cell office:value-type="float" office:value="0.8964">
                <text:p>0.89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488">
                <text:p>0.9248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068">
                <text:p>0.7068</text:p>
              </table:table-cell>
              <table:table-cell office:value-type="float" office:value="0.942">
                <text:p>0.94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8">
                <text:p>0.96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756">
                <text:p>0.9375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016">
                <text:p>0.7016</text:p>
              </table:table-cell>
              <table:table-cell office:value-type="float" office:value="0.9448">
                <text:p>0.944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716">
                <text:p>0.937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26">
                <text:p>0.82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5164">
                <text:p>0.9516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576">
                <text:p>0.7576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444">
                <text:p>0.9444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808">
                <text:p>0.6808</text:p>
              </table:table-cell>
              <table:table-cell office:value-type="float" office:value="0.9312">
                <text:p>0.9312</text:p>
              </table:table-cell>
              <table:table-cell office:value-type="float" office:value="0.96">
                <text:p>0.96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444">
                <text:p>0.9344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464">
                <text:p>0.7464</text:p>
              </table:table-cell>
              <table:table-cell office:value-type="float" office:value="0.9568">
                <text:p>0.9568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436">
                <text:p>0.9443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056">
                <text:p>0.7056</text:p>
              </table:table-cell>
              <table:table-cell office:value-type="float" office:value="0.9564">
                <text:p>0.9564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004">
                <text:p>0.9400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372">
                <text:p>0.6372</text:p>
              </table:table-cell>
              <table:table-cell office:value-type="float" office:value="0.9036">
                <text:p>0.9036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764">
                <text:p>0.9276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632">
                <text:p>0.6632</text:p>
              </table:table-cell>
              <table:table-cell office:value-type="float" office:value="0.9264">
                <text:p>0.9264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504">
                <text:p>0.6504</text:p>
              </table:table-cell>
              <table:table-cell office:value-type="float" office:value="0.758">
                <text:p>0.758</text:p>
              </table:table-cell>
              <table:table-cell office:value-type="float" office:value="0.9568">
                <text:p>0.9568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332">
                <text:p>0.9133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316">
                <text:p>0.6316</text:p>
              </table:table-cell>
              <table:table-cell office:value-type="float" office:value="0.694">
                <text:p>0.694</text:p>
              </table:table-cell>
              <table:table-cell office:value-type="float" office:value="0.94">
                <text:p>0.94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34">
                <text:p>0.903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32">
                <text:p>0.6132</text:p>
              </table:table-cell>
              <table:table-cell office:value-type="float" office:value="0.824">
                <text:p>0.824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708">
                <text:p>0.917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08">
                <text:p>0.6108</text:p>
              </table:table-cell>
              <table:table-cell office:value-type="float" office:value="0.6628">
                <text:p>0.6628</text:p>
              </table:table-cell>
              <table:table-cell office:value-type="float" office:value="0.9444">
                <text:p>0.9444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884">
                <text:p>0.8988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36">
                <text:p>0.5936</text:p>
              </table:table-cell>
              <table:table-cell office:value-type="float" office:value="0.656">
                <text:p>0.656</text:p>
              </table:table-cell>
              <table:table-cell office:value-type="float" office:value="0.8964">
                <text:p>0.8964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148">
                <text:p>0.891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516">
                <text:p>0.6516</text:p>
              </table:table-cell>
              <table:table-cell office:value-type="float" office:value="0.778">
                <text:p>0.778</text:p>
              </table:table-cell>
              <table:table-cell office:value-type="float" office:value="0.9572">
                <text:p>0.9572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52">
                <text:p>0.915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524">
                <text:p>0.6524</text:p>
              </table:table-cell>
              <table:table-cell office:value-type="float" office:value="0.8248">
                <text:p>0.8248</text:p>
              </table:table-cell>
              <table:table-cell office:value-type="float" office:value="0.9584">
                <text:p>0.9584</text:p>
              </table:table-cell>
              <table:table-cell office:value-type="float" office:value="0.96">
                <text:p>0.9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032">
                <text:p>0.9203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56">
                <text:p>0.656</text:p>
              </table:table-cell>
              <table:table-cell office:value-type="float" office:value="0.8988">
                <text:p>0.8988</text:p>
              </table:table-cell>
              <table:table-cell office:value-type="float" office:value="0.96">
                <text:p>0.9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8">
                <text:p>0.928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6">
                <text:p>0.66</text:p>
              </table:table-cell>
              <table:table-cell office:value-type="float" office:value="0.9168">
                <text:p>0.9168</text:p>
              </table:table-cell>
              <table:table-cell office:value-type="float" office:value="0.9592">
                <text:p>0.9592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084">
                <text:p>0.9308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484">
                <text:p>0.6484</text:p>
              </table:table-cell>
              <table:table-cell office:value-type="float" office:value="0.8868">
                <text:p>0.8868</text:p>
              </table:table-cell>
              <table:table-cell office:value-type="float" office:value="0.9588">
                <text:p>0.9588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684">
                <text:p>0.9268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5">
                <text:p>0.65</text:p>
              </table:table-cell>
              <table:table-cell office:value-type="float" office:value="0.9168">
                <text:p>0.9168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056">
                <text:p>0.930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08">
                <text:p>0.7008</text:p>
              </table:table-cell>
              <table:table-cell office:value-type="float" office:value="0.9392">
                <text:p>0.9392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804">
                <text:p>0.9380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608">
                <text:p>0.7608</text:p>
              </table:table-cell>
              <table:table-cell office:value-type="float" office:value="0.9576">
                <text:p>0.9576</text:p>
              </table:table-cell>
              <table:table-cell office:value-type="float" office:value="0.9676">
                <text:p>0.96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62">
                <text:p>0.94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324">
                <text:p>0.7324</text:p>
              </table:table-cell>
              <table:table-cell office:value-type="float" office:value="0.9596">
                <text:p>0.95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36">
                <text:p>0.943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312">
                <text:p>0.7312</text:p>
              </table:table-cell>
              <table:table-cell office:value-type="float" office:value="0.9392">
                <text:p>0.9392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08">
                <text:p>0.9410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44">
                <text:p>0.644</text:p>
              </table:table-cell>
              <table:table-cell office:value-type="float" office:value="0.902">
                <text:p>0.902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48">
                <text:p>0.928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152">
                <text:p>0.7152</text:p>
              </table:table-cell>
              <table:table-cell office:value-type="float" office:value="0.9248">
                <text:p>0.9248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148">
                <text:p>0.8148</text:p>
              </table:table-cell>
              <table:table-cell office:value-type="float" office:value="0.9388">
                <text:p>0.9388</text:p>
              </table:table-cell>
              <table:table-cell office:value-type="float" office:value="0.9576">
                <text:p>0.95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872">
                <text:p>0.9487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396">
                <text:p>0.7396</text:p>
              </table:table-cell>
              <table:table-cell office:value-type="float" office:value="0.8864">
                <text:p>0.8864</text:p>
              </table:table-cell>
              <table:table-cell office:value-type="float" office:value="0.9404">
                <text:p>0.9404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48">
                <text:p>0.9334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556">
                <text:p>0.6556</text:p>
              </table:table-cell>
              <table:table-cell office:value-type="float" office:value="0.8684">
                <text:p>0.8684</text:p>
              </table:table-cell>
              <table:table-cell office:value-type="float" office:value="0.9068">
                <text:p>0.9068</text:p>
              </table:table-cell>
              <table:table-cell office:value-type="float" office:value="0.9536">
                <text:p>0.9536</text:p>
              </table:table-cell>
              <table:table-cell office:value-type="float" office:value="0.9672">
                <text:p>0.96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916">
                <text:p>0.9191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136">
                <text:p>0.6136</text:p>
              </table:table-cell>
              <table:table-cell office:value-type="float" office:value="0.834">
                <text:p>0.834</text:p>
              </table:table-cell>
              <table:table-cell office:value-type="float" office:value="0.9108">
                <text:p>0.9108</text:p>
              </table:table-cell>
              <table:table-cell office:value-type="float" office:value="0.9544">
                <text:p>0.95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208">
                <text:p>0.9120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276">
                <text:p>0.6276</text:p>
              </table:table-cell>
              <table:table-cell office:value-type="float" office:value="0.774">
                <text:p>0.774</text:p>
              </table:table-cell>
              <table:table-cell office:value-type="float" office:value="0.8796">
                <text:p>0.8796</text:p>
              </table:table-cell>
              <table:table-cell office:value-type="float" office:value="0.904">
                <text:p>0.904</text:p>
              </table:table-cell>
              <table:table-cell office:value-type="float" office:value="0.9504">
                <text:p>0.9504</text:p>
              </table:table-cell>
              <table:table-cell office:value-type="float" office:value="0.9668">
                <text:p>0.96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744">
                <text:p>0.8974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256">
                <text:p>0.6256</text:p>
              </table:table-cell>
              <table:table-cell office:value-type="float" office:value="0.8264">
                <text:p>0.8264</text:p>
              </table:table-cell>
              <table:table-cell office:value-type="float" office:value="0.8908">
                <text:p>0.8908</text:p>
              </table:table-cell>
              <table:table-cell office:value-type="float" office:value="0.9188">
                <text:p>0.9188</text:p>
              </table:table-cell>
              <table:table-cell office:value-type="float" office:value="0.9548">
                <text:p>0.95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564">
                <text:p>0.905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">
                <text:p>0.714</text:p>
              </table:table-cell>
              <table:table-cell office:value-type="float" office:value="0.838">
                <text:p>0.838</text:p>
              </table:table-cell>
              <table:table-cell office:value-type="float" office:value="0.8884">
                <text:p>0.8884</text:p>
              </table:table-cell>
              <table:table-cell office:value-type="float" office:value="0.9028">
                <text:p>0.9028</text:p>
              </table:table-cell>
              <table:table-cell office:value-type="float" office:value="0.9492">
                <text:p>0.9492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252">
                <text:p>0.912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812">
                <text:p>0.6812</text:p>
              </table:table-cell>
              <table:table-cell office:value-type="float" office:value="0.826">
                <text:p>0.826</text:p>
              </table:table-cell>
              <table:table-cell office:value-type="float" office:value="0.8784">
                <text:p>0.8784</text:p>
              </table:table-cell>
              <table:table-cell office:value-type="float" office:value="0.8956">
                <text:p>0.8956</text:p>
              </table:table-cell>
              <table:table-cell office:value-type="float" office:value="0.9136">
                <text:p>0.9136</text:p>
              </table:table-cell>
              <table:table-cell office:value-type="float" office:value="0.9484">
                <text:p>0.9484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076">
                <text:p>0.9007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7084">
                <text:p>0.7084</text:p>
              </table:table-cell>
              <table:table-cell office:value-type="float" office:value="0.848">
                <text:p>0.848</text:p>
              </table:table-cell>
              <table:table-cell office:value-type="float" office:value="0.8904">
                <text:p>0.8904</text:p>
              </table:table-cell>
              <table:table-cell office:value-type="float" office:value="0.8992">
                <text:p>0.8992</text:p>
              </table:table-cell>
              <table:table-cell office:value-type="float" office:value="0.9188">
                <text:p>0.9188</text:p>
              </table:table-cell>
              <table:table-cell office:value-type="float" office:value="0.9516">
                <text:p>0.951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828">
                <text:p>0.9082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336">
                <text:p>0.6336</text:p>
              </table:table-cell>
              <table:table-cell office:value-type="float" office:value="0.7852">
                <text:p>0.7852</text:p>
              </table:table-cell>
              <table:table-cell office:value-type="float" office:value="0.868">
                <text:p>0.868</text:p>
              </table:table-cell>
              <table:table-cell office:value-type="float" office:value="0.8956">
                <text:p>0.8956</text:p>
              </table:table-cell>
              <table:table-cell office:value-type="float" office:value="0.9192">
                <text:p>0.9192</text:p>
              </table:table-cell>
              <table:table-cell office:value-type="float" office:value="0.9508">
                <text:p>0.9508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89184">
                <text:p>0.8918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088">
                <text:p>0.7088</text:p>
              </table:table-cell>
              <table:table-cell office:value-type="float" office:value="0.8344">
                <text:p>0.8344</text:p>
              </table:table-cell>
              <table:table-cell office:value-type="float" office:value="0.8888">
                <text:p>0.8888</text:p>
              </table:table-cell>
              <table:table-cell office:value-type="float" office:value="0.8984">
                <text:p>0.8984</text:p>
              </table:table-cell>
              <table:table-cell office:value-type="float" office:value="0.9376">
                <text:p>0.9376</text:p>
              </table:table-cell>
              <table:table-cell office:value-type="float" office:value="0.9564">
                <text:p>0.9564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928">
                <text:p>0.9092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98">
                <text:p>0.698</text:p>
              </table:table-cell>
              <table:table-cell office:value-type="float" office:value="0.8764">
                <text:p>0.8764</text:p>
              </table:table-cell>
              <table:table-cell office:value-type="float" office:value="0.8984">
                <text:p>0.8984</text:p>
              </table:table-cell>
              <table:table-cell office:value-type="float" office:value="0.9328">
                <text:p>0.9328</text:p>
              </table:table-cell>
              <table:table-cell office:value-type="float" office:value="0.9524">
                <text:p>0.9524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908">
                <text:p>0.919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476">
                <text:p>0.6476</text:p>
              </table:table-cell>
              <table:table-cell office:value-type="float" office:value="0.858">
                <text:p>0.858</text:p>
              </table:table-cell>
              <table:table-cell office:value-type="float" office:value="0.8984">
                <text:p>0.8984</text:p>
              </table:table-cell>
              <table:table-cell office:value-type="float" office:value="0.9224">
                <text:p>0.9224</text:p>
              </table:table-cell>
              <table:table-cell office:value-type="float" office:value="0.9504">
                <text:p>0.9504</text:p>
              </table:table-cell>
              <table:table-cell office:value-type="float" office:value="0.9536">
                <text:p>0.9536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968">
                <text:p>0.9096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296">
                <text:p>0.6296</text:p>
              </table:table-cell>
              <table:table-cell office:value-type="float" office:value="0.8268">
                <text:p>0.8268</text:p>
              </table:table-cell>
              <table:table-cell office:value-type="float" office:value="0.894">
                <text:p>0.894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44">
                <text:p>0.9544</text:p>
              </table:table-cell>
              <table:table-cell office:value-type="float" office:value="0.9624">
                <text:p>0.962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412">
                <text:p>0.9041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896">
                <text:p>0.6896</text:p>
              </table:table-cell>
              <table:table-cell office:value-type="float" office:value="0.8684">
                <text:p>0.8684</text:p>
              </table:table-cell>
              <table:table-cell office:value-type="float" office:value="0.896">
                <text:p>0.896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956">
                <text:p>0.95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656">
                <text:p>0.9165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748">
                <text:p>0.6748</text:p>
              </table:table-cell>
              <table:table-cell office:value-type="float" office:value="0.8624">
                <text:p>0.8624</text:p>
              </table:table-cell>
              <table:table-cell office:value-type="float" office:value="0.896">
                <text:p>0.896</text:p>
              </table:table-cell>
              <table:table-cell office:value-type="float" office:value="0.9204">
                <text:p>0.9204</text:p>
              </table:table-cell>
              <table:table-cell office:value-type="float" office:value="0.9512">
                <text:p>0.9512</text:p>
              </table:table-cell>
              <table:table-cell office:value-type="float" office:value="0.9536">
                <text:p>0.9536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264">
                <text:p>0.9126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112">
                <text:p>0.7112</text:p>
              </table:table-cell>
              <table:table-cell office:value-type="float" office:value="0.8784">
                <text:p>0.8784</text:p>
              </table:table-cell>
              <table:table-cell office:value-type="float" office:value="0.896">
                <text:p>0.896</text:p>
              </table:table-cell>
              <table:table-cell office:value-type="float" office:value="0.918">
                <text:p>0.918</text:p>
              </table:table-cell>
              <table:table-cell office:value-type="float" office:value="0.9492">
                <text:p>0.9492</text:p>
              </table:table-cell>
              <table:table-cell office:value-type="float" office:value="0.956">
                <text:p>0.95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792">
                <text:p>0.9179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208">
                <text:p>0.7208</text:p>
              </table:table-cell>
              <table:table-cell office:value-type="float" office:value="0.8764">
                <text:p>0.8764</text:p>
              </table:table-cell>
              <table:table-cell office:value-type="float" office:value="0.896">
                <text:p>0.896</text:p>
              </table:table-cell>
              <table:table-cell office:value-type="float" office:value="0.9064">
                <text:p>0.9064</text:p>
              </table:table-cell>
              <table:table-cell office:value-type="float" office:value="0.9472">
                <text:p>0.9472</text:p>
              </table:table-cell>
              <table:table-cell office:value-type="float" office:value="0.956">
                <text:p>0.95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72">
                <text:p>0.917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272">
                <text:p>0.6272</text:p>
              </table:table-cell>
              <table:table-cell office:value-type="float" office:value="0.8416">
                <text:p>0.8416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9312">
                <text:p>0.9312</text:p>
              </table:table-cell>
              <table:table-cell office:value-type="float" office:value="0.9528">
                <text:p>0.9528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0136">
                <text:p>0.9013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912">
                <text:p>0.7912</text:p>
              </table:table-cell>
              <table:table-cell office:value-type="float" office:value="0.8956">
                <text:p>0.8956</text:p>
              </table:table-cell>
              <table:table-cell office:value-type="float" office:value="0.9028">
                <text:p>0.9028</text:p>
              </table:table-cell>
              <table:table-cell office:value-type="float" office:value="0.9376">
                <text:p>0.9376</text:p>
              </table:table-cell>
              <table:table-cell office:value-type="float" office:value="0.9508">
                <text:p>0.9508</text:p>
              </table:table-cell>
              <table:table-cell office:value-type="float" office:value="0.958">
                <text:p>0.958</text:p>
              </table:table-cell>
              <table:table-cell office:value-type="float" office:value="0.9632">
                <text:p>0.963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032">
                <text:p>0.9303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81">
                <text:p>0.81</text:p>
              </table:table-cell>
              <table:table-cell office:value-type="float" office:value="0.8952">
                <text:p>0.8952</text:p>
              </table:table-cell>
              <table:table-cell office:value-type="float" office:value="0.9072">
                <text:p>0.9072</text:p>
              </table:table-cell>
              <table:table-cell office:value-type="float" office:value="0.9328">
                <text:p>0.9328</text:p>
              </table:table-cell>
              <table:table-cell office:value-type="float" office:value="0.9484">
                <text:p>0.9484</text:p>
              </table:table-cell>
              <table:table-cell office:value-type="float" office:value="0.9548">
                <text:p>0.9548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814">
                <text:p>0.814</text:p>
              </table:table-cell>
              <table:table-cell office:value-type="float" office:value="0.8964">
                <text:p>0.8964</text:p>
              </table:table-cell>
              <table:table-cell office:value-type="float" office:value="0.9156">
                <text:p>0.9156</text:p>
              </table:table-cell>
              <table:table-cell office:value-type="float" office:value="0.9448">
                <text:p>0.9448</text:p>
              </table:table-cell>
              <table:table-cell office:value-type="float" office:value="0.9524">
                <text:p>0.9524</text:p>
              </table:table-cell>
              <table:table-cell office:value-type="float" office:value="0.96">
                <text:p>0.9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528">
                <text:p>0.9352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336">
                <text:p>0.7336</text:p>
              </table:table-cell>
              <table:table-cell office:value-type="float" office:value="0.8932">
                <text:p>0.8932</text:p>
              </table:table-cell>
              <table:table-cell office:value-type="float" office:value="0.9056">
                <text:p>0.9056</text:p>
              </table:table-cell>
              <table:table-cell office:value-type="float" office:value="0.9304">
                <text:p>0.9304</text:p>
              </table:table-cell>
              <table:table-cell office:value-type="float" office:value="0.9512">
                <text:p>0.9512</text:p>
              </table:table-cell>
              <table:table-cell office:value-type="float" office:value="0.9576">
                <text:p>0.9576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412">
                <text:p>0.924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612">
                <text:p>0.7612</text:p>
              </table:table-cell>
              <table:table-cell office:value-type="float" office:value="0.8952">
                <text:p>0.8952</text:p>
              </table:table-cell>
              <table:table-cell office:value-type="float" office:value="0.9148">
                <text:p>0.9148</text:p>
              </table:table-cell>
              <table:table-cell office:value-type="float" office:value="0.9476">
                <text:p>0.9476</text:p>
              </table:table-cell>
              <table:table-cell office:value-type="float" office:value="0.954">
                <text:p>0.954</text:p>
              </table:table-cell>
              <table:table-cell office:value-type="float" office:value="0.962">
                <text:p>0.96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068">
                <text:p>0.9306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8232">
                <text:p>0.8232</text:p>
              </table:table-cell>
              <table:table-cell office:value-type="float" office:value="0.9032">
                <text:p>0.9032</text:p>
              </table:table-cell>
              <table:table-cell office:value-type="float" office:value="0.9328">
                <text:p>0.9328</text:p>
              </table:table-cell>
              <table:table-cell office:value-type="float" office:value="0.9496">
                <text:p>0.9496</text:p>
              </table:table-cell>
              <table:table-cell office:value-type="float" office:value="0.9536">
                <text:p>0.9536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972">
                <text:p>0.9397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096">
                <text:p>0.7096</text:p>
              </table:table-cell>
              <table:table-cell office:value-type="float" office:value="0.9008">
                <text:p>0.9008</text:p>
              </table:table-cell>
              <table:table-cell office:value-type="float" office:value="0.9336">
                <text:p>0.9336</text:p>
              </table:table-cell>
              <table:table-cell office:value-type="float" office:value="0.9496">
                <text:p>0.9496</text:p>
              </table:table-cell>
              <table:table-cell office:value-type="float" office:value="0.954">
                <text:p>0.954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412">
                <text:p>0.8412</text:p>
              </table:table-cell>
              <table:table-cell office:value-type="float" office:value="0.9048">
                <text:p>0.9048</text:p>
              </table:table-cell>
              <table:table-cell office:value-type="float" office:value="0.9416">
                <text:p>0.9416</text:p>
              </table:table-cell>
              <table:table-cell office:value-type="float" office:value="0.952">
                <text:p>0.952</text:p>
              </table:table-cell>
              <table:table-cell office:value-type="float" office:value="0.958">
                <text:p>0.958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344">
                <text:p>0.9434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8432">
                <text:p>0.8432</text:p>
              </table:table-cell>
              <table:table-cell office:value-type="float" office:value="0.8984">
                <text:p>0.8984</text:p>
              </table:table-cell>
              <table:table-cell office:value-type="float" office:value="0.9208">
                <text:p>0.9208</text:p>
              </table:table-cell>
              <table:table-cell office:value-type="float" office:value="0.9512">
                <text:p>0.9512</text:p>
              </table:table-cell>
              <table:table-cell office:value-type="float" office:value="0.9556">
                <text:p>0.9556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048">
                <text:p>0.9404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38">
                <text:p>0.738</text:p>
              </table:table-cell>
              <table:table-cell office:value-type="float" office:value="0.8964">
                <text:p>0.8964</text:p>
              </table:table-cell>
              <table:table-cell office:value-type="float" office:value="0.9164">
                <text:p>0.9164</text:p>
              </table:table-cell>
              <table:table-cell office:value-type="float" office:value="0.9488">
                <text:p>0.9488</text:p>
              </table:table-cell>
              <table:table-cell office:value-type="float" office:value="0.9556">
                <text:p>0.9556</text:p>
              </table:table-cell>
              <table:table-cell office:value-type="float" office:value="0.9616">
                <text:p>0.961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88">
                <text:p>0.9288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088">
                <text:p>0.7088</text:p>
              </table:table-cell>
              <table:table-cell office:value-type="float" office:value="0.8956">
                <text:p>0.8956</text:p>
              </table:table-cell>
              <table:table-cell office:value-type="float" office:value="0.9204">
                <text:p>0.9204</text:p>
              </table:table-cell>
              <table:table-cell office:value-type="float" office:value="0.9468">
                <text:p>0.9468</text:p>
              </table:table-cell>
              <table:table-cell office:value-type="float" office:value="0.952">
                <text:p>0.952</text:p>
              </table:table-cell>
              <table:table-cell office:value-type="float" office:value="0.9576">
                <text:p>0.9576</text:p>
              </table:table-cell>
              <table:table-cell office:value-type="float" office:value="0.9648">
                <text:p>0.964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192">
                <text:p>0.7192</text:p>
              </table:table-cell>
              <table:table-cell office:value-type="float" office:value="0.88">
                <text:p>0.88</text:p>
              </table:table-cell>
              <table:table-cell office:value-type="float" office:value="0.9192">
                <text:p>0.9192</text:p>
              </table:table-cell>
              <table:table-cell office:value-type="float" office:value="0.946">
                <text:p>0.946</text:p>
              </table:table-cell>
              <table:table-cell office:value-type="float" office:value="0.952">
                <text:p>0.952</text:p>
              </table:table-cell>
              <table:table-cell office:value-type="float" office:value="0.9548">
                <text:p>0.9548</text:p>
              </table:table-cell>
              <table:table-cell office:value-type="float" office:value="0.9628">
                <text:p>0.962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38">
                <text:p>0.923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488">
                <text:p>0.7488</text:p>
              </table:table-cell>
              <table:table-cell office:value-type="float" office:value="0.8944">
                <text:p>0.8944</text:p>
              </table:table-cell>
              <table:table-cell office:value-type="float" office:value="0.92">
                <text:p>0.92</text:p>
              </table:table-cell>
              <table:table-cell office:value-type="float" office:value="0.9452">
                <text:p>0.9452</text:p>
              </table:table-cell>
              <table:table-cell office:value-type="float" office:value="0.952">
                <text:p>0.952</text:p>
              </table:table-cell>
              <table:table-cell office:value-type="float" office:value="0.9548">
                <text:p>0.9548</text:p>
              </table:table-cell>
              <table:table-cell office:value-type="float" office:value="0.9644">
                <text:p>0.964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36">
                <text:p>0.928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608">
                <text:p>0.7608</text:p>
              </table:table-cell>
              <table:table-cell office:value-type="float" office:value="0.8936">
                <text:p>0.8936</text:p>
              </table:table-cell>
              <table:table-cell office:value-type="float" office:value="0.9072">
                <text:p>0.9072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64">
                <text:p>0.96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8">
                <text:p>0.928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144">
                <text:p>0.7144</text:p>
              </table:table-cell>
              <table:table-cell office:value-type="float" office:value="0.8864">
                <text:p>0.8864</text:p>
              </table:table-cell>
              <table:table-cell office:value-type="float" office:value="0.9196">
                <text:p>0.9196</text:p>
              </table:table-cell>
              <table:table-cell office:value-type="float" office:value="0.9504">
                <text:p>0.9504</text:p>
              </table:table-cell>
              <table:table-cell office:value-type="float" office:value="0.9544">
                <text:p>0.9544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58">
                <text:p>0.925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44">
                <text:p>0.744</text:p>
              </table:table-cell>
              <table:table-cell office:value-type="float" office:value="0.8888">
                <text:p>0.8888</text:p>
              </table:table-cell>
              <table:table-cell office:value-type="float" office:value="0.908">
                <text:p>0.908</text:p>
              </table:table-cell>
              <table:table-cell office:value-type="float" office:value="0.9496">
                <text:p>0.9496</text:p>
              </table:table-cell>
              <table:table-cell office:value-type="float" office:value="0.952">
                <text:p>0.952</text:p>
              </table:table-cell>
              <table:table-cell office:value-type="float" office:value="0.9552">
                <text:p>0.9552</text:p>
              </table:table-cell>
              <table:table-cell office:value-type="float" office:value="0.9632">
                <text:p>0.963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648">
                <text:p>0.9264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8064">
                <text:p>0.8064</text:p>
              </table:table-cell>
              <table:table-cell office:value-type="float" office:value="0.896">
                <text:p>0.896</text:p>
              </table:table-cell>
              <table:table-cell office:value-type="float" office:value="0.9128">
                <text:p>0.9128</text:p>
              </table:table-cell>
              <table:table-cell office:value-type="float" office:value="0.9472">
                <text:p>0.9472</text:p>
              </table:table-cell>
              <table:table-cell office:value-type="float" office:value="0.952">
                <text:p>0.952</text:p>
              </table:table-cell>
              <table:table-cell office:value-type="float" office:value="0.9532">
                <text:p>0.9532</text:p>
              </table:table-cell>
              <table:table-cell office:value-type="float" office:value="0.9636">
                <text:p>0.963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352">
                <text:p>0.9335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52">
                <text:p>0.7952</text:p>
              </table:table-cell>
              <table:table-cell office:value-type="float" office:value="0.8996">
                <text:p>0.8996</text:p>
              </table:table-cell>
              <table:table-cell office:value-type="float" office:value="0.9164">
                <text:p>0.9164</text:p>
              </table:table-cell>
              <table:table-cell office:value-type="float" office:value="0.9488">
                <text:p>0.9488</text:p>
              </table:table-cell>
              <table:table-cell office:value-type="float" office:value="0.952">
                <text:p>0.952</text:p>
              </table:table-cell>
              <table:table-cell office:value-type="float" office:value="0.9604">
                <text:p>0.960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444">
                <text:p>0.9344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716">
                <text:p>0.7716</text:p>
              </table:table-cell>
              <table:table-cell office:value-type="float" office:value="0.908">
                <text:p>0.908</text:p>
              </table:table-cell>
              <table:table-cell office:value-type="float" office:value="0.9404">
                <text:p>0.9404</text:p>
              </table:table-cell>
              <table:table-cell office:value-type="float" office:value="0.952">
                <text:p>0.952</text:p>
              </table:table-cell>
              <table:table-cell office:value-type="float" office:value="0.9532">
                <text:p>0.9532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612">
                <text:p>0.9361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732">
                <text:p>0.6732</text:p>
              </table:table-cell>
              <table:table-cell office:value-type="float" office:value="0.8928">
                <text:p>0.8928</text:p>
              </table:table-cell>
              <table:table-cell office:value-type="float" office:value="0.9304">
                <text:p>0.9304</text:p>
              </table:table-cell>
              <table:table-cell office:value-type="float" office:value="0.9504">
                <text:p>0.9504</text:p>
              </table:table-cell>
              <table:table-cell office:value-type="float" office:value="0.9552">
                <text:p>0.9552</text:p>
              </table:table-cell>
              <table:table-cell office:value-type="float" office:value="0.9656">
                <text:p>0.965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396">
                <text:p>0.9239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924">
                <text:p>0.6924</text:p>
              </table:table-cell>
              <table:table-cell office:value-type="float" office:value="0.9104">
                <text:p>0.9104</text:p>
              </table:table-cell>
              <table:table-cell office:value-type="float" office:value="0.9456">
                <text:p>0.9456</text:p>
              </table:table-cell>
              <table:table-cell office:value-type="float" office:value="0.952">
                <text:p>0.952</text:p>
              </table:table-cell>
              <table:table-cell office:value-type="float" office:value="0.9592">
                <text:p>0.959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996">
                <text:p>0.929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828">
                <text:p>0.6828</text:p>
              </table:table-cell>
              <table:table-cell office:value-type="float" office:value="0.9084">
                <text:p>0.9084</text:p>
              </table:table-cell>
              <table:table-cell office:value-type="float" office:value="0.9464">
                <text:p>0.9464</text:p>
              </table:table-cell>
              <table:table-cell office:value-type="float" office:value="0.952">
                <text:p>0.952</text:p>
              </table:table-cell>
              <table:table-cell office:value-type="float" office:value="0.9536">
                <text:p>0.9536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804">
                <text:p>0.9280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792">
                <text:p>0.6792</text:p>
              </table:table-cell>
              <table:table-cell office:value-type="float" office:value="0.906">
                <text:p>0.906</text:p>
              </table:table-cell>
              <table:table-cell office:value-type="float" office:value="0.9296">
                <text:p>0.9296</text:p>
              </table:table-cell>
              <table:table-cell office:value-type="float" office:value="0.952">
                <text:p>0.952</text:p>
              </table:table-cell>
              <table:table-cell office:value-type="float" office:value="0.9532">
                <text:p>0.9532</text:p>
              </table:table-cell>
              <table:table-cell office:value-type="float" office:value="0.9632">
                <text:p>0.963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552">
                <text:p>0.9255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532">
                <text:p>0.6532</text:p>
              </table:table-cell>
              <table:table-cell office:value-type="float" office:value="0.9004">
                <text:p>0.9004</text:p>
              </table:table-cell>
              <table:table-cell office:value-type="float" office:value="0.9272">
                <text:p>0.9272</text:p>
              </table:table-cell>
              <table:table-cell office:value-type="float" office:value="0.9508">
                <text:p>0.9508</text:p>
              </table:table-cell>
              <table:table-cell office:value-type="float" office:value="0.952">
                <text:p>0.952</text:p>
              </table:table-cell>
              <table:table-cell office:value-type="float" office:value="0.9612">
                <text:p>0.961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168">
                <text:p>0.9216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18">
                <text:p>0.618</text:p>
              </table:table-cell>
              <table:table-cell office:value-type="float" office:value="0.8952">
                <text:p>0.8952</text:p>
              </table:table-cell>
              <table:table-cell office:value-type="float" office:value="0.9272">
                <text:p>0.9272</text:p>
              </table:table-cell>
              <table:table-cell office:value-type="float" office:value="0.952">
                <text:p>0.952</text:p>
              </table:table-cell>
              <table:table-cell office:value-type="float" office:value="0.9528">
                <text:p>0.9528</text:p>
              </table:table-cell>
              <table:table-cell office:value-type="float" office:value="0.9632">
                <text:p>0.963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804">
                <text:p>0.9180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472">
                <text:p>0.6472</text:p>
              </table:table-cell>
              <table:table-cell office:value-type="float" office:value="0.8272">
                <text:p>0.8272</text:p>
              </table:table-cell>
              <table:table-cell office:value-type="float" office:value="0.932">
                <text:p>0.932</text:p>
              </table:table-cell>
              <table:table-cell office:value-type="float" office:value="0.9516">
                <text:p>0.9516</text:p>
              </table:table-cell>
              <table:table-cell office:value-type="float" office:value="0.9528">
                <text:p>0.9528</text:p>
              </table:table-cell>
              <table:table-cell office:value-type="float" office:value="0.9652">
                <text:p>0.965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48">
                <text:p>0.9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3">
                <text:p>0.63</text:p>
              </table:table-cell>
              <table:table-cell office:value-type="float" office:value="0.87">
                <text:p>0.87</text:p>
              </table:table-cell>
              <table:table-cell office:value-type="float" office:value="0.9244">
                <text:p>0.9244</text:p>
              </table:table-cell>
              <table:table-cell office:value-type="float" office:value="0.9492">
                <text:p>0.9492</text:p>
              </table:table-cell>
              <table:table-cell office:value-type="float" office:value="0.952">
                <text:p>0.952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584">
                <text:p>0.915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94">
                <text:p>0.694</text:p>
              </table:table-cell>
              <table:table-cell office:value-type="float" office:value="0.9084">
                <text:p>0.9084</text:p>
              </table:table-cell>
              <table:table-cell office:value-type="float" office:value="0.9452">
                <text:p>0.9452</text:p>
              </table:table-cell>
              <table:table-cell office:value-type="float" office:value="0.952">
                <text:p>0.952</text:p>
              </table:table-cell>
              <table:table-cell office:value-type="float" office:value="0.9552">
                <text:p>0.9552</text:p>
              </table:table-cell>
              <table:table-cell office:value-type="float" office:value="0.9668">
                <text:p>0.96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2936">
                <text:p>0.9293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248">
                <text:p>0.6248</text:p>
              </table:table-cell>
              <table:table-cell office:value-type="float" office:value="0.8488">
                <text:p>0.8488</text:p>
              </table:table-cell>
              <table:table-cell office:value-type="float" office:value="0.946">
                <text:p>0.946</text:p>
              </table:table-cell>
              <table:table-cell office:value-type="float" office:value="0.952">
                <text:p>0.952</text:p>
              </table:table-cell>
              <table:table-cell office:value-type="float" office:value="0.9588">
                <text:p>0.958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1704">
                <text:p>0.9170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516">
                <text:p>0.7516</text:p>
              </table:table-cell>
              <table:table-cell office:value-type="float" office:value="0.9084">
                <text:p>0.9084</text:p>
              </table:table-cell>
              <table:table-cell office:value-type="float" office:value="0.9444">
                <text:p>0.9444</text:p>
              </table:table-cell>
              <table:table-cell office:value-type="float" office:value="0.952">
                <text:p>0.952</text:p>
              </table:table-cell>
              <table:table-cell office:value-type="float" office:value="0.9556">
                <text:p>0.9556</text:p>
              </table:table-cell>
              <table:table-cell office:value-type="float" office:value="0.9672">
                <text:p>0.96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512">
                <text:p>0.9351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868">
                <text:p>0.7868</text:p>
              </table:table-cell>
              <table:table-cell office:value-type="float" office:value="0.9228">
                <text:p>0.9228</text:p>
              </table:table-cell>
              <table:table-cell office:value-type="float" office:value="0.9504">
                <text:p>0.9504</text:p>
              </table:table-cell>
              <table:table-cell office:value-type="float" office:value="0.952">
                <text:p>0.952</text:p>
              </table:table-cell>
              <table:table-cell office:value-type="float" office:value="0.9608">
                <text:p>0.960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28">
                <text:p>0.9412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8116">
                <text:p>0.8116</text:p>
              </table:table-cell>
              <table:table-cell office:value-type="float" office:value="0.9116">
                <text:p>0.9116</text:p>
              </table:table-cell>
              <table:table-cell office:value-type="float" office:value="0.9444">
                <text:p>0.944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96">
                <text:p>0.941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424">
                <text:p>0.7424</text:p>
              </table:table-cell>
              <table:table-cell office:value-type="float" office:value="0.9232">
                <text:p>0.9232</text:p>
              </table:table-cell>
              <table:table-cell office:value-type="float" office:value="0.952">
                <text:p>0.952</text:p>
              </table:table-cell>
              <table:table-cell office:value-type="float" office:value="0.9584">
                <text:p>0.9584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84">
                <text:p>0.93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7">
                <text:p>0.7</text:p>
              </table:table-cell>
              <table:table-cell office:value-type="float" office:value="0.9292">
                <text:p>0.9292</text:p>
              </table:table-cell>
              <table:table-cell office:value-type="float" office:value="0.9544">
                <text:p>0.9544</text:p>
              </table:table-cell>
              <table:table-cell office:value-type="float" office:value="0.9668">
                <text:p>0.96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584">
                <text:p>0.9358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064">
                <text:p>0.7064</text:p>
              </table:table-cell>
              <table:table-cell office:value-type="float" office:value="0.9428">
                <text:p>0.9428</text:p>
              </table:table-cell>
              <table:table-cell office:value-type="float" office:value="0.9576">
                <text:p>0.9576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828">
                <text:p>0.9382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14">
                <text:p>0.714</text:p>
              </table:table-cell>
              <table:table-cell office:value-type="float" office:value="0.9488">
                <text:p>0.9488</text:p>
              </table:table-cell>
              <table:table-cell office:value-type="float" office:value="0.9572">
                <text:p>0.95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396">
                <text:p>0.939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328">
                <text:p>0.7328</text:p>
              </table:table-cell>
              <table:table-cell office:value-type="float" office:value="0.9472">
                <text:p>0.9472</text:p>
              </table:table-cell>
              <table:table-cell office:value-type="float" office:value="0.9572">
                <text:p>0.9572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68">
                <text:p>0.968</text:p>
              </table:table-cell>
              <table:table-cell office:value-type="float" office:value="0.94132">
                <text:p>0.94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